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9pt" style:font-size-asian="9pt" style:font-size-complex="9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Plain_5f_heading_5f_1">
      <style:paragraph-properties fo:break-before="page"/>
    </style:style>
    <style:style style:name="P16" style:family="paragraph" style:parent-style-name="Standard">
      <style:paragraph-properties fo:margin-left="0.028in" fo:margin-right="0in" fo:text-indent="0in" style:auto-text-indent="false"/>
    </style:style>
    <style:style style:name="P17" style:family="paragraph" style:parent-style-name="Preformatted_20_Text">
      <style:text-properties fo:color="#000000"/>
    </style:style>
    <style:style style:name="P18" style:family="paragraph" style:parent-style-name="Preformatted_20_Text">
      <style:text-properties fo:color="#000000" fo:background-color="#dbdbdb"/>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fo:font-weight="bold" style:font-weight-asian="bold" style:font-weight-complex="bold"/>
    </style:style>
    <style:style style:name="P21" style:family="paragraph" style:parent-style-name="Preformatted_20_Text">
      <style:paragraph-properties fo:margin-left="0.6083in" fo:margin-right="0in" fo:text-indent="-0.6in" style:auto-text-indent="false">
        <style:tab-stops/>
      </style:paragraph-properties>
    </style:style>
    <style:style style:name="P22" style:family="paragraph" style:parent-style-name="Preformatted_20_Text">
      <style:paragraph-properties fo:margin-top="0in" fo:margin-bottom="0.1965in"/>
      <style:text-properties fo:color="#000000"/>
    </style:style>
    <style:style style:name="P23" style:family="paragraph" style:parent-style-name="Contents_20_1">
      <style:paragraph-properties>
        <style:tab-stops>
          <style:tab-stop style:position="6.5in" style:type="right" style:leader-style="dotted" style:leader-text="."/>
        </style:tab-stops>
      </style:paragraph-properties>
    </style:style>
    <style:style style:name="P24" style:family="paragraph" style:parent-style-name="spectext">
      <style:paragraph-properties fo:margin-left="0in" fo:margin-right="0in" fo:text-indent="0in" style:auto-text-indent="false"/>
    </style:style>
    <style:style style:name="P25" style:family="paragraph" style:parent-style-name="spectext">
      <style:paragraph-properties fo:margin-left="0in" fo:margin-right="0in" fo:text-indent="0in" style:auto-text-indent="false"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9pt" style:font-size-asian="9pt" style:font-size-complex="9pt"/>
    </style:style>
    <style:style style:name="T4" style:family="text">
      <style:text-properties fo:font-weight="bold" style:font-weight-asian="bold" style:font-weight-complex="bold"/>
    </style:style>
    <style:style style:name="T5" style:family="text">
      <style:text-properties fo:font-size="10pt" style:text-underline-style="none" style:font-size-asian="10pt" style:font-size-complex="10pt"/>
    </style:style>
    <style:style style:name="T6" style:family="text">
      <style:text-properties fo:font-size="10pt" style:font-size-asian="10pt" style:font-size-complex="10pt"/>
    </style:style>
    <style:style style:name="T7" style:family="text">
      <style:text-properties style:font-name="Trebuchet MS" fo:font-size="10pt" style:font-size-asian="10pt" style:font-size-complex="10pt"/>
    </style:style>
    <style:style style:name="T8" style:family="text">
      <style:text-properties fo:font-size="9pt" style:font-size-asian="9pt" style:font-size-complex="9pt"/>
    </style:style>
    <style:style style:name="T9" style:family="text">
      <style:text-properties fo:color="#0000ff"/>
    </style:style>
    <style:style style:name="T10" style:family="text">
      <style:text-properties fo:color="#0000ff" fo:font-weight="bold" style:font-weight-asian="bold" style:font-weight-complex="bold"/>
    </style:style>
    <style:style style:name="T11" style:family="text">
      <style:text-properties fo:color="#008000" fo:font-weight="bold" style:font-weight-asian="bold" style:font-weight-complex="bold"/>
    </style:style>
    <style:style style:name="T12" style:family="text">
      <style:text-properties fo:color="#ff0000"/>
    </style:style>
    <style:style style:name="T13" style:family="text">
      <style:text-properties fo:color="#ff0000" fo:font-weight="bold" style:font-weight-asian="bold" style:font-weight-complex="bold"/>
    </style:style>
    <style:style style:name="T14" style:family="text">
      <style:text-properties fo:color="#ff0000" style:text-underline-style="solid" style:text-underline-width="auto" style:text-underline-color="font-color"/>
    </style:style>
    <style:style style:name="T15" style:family="text">
      <style:text-properties fo:color="#ff0000"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color="#000000" fo:font-weight="normal" style:font-weight-asian="normal" style:font-weight-complex="normal"/>
    </style:style>
    <style:style style:name="T18" style:family="text">
      <style:text-properties fo:color="#6b0094" fo:font-weight="bold" style:font-weight-asian="bold" style:font-weight-complex="bold"/>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fo:background-color="#dbdbdb"/>
    </style:style>
    <style:style style:name="T22" style:family="text">
      <style:text-properties fo:color="#0000cc" fo:background-color="#e7e7ff"/>
    </style:style>
    <style:style style:name="T23" style:family="text">
      <style:text-properties fo:color="#009966" fo:font-weight="bold"/>
    </style:style>
    <style:style style:name="T24" style:family="text">
      <style:text-properties fo:color="#006699" fo:font-weight="bold"/>
    </style:style>
    <style:style style:name="T25" style:family="text">
      <style:text-properties fo:color="#cc0000"/>
    </style:style>
    <style:style style:name="T26" style:family="text">
      <style:text-properties fo:color="#944794"/>
    </style:style>
    <style:style style:name="T27" style:family="text">
      <style:text-properties fo:color="#944794"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9">
        <draw:text-box fo:min-height="0.5807in">
          <text:list text:style-name="Numbering_20_1">
            <text:list-header>
              <text:p text:style-name="P1">6502 Assembly Language</text:p>
            </text:list-header>
          </text:list>
          <text:p text:style-name="P2">by Ted Kosan</text:p>
        </draw:text-box>
      </draw:frame>
      <draw:frame draw:style-name="fr1" draw:name="Frame2" text:anchor-type="page" text:anchor-page-number="1" svg:x="2.4972in" svg:y="5.4319in" svg:width="3.6339in" draw:z-index="10">
        <draw:text-box fo:min-height="1.1327in">
          <text:p text:style-name="P3">Part of The Professor And Pat series ( professorandpat.org )</text:p>
          <text:p text:style-name="P4"/>
          <text:p text:style-name="P5"><text:span text:style-name="T1">Copyright </text:span><text:span text:style-name="T2">©</text:span><text:span text:style-name="T1"> 2007 by Ted Kosan</text:span></text:p>
          <text:p text:style-name="P4"/>
          <text:p text:style-name="P6"><text:span text:style-name="T3"><text:s/>This work is licensed under the Creative Commons Attribution-NonCommercial-NoDerivs 3.0 </text:span>License. To view a copy of this license, visit http://creativecommons.org/licenses/by-nc-nd/3.0/</text:p>
        </draw:text-box>
      </draw:frame>
      <text:p text:style-name="Standard"/>
      <text:p/>
      <text:p/>
      <text:p text:style-name="P24"/>
      <text:p text:style-name="P24"/>
      <text:p text:style-name="P25"/>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3">Assemblers<text:tab/>3</text:p>
            <text:p text:style-name="P23">The UASM65 Assembler, .S19 Files, and .LST files<text:tab/>6</text:p>
            <text:p text:style-name="P23">Sending An S19 File To The Emulator<text:tab/>10</text:p>
            <text:p text:style-name="P23">Models<text:tab/>14</text:p>
            <text:p text:style-name="P23">Placing Models Into A Computer<text:tab/>16</text:p>
            <text:p text:style-name="P23">Variables<text:tab/>18</text:p>
            <text:p text:style-name="P23">The Status Register<text:tab/>22</text:p>
            <text:p text:style-name="P23">How A Computer Makes Decisions<text:tab/>25</text:p>
            <text:p text:style-name="P23">The JMP Instruction<text:tab/>25</text:p>
            <text:p text:style-name="P23">Labels<text:tab/>27</text:p>
            <text:p text:style-name="P23">Forward Branches And The Zero Flag<text:tab/>28</text:p>
            <text:p text:style-name="P23">Negative Numbers And The Negative Flag<text:tab/>33</text:p>
            <text:p text:style-name="P23">Backward Branches And Loops<text:tab/>38</text:p>
            <text:p text:style-name="P23">The Carry Flag<text:tab/>44</text:p>
            <text:p text:style-name="P23">Indexed Addressing Modes And Commenting Programs<text:tab/>48</text:p>
            <text:p text:style-name="P23">Exercises<text:tab/>54</text:p>
            <text:p text:style-name="P23">Appendix A - 6502 Instruction Set Reference ( minus zero page addressing )<text:tab/>55</text:p>
          </text:index-body>
        </text:table-of-content>
        <text:p text:style-name="P16"/>
      </text:section>
      <text:p text:style-name="P16"/>
      <text:p text:style-name="P15">Assemblers</text:p>
      <text:p text:style-name="Standard">I was deep in thought when I heard a knock on the door of my shop.</text:p>
      <text:p text:style-name="Standard"/>
      <text:p text:style-name="Standard">"Professor, are you there?" A voice said. "Its Pat and I've come to learn about assemblers!"</text:p>
      <text:p text:style-name="Standard"/>
      <text:p text:style-name="Standard">"Come in, Pat!" I said.</text:p>
      <text:p text:style-name="Standard"/>
      <text:p text:style-name="Standard">When Pat opened the door and entered, I smiled and said "have a seat next to the computer and boot it up."</text:p>
      <text:p text:style-name="Standard"/>
      <text:p text:style-name="Standard">While the computer was booting I said "So, you want to learn about assemblers?"</text:p>
      <text:p text:style-name="Standard"/>
      <text:p text:style-name="Standard">"Yes!" said Pat. "I couldn't stop thinking about machine language and assembly language since the last time we met and now I really want to know what an assembler does and how to use one."</text:p>
      <text:p text:style-name="Standard"/>
      <text:p text:style-name="Standard">I looked thoughtfully at Pat for a few moments then said "Okay, let me find a whiteboard and then we will discuss assemblers." <text:s/>Then I drew the following diagram while Pat watched. (see Fig. 1)</text:p>
      <text:p text:style-name="Standard"/>
      <text:p text:style-name="Standard"/>
      <text:p text:style-name="Standard"><draw:frame draw:style-name="fr2" draw:name="Object1" text:anchor-type="paragraph" svg:x="0.472in" svg:y="0.0035in" svg:width="5.5492in" svg:height="2.6917in" draw:z-index="0"><draw:object xlink:href="./Object 1" xlink:type="simple" xlink:show="embed" xlink:actuate="onLoad"/><draw:image xlink:href="./ObjectReplacements/Object 1" xlink:type="simple" xlink:show="embed" xlink:actuate="onLoad"/></draw:frame></text:p>
      <text:p text:style-name="Standard">"An <text:span text:style-name="T4">assembler</text:span>," I said "is a program that takes a source code file that contains plain ASCII characters and converts it into a file that contains machine language. <text:s/>The type of application that is used to create a source <text:soft-page-break/>code file is called a <text:span text:style-name="T4">text editor</text:span>. <text:s/>Text editors allow users to create documents that are similar to word processing documents, except the files are saved using only plain ASCII characters. <text:s/>For this reason, files that only contain plain ASCII characters are also called <text:span text:style-name="T4">text files</text:span>."</text:p>
      <text:p text:style-name="Standard"/>
      <text:p text:style-name="Standard">"Word processors can't be used to create source code files?" asked Pat.</text:p>
      <text:p text:style-name="Standard"/>
      <text:p text:style-name="Standard">"No," I replied "and the reason for this is because word processors need to save extra information in the files they create, including whether characters should be in bold or underlined, what font types the characters use, and what font sizes they use. <text:s/>Programs that take source code of any kind as input are not able to handle this extra information. <text:s/>These programs are only able to understand plain ASCII characters and, if a file that was created by a word processor was fed into them, the programs would produce errors."</text:p>
      <text:p text:style-name="Standard"/>
      <text:p text:style-name="Standard">"Can you show me what a text file looks like?" asked Pat.</text:p>
      <text:p text:style-name="Standard"/>
      <text:p text:style-name="Standard">"Yes." I replied. <text:s/>I then launched MathRider (<text:a xlink:type="simple" xlink:href="http://mathrider.org/">http://mathrider.org</text:a>), typed in the following text, and saved it in a file called '<text:span text:style-name="T4">abc123.txt</text:span>'. </text:p>
      <text:p text:style-name="Standard"/>
      <text:p text:style-name="Preformatted_20_Text">ABC</text:p>
      <text:p text:style-name="Preformatted_20_Text">123</text:p>
      <text:p text:style-name="Preformatted_20_Text">Hello Pat!</text:p>
      <text:p text:style-name="Preformatted_20_Text"/>
      <text:p text:style-name="Standard">( Note: I run the GNU/Linux operating system on my PC and so the <text:span text:style-name="T4">hexdump</text:span> command I use next will not work in Windows. ) <text:s/></text:p>
      <text:p text:style-name="Standard"/>
      <text:p text:style-name="Standard">I ran the <text:span text:style-name="T4">hexdump</text:span> command on the <text:span text:style-name="T4">abc123.txt</text:span> file and this is the output it produced:</text:p>
      <text:p text:style-name="Preformatted_20_Text"/>
      <text:p text:style-name="Preformatted_20_Text"><text:span text:style-name="T9">$</text:span> <text:span text:style-name="T4">hexdump -C abc123.txt</text:span> </text:p>
      <text:p text:style-name="Preformatted_20_Text">00000000 <text:s/><text:span text:style-name="T10">41</text:span> <text:span text:style-name="T11">42</text:span> 43 <text:span text:style-name="T13">0d 0a</text:span> 31 32 33 <text:s/><text:span text:style-name="T13">0d 0a</text:span> 48 65 6c 6c 6f 20 <text:s/>|<text:span text:style-name="T10">A</text:span><text:span text:style-name="T11">B</text:span>C<text:span text:style-name="T13">..</text:span>123<text:span text:style-name="T13">..</text:span>Hello |</text:p>
      <text:p text:style-name="Preformatted_20_Text">00000010 <text:s/>50 61 74 21 <text:span text:style-name="T13">0d 0a</text:span> <text:s text:c="32"/>|Pat!<text:span text:style-name="T13">..</text:span>|</text:p>
      <text:p text:style-name="Preformatted_20_Text"/>
      <text:p text:style-name="Standard">"The hexdump command is similar to the umon65's Dump command," I said "except instead of dumping memory locations, it dumps the contents of files."</text:p>
      <text:p text:style-name="Standard"/>
      <text:p text:style-name="Standard">Pat studied the output for a few moments then said "Its output is arranged into 3 columns, just like the Dump command's output is! <text:s/>The first ASCII character in the file is a capital letter 'A' and hexdump displayed its value as 41 hex, just like the ASCII table showed. <text:s/>I see that 'B' is 42 hex, the numeral '1' is 31 hex, and 'Pat' is 50 hex, 61 hex, and 74 hex. <text:s/>I don't <text:soft-page-break/>understand what the 0d 0a numerals are, though."</text:p>
      <text:p text:style-name="Standard"/>
      <text:p text:style-name="Standard">"Look at the source code again and also look for 0d hex and 0a hex in the ASCII table." I replied.</text:p>
      <text:p text:style-name="Standard"/>
      <text:p text:style-name="Standard">Pat did this then said "Oh, they represent a <text:span text:style-name="T4">carriage return</text:span> and a <text:span text:style-name="T4">line feed</text:span>! <text:s/>Is that what causes '123' to be placed on the line below 'ABC' and for 'Hello Pat!' to be placed below '123'?"</text:p>
      <text:p text:style-name="Standard"/>
      <text:p text:style-name="Standard">"Yes, Pat, this is exactly what the ASCII carriage return and line feed characters do!" I said. <text:s/>"On some operating systems ( like Windows ) both a carriage return and a line feed are used to drop down a line and move the cursor to the left side of the screen. <text:s/>On other operating systems, however, 0A hex is used by itself for both these operations and it is call a <text:span text:style-name="T4">newline</text:span> instead of a <text:span text:style-name="T4">line feed</text:span>. <text:s/>Another way to indicate a <text:span text:style-name="T4">carriage return followed by a line feed</text:span> is by saying or typing <text:span text:style-name="T4">CRLF</text:span>."</text:p>
      <text:p text:style-name="Standard"/>
      <text:p text:style-name="Standard">"I'm glad I know what hexadecimal and ASCII are now because they are helping me to understand how computers work!" said Pat.</text:p>
      <text:p text:style-name="Standard"/>
      <text:p text:style-name="Standard">I replied "You are discovering that the more knowledge that you possess, the easier it becomes to expand your knowledge. <text:s/>The hexadecimal numerals and ASCII characters are fundamental concepts that are used throughout the whole field of computing. <text:s/>A sound understanding of how they work is very useful for learning more advanced computing concepts."</text:p>
      <text:p text:style-name="Standard"/>
      <text:p text:style-name="Standard">After a few moments I said, "Lets get back to assemblers. <text:s/>When an assembler opens a file, the file must only contain plain ASCII characters and these ASCII characters must conform to the syntax that the assembler expects. <text:s/>The assembler will then convert this source code into machine language instructions that the target CPU can understand.</text:p>
      <text:p text:style-name="Standard"/>
      <text:p text:style-name="Standard">What we will do next is to type in the assembly language version of the machine language program we started with, assemble it, and then look at the machine language it generated."</text:p>
      <text:p text:style-name="Standard"/>
      <text:p text:style-name="Standard">"In the diagram," said Pat "I understand that the assembler is going to generate a file that contains machine language, but what is this other '.LST' file that it generates?"</text:p>
      <text:p text:style-name="Standard"/>
      <text:p text:style-name="Standard">"A .LST file," I replied "contains the original source code version of the program that was sent to the assembler, along with the machine language <text:soft-page-break/>that each line of source code was converted into. <text:s/>The purpose of this file is to allow the programmer to see exactly how the source code was converted into machine language. <text:s/>We will look at a .LST file after we have assembled our first program."</text:p>
      <text:p text:style-name="Plain_5f_heading_5f_1">The UASM65 Assembler, .S19 Files, and .LST files</text:p>
      <text:p text:style-name="Standard">I created a new file in MathRider called <text:span text:style-name="T4">u6502_programs.mrw</text:span>, typed the following assembly language source code into it, and then saved it. <text:span text:style-name="T13">(Note: This is a %uasm "fold" and folds are explained in the </text:span><text:span text:style-name="T15">MathRider for Newbies</text:span><text:span text:style-name="T13"> book which can be found on the MathRider website.)</text:span></text:p>
      <text:p text:style-name="Standard"/>
      <text:p text:style-name="Preformatted_20_Text"><text:bookmark-start text:name="DDE_LINK"/>%uasm65,description="Example 1"</text:p>
      <text:p text:style-name="Preformatted_20_Text"><text:tab/>org 0200h</text:p>
      <text:p text:style-name="Preformatted_20_Text"><text:tab/></text:p>
      <text:p text:style-name="Preformatted_20_Text"><text:tab/>lda #10d</text:p>
      <text:p text:style-name="Preformatted_20_Text"><text:tab/>adc #5d</text:p>
      <text:p text:style-name="Preformatted_20_Text"><text:tab/>sta 0208h</text:p>
      <text:p text:style-name="Preformatted_20_Text"><text:tab/>brk</text:p>
      <text:p text:style-name="Preformatted_20_Text"><text:tab/></text:p>
      <text:p text:style-name="Preformatted_20_Text"><text:tab/>end</text:p>
      <text:p text:style-name="Preformatted_20_Text">%/uasm65<text:bookmark-end text:name="DDE_LINK"/></text:p>
      <text:p text:style-name="Preformatted_20_Text"/>
      <text:p text:style-name="Standard">"The assembler we will be using is called <text:span text:style-name="T4">uasm65</text:span><text:span text:style-name="T16">," I said "</text:span>and it stands for <text:span text:style-name="T4">Understandable Assembler for 6500 series CPUs</text:span>. <text:s/>The assembler is built into MathRider and it can be run by pressing <text:span text:style-name="T4">&lt;shift&gt;&lt;enter&gt;</text:span> inside of a <text:span text:style-name="T4">%uasm65 fold</text:span> <text:span text:style-name="T13">(which must be placed into a file which has a .mrw extension)</text:span>.</text:p>
      <text:p text:style-name="Standard"/>
      <text:p text:style-name="Standard">The syntax that Example 1 contains is the syntax that the uasm65 assembler understands. <text:s/><text:span text:style-name="T13">The empty space to the left of these commands is important too</text:span> and it can be created either with the <text:span text:style-name="T4">space bar</text:span> or with the <text:span text:style-name="T4">tab key</text:span>. <text:s/>Empty space like this is called <text:span text:style-name="T4">whitespace</text:span> and ASCII characters that produce whitespace when printed are called <text:span text:style-name="T4">whitespace characters</text:span>. <text:s/>The complete set of ASCII whitespace characters include the space, tab, newline, form feed, and carriage return characters."</text:p>
      <text:p text:style-name="Standard"/>
      <text:p text:style-name="Standard">Pat looked at the source code then said "I know that lda, adc, sta, and brk are 6502 instruction mnemonics, but what are <text:span text:style-name="T4">org</text:span> and <text:span text:style-name="T4">end</text:span>?"</text:p>
      <text:p text:style-name="Standard"/>
      <text:p text:style-name="Standard">"Those are called <text:span text:style-name="T4">pseudo ops</text:span> (which is short for pseudo operations) and another name for them is <text:span text:style-name="T4">assembler directives</text:span>. <text:s/>They are designed to look like instruction mnemonics, but instead of being instructions for a CPU, they are instructions which are meant for the assembler. <text:s/>Assembler directives allow a programmer to tell the assembler how to assemble the <text:soft-page-break/>program.</text:p>
      <text:p text:style-name="Standard"/>
      <text:p text:style-name="Standard">For example, the <text:span text:style-name="T4">org</text:span> directive stands for <text:span text:style-name="T20">originate</text:span><text:span text:style-name="T19"> </text:span>and it tells the assembler what the beginning address of the code that follows it should be. <text:s/>In this case, the code will be placed into memory starting at address 0200 hex."</text:p>
      <text:p text:style-name="Standard"/>
      <text:p text:style-name="Standard">"Does the <text:span text:style-name="T4">end</text:span> directive tell the assembler where the end of the source code is?" asked Pat.</text:p>
      <text:p text:style-name="Standard"/>
      <text:p text:style-name="Standard">"Yes." I replied "There are 8 directives that uasm65 uses and we will be discussing them as we go. "</text:p>
      <text:p text:style-name="Standard"/>
      <text:p text:style-name="Standard">I then placed the cursor inside of the <text:span text:style-name="T4">%uasm65</text:span> fold and pressed &lt;shift&gt;&lt;enter&gt; . <text:s/>Here is a copy of the %uasm65 fold and the output it generated:</text:p>
      <text:p text:style-name="Standard"/>
      <text:p text:style-name="P17"><text:span text:style-name="T21"><text:s/>1:</text:span><text:span text:style-name="T22">%uasm65,description="Example 1"</text:span></text:p>
      <text:p text:style-name="P17"><text:span text:style-name="T21"><text:s/>2:</text:span> <text:s text:c="3"/><text:span text:style-name="T23">org</text:span> 0200h</text:p>
      <text:p text:style-name="P17"><text:span text:style-name="T21"><text:s/>3:</text:span> <text:s text:c="3"/></text:p>
      <text:p text:style-name="P17"><text:span text:style-name="T21"><text:s/>4:</text:span> <text:s text:c="3"/><text:span text:style-name="T24">lda</text:span> #<text:span text:style-name="T12">10d</text:span></text:p>
      <text:p text:style-name="P17"><text:span text:style-name="T21"><text:s/>5:</text:span> <text:s text:c="3"/><text:span text:style-name="T24">adc</text:span> #<text:span text:style-name="T12">5d</text:span></text:p>
      <text:p text:style-name="P17"><text:span text:style-name="T21"><text:s/>6:</text:span> <text:s text:c="3"/><text:span text:style-name="T24">sta</text:span> 0208h</text:p>
      <text:p text:style-name="P17"><text:span text:style-name="T21"><text:s/>7:</text:span> <text:s text:c="3"/><text:span text:style-name="T24">brk</text:span></text:p>
      <text:p text:style-name="P17"><text:span text:style-name="T21"><text:s/>8:</text:span> <text:s text:c="3"/></text:p>
      <text:p text:style-name="P17"><text:span text:style-name="T21"><text:s/>9:</text:span> <text:s text:c="3"/><text:span text:style-name="T23">end</text:span></text:p>
      <text:p text:style-name="P17"><text:span text:style-name="T21">10:</text:span><text:span text:style-name="T22">%/uasm65</text:span></text:p>
      <text:p text:style-name="P18">11:</text:p>
      <text:p text:style-name="P17"><text:span text:style-name="T21">12:</text:span> <text:s text:c="3"/><text:span text:style-name="T9">%output ,preserve="false"</text:span></text:p>
      <text:p text:style-name="P17"><text:span text:style-name="T21">13:</text:span> <text:s text:c="5"/>*** List file ***</text:p>
      <text:p text:style-name="P17"><text:span text:style-name="T21">14:</text:span> <text:s text:c="5"/></text:p>
      <text:p text:style-name="P17"><text:span text:style-name="T21">15:</text:span> <text:s text:c="5"/>0200 <text:s text:c="11"/>000001 | <text:s/>org 0200h</text:p>
      <text:p text:style-name="P17"><text:span text:style-name="T21">16:</text:span> <text:s text:c="21"/>000002 | <text:s/></text:p>
      <text:p text:style-name="P17"><text:span text:style-name="T21">17:</text:span> <text:s text:c="5"/>0200 A9 0A <text:s text:c="5"/>000003 | <text:s/>lda #10d</text:p>
      <text:p text:style-name="P17"><text:span text:style-name="T21">18:</text:span> <text:s text:c="5"/>0202 69 05 <text:s text:c="5"/>000004 | <text:s/>adc #5d</text:p>
      <text:p text:style-name="P17"><text:span text:style-name="T21">19:</text:span> <text:s text:c="5"/>0204 8D 08 02 <text:s text:c="2"/>000005 | <text:s/>sta 0208h</text:p>
      <text:p text:style-name="P17"><text:span text:style-name="T21">20:</text:span> <text:s text:c="5"/>0207 00 <text:s text:c="8"/>000006 | <text:s/>brk</text:p>
      <text:p text:style-name="P17"><text:span text:style-name="T21">21:</text:span> <text:s text:c="21"/>000007 | <text:s/></text:p>
      <text:p text:style-name="P17"><text:span text:style-name="T21">22:</text:span> <text:s text:c="21"/>000008 | <text:s/>end</text:p>
      <text:p text:style-name="P17"><text:span text:style-name="T21">23:</text:span> <text:s text:c="5"/></text:p>
      <text:p text:style-name="P17"><text:span text:style-name="T21">24:</text:span> <text:s text:c="5"/>*** Executable code ***</text:p>
      <text:p text:style-name="P17"><text:span text:style-name="T21">25:</text:span> <text:s text:c="5"/></text:p>
      <text:p text:style-name="P17"><text:span text:style-name="T21">26:</text:span> <text:s text:c="5"/><text:span text:style-name="T22">%s19,descrption="Execute this fold to send program to U6502 monitor."</text:span></text:p>
      <text:p text:style-name="P17"><text:span text:style-name="T21">27:</text:span> <text:s text:c="7"/><text:span text:style-name="T25">S0</text:span>07000055415347C8</text:p>
      <text:p text:style-name="P17"><text:span text:style-name="T21">28:</text:span> <text:s text:c="7"/><text:span text:style-name="T25">S1</text:span>0B0200A90A69058D0802003A</text:p>
      <text:p text:style-name="P17"><text:span text:style-name="T21">29:</text:span> <text:s text:c="7"/><text:span text:style-name="T25">S9</text:span>030000FC</text:p>
      <text:p text:style-name="P17"><text:span text:style-name="T21">30:</text:span> <text:s text:c="5"/><text:span text:style-name="T22">%/s19</text:span></text:p>
      <text:p text:style-name="P22"><text:span text:style-name="T21">31:</text:span> <text:s text:c="3"/><text:span text:style-name="T9">%/output</text:span> </text:p>
      <text:p text:style-name="Standard"><text:soft-page-break/>I pointed at the output and said "The <text:span text:style-name="T4">.lst</text:span> file that was generated is present under the title which reads '<text:span text:style-name="T4">*** List file ***</text:span><text:span text:style-name="T16">'</text:span> and the <text:span text:style-name="T4">s19</text:span> file is present in a <text:span text:style-name="T4">%s19</text:span> fold which is under the title '<text:span text:style-name="T4">*** Executable code ***</text:span><text:span text:style-name="T16">'</text:span>.</text:p>
      <text:p text:style-name="Standard"/>
      <text:p text:style-name="Standard">Some assemblers generate machine language files which are not encoded in ASCII-based files like s19 files are and therefore they cannot be opened in a text editor. <text:s/>One reason the uasm65 assembler encodes its machine language in ASCII is so that it is easy for humans to read and another reason is so its code can be sent to a microcontroller easier."</text:p>
      <text:p text:style-name="Standard"/>
      <text:p text:style-name="Standard">Pat studied the s19 code that was generated:</text:p>
      <text:p text:style-name="Standard"/>
      <text:p text:style-name="Preformatted_20_Text">S007000055415347C8</text:p>
      <text:p text:style-name="Preformatted_20_Text">S10B0200A90A69058D0802003A</text:p>
      <text:p text:style-name="Preformatted_20_Text">S9030000FC</text:p>
      <text:p text:style-name="Standard"/>
      <text:p text:style-name="Standard">"It looks like machine language all right." said Pat "What does it all mean?"</text:p>
      <text:p text:style-name="Standard"/>
      <text:p text:style-name="Standard">"<text:span text:style-name="T4">S19</text:span> files consist of what are called <text:span text:style-name="T4">S records</text:span>," I said "and each line in an S19 file contains a separate S record. <text:s/>It will be easier to explain the contents of the <text:span text:style-name="T4">s19</text:span> file if we look at the <text:span text:style-name="T4">lst</text:span> file first." ( see Fig. 2)</text:p>
      <text:p text:style-name="Standard"/>
      <text:p text:style-name="Standard"><draw:frame draw:style-name="fr2" draw:name="Object2" text:anchor-type="paragraph" svg:x="0.2555in" svg:y="0.1535in" svg:width="5.55in" svg:height="3.4in" draw:z-index="1"><draw:object xlink:href="./Object 2" xlink:type="simple" xlink:show="embed" xlink:actuate="onLoad"/><draw:image xlink:href="./ObjectReplacements/Object 2" xlink:type="simple" xlink:show="embed" xlink:actuate="onLoad"/></draw:frame></text:p>
      <text:p text:style-name="Preformatted_20_Text"/>
      <text:p text:style-name="Standard"><text:soft-page-break/>"The original source code is shown to the right along with the source code's line numbers." I said. <text:s/>"The machine language codes that each line of source code translate into are shown to the left. <text:s/>Notice that the <text:span text:style-name="T4">org</text:span> directive caused this program to be assembled starting at address 0200 hex.</text:p>
      <text:p text:style-name="Standard"/>
      <text:p text:style-name="Standard">Now, look at the machine language codes, which are A9 0A 69 05 8D 08 02 and 00. <text:s/>Can you see these numbers in the s19 file?" </text:p>
      <text:p text:style-name="Standard"/>
      <text:p text:style-name="Standard">Pat studied both files then said " I see them!"</text:p>
      <text:p text:style-name="Standard"/>
      <text:p text:style-name="Standard">"Where?" I asked.</text:p>
      <text:p text:style-name="Standard"/>
      <text:p text:style-name="Standard">"Right here!" said Pat "And I also found their starting address." <text:s/>Then Pat edited the s19 file and put spaces between the machine language codes so I could see them easier: </text:p>
      <text:p text:style-name="Standard"/>
      <text:p text:style-name="Preformatted_20_Text">S007000055415347C8</text:p>
      <text:p text:style-name="Preformatted_20_Text">S10B <text:span text:style-name="T4">0200</text:span> <text:span text:style-name="T4">A9 0A 69 05 8D 08 02 00</text:span> 3A</text:p>
      <text:p text:style-name="Preformatted_20_Text">S9030000FC</text:p>
      <text:p text:style-name="Standard"><text:s/></text:p>
      <text:p text:style-name="Standard">"Very good, Pat!" I said. <text:s/>"The purpose of the S19 file format is to allow assembled and compiled programs to be sent to small computer systems and microcontrollers. <text:s/>The emulator we have been using is also able to accept s19 files and our next step is to send this program to the emulator so that it can be executed. <text:s/>S19 files contain more detail than we have covered, but we will not discuss these details at this time."</text:p>
      <text:p text:style-name="Plain_5f_heading_5f_1">Sending An S19 File To The Emulator</text:p>
      <text:p text:style-name="Standard">I opened the U6502 emulator and had it display the help screen by sending it a question mark characte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Standard"><text:soft-page-break/></text:p>
      <text:p text:style-name="Standard"/>
      <text:p text:style-name="Standard">"The command that tells the umon65 monitor to accept a s19 file is the <text:span text:style-name="T4">Load</text:span> command and this is what the manual says about it." <text:s/>I opened the umon65 manual in a text editor and located the section on the Load command:</text:p>
      <text:p text:style-name="Standard"/>
      <text:p text:style-name="Preformatted_20_Text">LOAD COMMAND</text:p>
      <text:p text:style-name="Preformatted_20_Text"/>
      <text:p text:style-name="Preformatted_20_Text">SYNTAX: <text:s/>L</text:p>
      <text:p text:style-name="Preformatted_20_Text"/>
      <text:p text:style-name="Preformatted_20_Text">DESCRIPTION: <text:s/>The purpose of the Load command is to put the monitor into </text:p>
      <text:p text:style-name="Preformatted_20_Text">a mode that will receive an ASCII-based S19 format file, convert it into </text:p>
      <text:p text:style-name="Preformatted_20_Text">binary, and place it into memory as directed by the address information </text:p>
      <text:p text:style-name="Preformatted_20_Text">in the S19 file. <text:s/>After the Load command has been issued, the monitor will </text:p>
      <text:p text:style-name="Preformatted_20_Text">enter load mode and wait until the file starts arriving through the serial </text:p>
      <text:p text:style-name="Preformatted_20_Text">connection. <text:s/>The file will be placed into memory one byte at a time as it </text:p>
      <text:p text:style-name="Preformatted_20_Text">is received and the last byte of the S19 file will place the monitor back </text:p>
      <text:p text:style-name="Preformatted_20_Text">into command mode.</text:p>
      <text:p text:style-name="Preformatted_20_Text"/>
      <text:p text:style-name="Standard">"Before I load the program, I will check the area of memory near address 0200 hex to see what is there." <text:s/>I executed a Dump command and here is what it displayed:</text:p>
      <text:p text:style-name="Standard"/>
      <text:p text:style-name="Preformatted_20_Text">-d 0200</text:p>
      <text:p text:style-name="Preformatted_20_Text"/>
      <text:p text:style-name="Preformatted_20_Text">0200 <text:s/>00 00 00 00 00 00 00 00 - 00 00 00 00 00 00 00 00 <text:s/>................ </text:p>
      <text:p text:style-name="Preformatted_20_Text"/>
      <text:p text:style-name="Standard">"This area of memory has zeros in it and this will make it easier to see the program after it is loaded." I said. <text:s/>"<text:span text:style-name="T13">When a %s19 fold is executed by pressing &lt;shift&gt;&lt;enter&gt; inside of it, the emulator is automatically placed into Load mode and the code inside of the fold is loaded into the emulator.</text:span>" <text:s/>This is what was displayed in the monitor after the %s19 fold was executed:</text:p>
      <text:p text:style-name="Preformatted_20_Text"/>
      <text:p text:style-name="Preformatted_20_Text"/>
      <text:p text:style-name="Preformatted_20_Text">UMON65V1.15 - Understandable Monitor for the 6500 series microprocessors.</text:p>
      <text:p text:style-name="Preformatted_20_Text"/>
      <text:p text:style-name="Preformatted_20_Text"/>
      <text:p text:style-name="Preformatted_20_Text">PgmCntr(PC) <text:s/>Accum(AC) <text:s/>XReg(XR) <text:s/>YReg(YR) <text:s/>StkPtr(SP) <text:s/>NV-BDIZC(SR)</text:p>
      <text:p text:style-name="Preformatted_20_Text"><text:s text:c="2"/>E02C <text:s text:c="8"/>00 <text:s text:c="8"/>16 <text:s text:c="7"/>00 <text:s text:c="7"/>FD <text:s text:c="6"/>00000000</text:p>
      <text:p text:style-name="Preformatted_20_Text">-L</text:p>
      <text:p text:style-name="Preformatted_20_Text">S007000055415347C8</text:p>
      <text:p text:style-name="Preformatted_20_Text">S10B0200A90A69058D0802003A</text:p>
      <text:p text:style-name="Preformatted_20_Text">S9030000FC</text:p>
      <text:p text:style-name="Preformatted_20_Text"/>
      <text:p text:style-name="Preformatted_20_Text">Send S records when you are ready...</text:p>
      <text:p text:style-name="Preformatted_20_Text"/>
      <text:p text:style-name="Preformatted_20_Text">S0S1S9</text:p>
      <text:p text:style-name="Preformatted_20_Text">S records successfully loaded (press &lt;enter&gt; if no cursor is shown).</text:p>
      <text:p text:style-name="Preformatted_20_Text"><text:soft-page-break/>-</text:p>
      <text:p text:style-name="Preformatted_20_Text"/>
      <text:p text:style-name="Preformatted_20_Text"/>
      <text:p text:style-name="Standard">"The monitor will display a message that says 'S records successfully loaded' after the file has been received." I said.</text:p>
      <text:p text:style-name="Standard"/>
      <text:p text:style-name="Standard">"Is the program in the emulator's memory now?" asked Pat.</text:p>
      <text:p text:style-name="Standard"/>
      <text:p text:style-name="Standard">"Yes it is and I will let you verify this." I replied.</text:p>
      <text:p text:style-name="Standard"/>
      <text:p text:style-name="Standard">Pat then executed a Dump command followed by an Unassemble command in order to verify that the program was successfully loaded:</text:p>
      <text:p text:style-name="Preformatted_20_Text"/>
      <text:p text:style-name="Preformatted_20_Text"/>
      <text:p text:style-name="Preformatted_20_Text">-d 0200</text:p>
      <text:p text:style-name="Preformatted_20_Text"/>
      <text:p text:style-name="Preformatted_20_Text">0200 <text:s/><text:span text:style-name="T10">A9 0A 69 05 8D 08 02</text:span> 00 - 00 00 00 00 00 00 00 00 <text:s/>..i............. </text:p>
      <text:p text:style-name="Preformatted_20_Text"/>
      <text:p text:style-name="Preformatted_20_Text"/>
      <text:p text:style-name="Preformatted_20_Text">-u 0200</text:p>
      <text:p text:style-name="Preformatted_20_Text"/>
      <text:p text:style-name="Preformatted_20_Text">0200 <text:s/><text:span text:style-name="T10">A9 0A</text:span> <text:s text:c="4"/>LDA #0Ah</text:p>
      <text:p text:style-name="Preformatted_20_Text">0202 <text:s/><text:span text:style-name="T10">69 05</text:span> <text:s text:c="4"/>ADC #05h</text:p>
      <text:p text:style-name="Preformatted_20_Text">0204 <text:s/><text:span text:style-name="T10">8D 08 02</text:span>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0213 <text:s/>00 <text:s text:c="7"/>BRK </text:p>
      <text:p text:style-name="Preformatted_20_Text">0214 <text:s/>00 <text:s text:c="7"/>BRK </text:p>
      <text:p text:style-name="Standard"/>
      <text:p text:style-name="Standard">"It worked!" cried Pat. <text:s/>"The program was successfully loaded! <text:s/>Assembly language is definitely easier to work with than machine language is."</text:p>
      <text:p text:style-name="Standard"/>
      <text:p text:style-name="Standard">"Even though assembly language is just a little bit higher level than machine language is," I said "it is much easier to program in than machine language and fairly large and sophisticated programs can be written in it."</text:p>
      <text:p text:style-name="Standard"/>
      <text:p text:style-name="Standard">"Can you show me a fairly large program that is written in assembly language?" asked Pat. <text:s/>"I would like to see one."</text:p>
      <text:p text:style-name="Standard"/>
      <text:p text:style-name="Standard"><text:soft-page-break/>"The <text:span text:style-name="T4">umon65</text:span> monitor program is written in assembly language," I replied "and its source code is included in the emulator's download archive file. <text:s/>The file is called <text:span text:style-name="T4">umon65uasm</text:span> and it is located in the <text:span text:style-name="T4">examples/u6502</text:span><text:span text:style-name="T16">/ directory ( or examples\u6502\ on Windows systems )</text:span>. <text:s/>The <text:span text:style-name="T4">manual</text:span> for the umon65 monitor is also in that directory."</text:p>
      <text:p text:style-name="Standard"/>
      <text:p text:style-name="Standard">Pat opened the <text:span text:style-name="T4">umon65.uasm</text:span> file in the text editor and looked at it. <text:s/><text:span text:style-name="T12">You should look at this program now too.</text:span></text:p>
      <text:p text:style-name="Standard"/>
      <text:p text:style-name="Standard">After a while Pat said "Wow, the monitor program is almost 4000 lines long!" <text:s/></text:p>
      <text:p text:style-name="Standard"/>
      <text:p text:style-name="Standard">After studying the program for a while, though, Pat's excitement level drained away. <text:s/>Eventually Pat said "It certainly looks complicated and confusing. <text:s/>I don't think I'll ever be able to understand how it all works."</text:p>
      <text:p text:style-name="Standard"/>
      <text:p text:style-name="Standard">I looked at Pat and said "My grandfather came from Hungary and he told me that the Hungarians have the following saying: 'All beginnings are tough.' <text:s/>Over time, I have found this saying to be true and it has often given me the courage to push past difficult beginnings to reach the easier parts that lie beyond. <text:s/>If you continue to put forth the same level of effort you have exerted thus far towards learning these concepts, the day will come when you look at this monitor program and not one part of it will remain a mystery to you."</text:p>
      <text:p text:style-name="Standard"/>
      <text:p text:style-name="Standard">I paused to let these words sink in, then I continued. <text:s/>"Another great saying is 'What humans have done, humans can do.' <text:s/>What do you think this saying means?"</text:p>
      <text:p text:style-name="Standard"/>
      <text:p text:style-name="Standard">Pat thought about the saying for a while then said "I think it means that if somebody has already done something, this proves that the something can be done and that other people should be able to do it too."</text:p>
      <text:p text:style-name="Standard"/>
      <text:p text:style-name="Standard">"Very good, Pat." I said. <text:s/>"In life, you are going to encounter concepts that appear beyond your grasp and problems that seem beyond your ability to solve them. <text:s/>The message that this saying relays is that most things that humans have already done, even very difficult things, you can do to if you want it bad enough and are willing to work hard achieve it."</text:p>
      <text:p text:style-name="Standard"/>
      <text:p text:style-name="Standard">We sat quietly for a few moments then Pat looked at me and said "I really like learning about computers and I want to know everything there is to know about them. <text:s/>There are millions of computers in the world and so <text:soft-page-break/>there must be a lot of people who understand them very well. <text:s/>If these people were able to figure out how computers work, then I can too!"</text:p>
      <text:p text:style-name="Standard"/>
      <text:p text:style-name="Standard">"That is the right attitude to have, Pat!" I said.</text:p>
      <text:p text:style-name="Standard"/>
      <text:p text:style-name="Standard">"Anyway," said Pat "now that I know I am learning how computers work from a genuine Martian, I am hoping that some of that Martian know-how will rub off on me!"</text:p>
      <text:p text:style-name="Standard"/>
      <text:p text:style-name="Standard">I gave Pat a questioning look.</text:p>
      <text:p text:style-name="Standard"/>
      <text:p text:style-name="Standard">"I didn't know you were Hungarian, Professor. <text:s/>Why didn't you tell me before?"</text:p>
      <text:p text:style-name="Standard"/>
      <text:p text:style-name="Standard">I smiled and said "There are a great many things that I have not told you yet, Pat, but each one is awaiting the right time and place to be passed along. <text:s/>You will just have to be patient."</text:p>
      <text:p text:style-name="Standard"/>
      <text:p text:style-name="Standard">Pat laughed and said "Okay professor, I'll be patient, but can you at least tell me what we will be learning next?"</text:p>
      <text:p text:style-name="Standard"/>
      <text:p text:style-name="Standard">"Every particle in the physical universe is constantly moving through space and time," I said "and while we have been discussing assemblers, the right time for me to tell you about variables has been quickly approaching." I looked down at my watch then said "And the time has arrived... right... now!"</text:p>
      <text:p text:style-name="Plain_5f_heading_5f_1">Models</text:p>
      <text:p text:style-name="Standard">I looked at Pat and said "Before we discuss variables, we need to discuss the reason that computers were invented in the first place. <text:s/>In order to understand why computers were invented, one must first understand what a <text:span text:style-name="T4">model</text:span> is."</text:p>
      <text:p text:style-name="Standard"/>
      <text:p text:style-name="Standard">"Do you mean like a plastic model car?" Asked Pat.</text:p>
      <text:p text:style-name="Standard"/>
      <text:p text:style-name="Standard">"Yes," I replied "a scaled-down plastic model car is one example of a model."</text:p>
      <text:p text:style-name="Standard"/>
      <text:p text:style-name="Standard">"What does scaled-down mean?" asked Pat.</text:p>
      <text:p text:style-name="Standard"/>
      <text:p text:style-name="Standard">"When a scaled-down version of an object is made," I replied "it means that a smaller copy of the object is created, with each of the dimensions of all of <text:soft-page-break/>its parts being shrunken by the same amount. <text:s/>For example, if a scaled-down car was 50 times smaller than a given full-size car, then all of the parts in the scaled-down car would be 50 times smaller than their analogous parts in the full-size car."</text:p>
      <text:p text:style-name="Standard"/>
      <text:p text:style-name="Standard">"I have never seen a model car that contained small working copies of all of the parts of a real car." Pat said.</text:p>
      <text:p text:style-name="Standard"/>
      <text:p text:style-name="Standard">"Why do you think that is?" I asked.</text:p>
      <text:p text:style-name="Standard"/>
      <text:p text:style-name="Standard">Pat thought about this question for a while then said "Because it would be very difficult to create small working copies of all of the parts in a real car. <text:s/>I suppose it could be done, but it would be very expensive."</text:p>
      <text:p text:style-name="Standard"/>
      <text:p text:style-name="Standard">"I agree, and this is why <text:span text:style-name="T4">models</text:span> are usually used to represent objects instead of either scaled or unscaled exact copies of the objects. <text:s/>A <text:span text:style-name="T4">model</text:span> is a simplified representation of an object that only copies some of its attributes. <text:s/>Examples of typical object attributes include weight, height, strength, and color.</text:p>
      <text:p text:style-name="Standard"/>
      <text:p text:style-name="Standard">The attributes that are selected for copy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a only some of an object's attributes when developing a model of it is called <text:span text:style-name="T4">abstraction</text:span>."</text:p>
      <text:p text:style-name="Standard"/>
      <text:p text:style-name="Standard">"I am not quite following you." said Pat.</text:p>
      <text:p text:style-name="Standard"/>
      <text:p text:style-name="Standard">I paused for a few moments then said "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Pat thought about this question for a while then said "I'm not sure."</text:p>
      <text:p text:style-name="Standard"/>
      <text:p text:style-name="Standard">"One strategy for determining the size of the garage," I said "is to build perhaps 10 garages of various sizes in a large field. <text:s/>When the garages are finished, take 2 cars to the field along with a workbench, a set of storage shelves, and a riding lawn mower. <text:s/>Then, place these items into each garage <text:soft-page-break/>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Standard"/>
      <text:p text:style-name="Standard">"Thats ridiculous!" cried Pat. <text:s/>"11 garages would need to be built using this strategy instead of just one. <text:s/>This would be very inefficient."</text:p>
      <text:p text:style-name="Standard"/>
      <text:p text:style-name="Standard">"Can you think of a way to solve the problem less expensively by using a model of the garage and models of the items that will be placed inside it?" I asked.</text:p>
      <text:p text:style-name="Standard"/>
      <text:p text:style-name="Standard">"I think I am beginning to see how to do this." replied Pat. <text:s/>"Since we only want to determine the dimensions of the garage's floor, we can make a scaled down model of just its floor, maybe using a piece of paper."</text:p>
      <text:p text:style-name="Standard"/>
      <text:p text:style-name="Standard">"Go on." I said.</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Very good Pat!" I said. <text:s/>"And what makes these pieces of paper models of the full-size objects they represent and not exact scaled-down copies of them?"</text:p>
      <text:p text:style-name="Standard"/>
      <text:p text:style-name="Standard">Pat thought about this then replied "The only attributes of the full-sized objects that were copied to the pieces of paper were the object's length and width."</text:p>
      <text:p text:style-name="Standard"/>
      <text:p text:style-name="Standard">"What is the process called when only some of an object's attributes are placed into a model instead of all of them?" I asked.</text:p>
      <text:p text:style-name="Standard"><text:soft-page-break/></text:p>
      <text:p text:style-name="Standard">"Abstraction!" replied Pat.</text:p>
      <text:p text:style-name="Plain_5f_heading_5f_1">Placing Models Into A Computer</text:p>
      <text:p text:style-name="Standard">"Now that we have discussed what a model is Pat," I said "you may find it interesting to know that the reason one of the first modern programmable digital computer was invented was to model the paths of artillery projectiles."</text:p>
      <text:p text:style-name="Standard"/>
      <text:p text:style-name="Standard">"Really!?" asked Pat. <text:s/>"When was this computer invented and who invented it?"</text:p>
      <text:p text:style-name="Standard"/>
      <text:p text:style-name="Standard">"The computer was invented in the 1940s by John Mauchly and J. Presper Eckert," I replied "and it was called ENIAC. <text:s/>John Von Neumann later joined the team that built ENIAC to help them create a second computer called EDVAC."</text:p>
      <text:p text:style-name="Standard"/>
      <text:p text:style-name="Standard">"Back to Martians again!" cried Pat. <text:s/>"And if John Von Neumann is involved, I bet that the Von Neumann architecture can't be far behind!" <text:s/>said Pat.</text:p>
      <text:p text:style-name="Standard"/>
      <text:p text:style-name="Standard">I smiled and said "You are very perceptive!"</text:p>
      <text:p text:style-name="Standard"/>
      <text:p text:style-name="Standard">"So, ENIAC was used to model the paths of artillery projectiles?" asked Pat.</text:p>
      <text:p text:style-name="Standard"/>
      <text:p text:style-name="Standard">"Yes." I replied.</text:p>
      <text:p text:style-name="Standard"/>
      <text:p text:style-name="Standard">"I can see how paper can be used to model things," said Pat "but how can a computer be used to model things?"</text:p>
      <text:p text:style-name="Standard"/>
      <text:p text:style-name="Standard">"Do you remember earlier when I had you think of any idea and then I came up with a number that could be placed into a memory location to represent it?" I said.</text:p>
      <text:p text:style-name="Standard"/>
      <text:p text:style-name="Standard">"I remember," said Pat "I thought of the idea of a boat and the idea of a cat."</text:p>
      <text:p text:style-name="Standard"/>
      <text:p text:style-name="Standard">"The numbers that I came up with to represent the boat and the cat were really just patterns of bits in memory," I said <text:s/>"and these bit patterns were very simple models of each of these objects. <text:s/>Any attributes of any object can be represented by bit patterns . <text:s/>If the bit patterns are contained within a computer's memory, then the computer contains a model of the object."</text:p>
      <text:p text:style-name="Standard"><text:soft-page-break/></text:p>
      <text:p text:style-name="Standard">Pat's mouth dropped open with surprise.</text:p>
      <text:p text:style-name="Standard"/>
      <text:p text:style-name="Standard">"Does this mean that instead of using paper to model the garage floor and the items, we could have used bit patterns to model them and then placed these bit patterns into a computer?" asked Pat.</text:p>
      <text:p text:style-name="Standard"/>
      <text:p text:style-name="Standard">"This is exactly what it means!" I replied. <text:s/>"The length and width values of the items could have been used to model them and the length and width values of the garage floor could have been used to model the garage'."</text:p>
      <text:p text:style-name="Standard"/>
      <text:p text:style-name="Standard">"But how can one keep track of all of these modeled values in a program?" asked Pat. <text:s/>"It seems that it would be very easy to become confused about which values belonged to which part of each model."</text:p>
      <text:p text:style-name="Standard"/>
      <text:p text:style-name="Standard">"It would be confusing if the programmer needed to keep track of every address where a value was stored" I replied "and this is why variables were invented."</text:p>
      <text:p text:style-name="Plain_5f_heading_5f_1">Variables</text:p>
      <text:p text:style-name="Standard">"A <text:span text:style-name="T4">variable</text:span> allows a programmer to use a <text:span text:style-name="T4">letter</text:span> or a <text:span text:style-name="T4">name</text:span> instead of an <text:span text:style-name="T4">address</text:span> to refer to information that is being represented by memory locations." I said. <text:s/>"Almost all computer languages that are higher than machine language have the ability to use variables."</text:p>
      <text:p text:style-name="Standard"/>
      <text:p text:style-name="Standard">"Does this mean that assembly language has the ability to use variables?" asked Pat.</text:p>
      <text:p text:style-name="Standard"/>
      <text:p text:style-name="Standard">"Yes," I replied "and this is one of the reasons that assembly language is more powerful than machine language."</text:p>
      <text:p text:style-name="Standard"/>
      <text:p text:style-name="Standard">"Can you show me an example of a variable in assembly language?" <text:s/>asked Pat. <text:s/>"I want to see what one looks like."</text:p>
      <text:p text:style-name="Standard"/>
      <text:p text:style-name="Standard">"Yes," I replied "but first you need to tell me what you want the variable to model."</text:p>
      <text:p text:style-name="Standard"/>
      <text:p text:style-name="Standard">"How about modeling the garage floor we have been working with?" asked Pat.</text:p>
      <text:p text:style-name="Standard"/>
      <text:p text:style-name="Standard">"That is an excellent idea," I said. <text:s/>"but we will need 2 variables to model <text:soft-page-break/>the floor, one to represent its length and one to represent its width."</text:p>
      <text:p text:style-name="Standard"/>
      <text:p text:style-name="Standard">I brought up an editor and typed in an assembly language program that had 2 variables in it. <text:s/>Then, I assembled the program and brought up the following .LST file that was generated into the text editor:</text:p>
      <text:p text:style-name="Standard"/>
      <text:p text:style-name="Preformatted_20_Text">0200 <text:s text:c="11"/>000001 | <text:s text:c="7"/>org 0200h</text:p>
      <text:p text:style-name="Preformatted_20_Text"><text:s text:c="16"/>000002 |</text:p>
      <text:p text:style-name="Preformatted_20_Text">0200 AD <text:span text:style-name="T27">11 02</text:span> <text:s text:c="2"/>000003 | <text:s text:c="7"/>lda <text:span text:style-name="T27">garage_width</text:span></text:p>
      <text:p text:style-name="Preformatted_20_Text">0203 69 01 <text:s text:c="5"/>000004 | <text:s text:c="7"/>adc #1d</text:p>
      <text:p text:style-name="Preformatted_20_Text">0205 8D <text:span text:style-name="T27">11 02</text:span> <text:s text:c="2"/>000005 | <text:s text:c="7"/>sta <text:span text:style-name="T27">garage_width</text:span></text:p>
      <text:p text:style-name="Preformatted_20_Text"><text:s text:c="16"/>000006 |</text:p>
      <text:p text:style-name="Preformatted_20_Text">0208 AD <text:span text:style-name="T11">12 02</text:span> <text:s text:c="2"/>000007 | <text:s text:c="7"/>lda <text:span text:style-name="T11">garage_length</text:span></text:p>
      <text:p text:style-name="Preformatted_20_Text">020B 69 01 <text:s text:c="5"/>000008 | <text:s text:c="7"/>adc #1d</text:p>
      <text:p text:style-name="Preformatted_20_Text">020D 8D <text:span text:style-name="T11">12 02</text:span> <text:s text:c="2"/>000009 | <text:s text:c="7"/>sta <text:span text:style-name="T11">garage_length</text:span></text:p>
      <text:p text:style-name="Preformatted_20_Text">0210 00 <text:s text:c="8"/>000010 | <text:s text:c="7"/>brk</text:p>
      <text:p text:style-name="Preformatted_20_Text"><text:s text:c="16"/>000011 | <text:s text:c="7"/></text:p>
      <text:p text:style-name="Preformatted_20_Text"><text:span text:style-name="T26">0211</text:span> 09 <text:s text:c="8"/>000012 |<text:span text:style-name="T18">garage_width</text:span> <text:span text:style-name="T10">dbt</text:span> <text:span text:style-name="T13">9d</text:span></text:p>
      <text:p text:style-name="Preformatted_20_Text">0212 08 <text:s text:c="8"/>000013 |<text:span text:style-name="T11">garage_length</text:span> <text:span text:style-name="T10">dbt</text:span> <text:span text:style-name="T13">8d</text:span></text:p>
      <text:p text:style-name="Preformatted_20_Text"><text:s text:c="16"/>000014 | <text:s text:c="7"/></text:p>
      <text:p text:style-name="Preformatted_20_Text"><text:s text:c="16"/>000015 | <text:s text:c="7"/>end</text:p>
      <text:p text:style-name="Standard"/>
      <text:p text:style-name="Standard"/>
      <text:p text:style-name="Standard">While Pat studied the .LST file, I explained how the variables worked. <text:s/>"In this program, a variable called <text:span text:style-name="T4">garage_width</text:span> has been created to hold the width of the garage floor and another variable called <text:span text:style-name="T4">garage_length</text:span> has been created to hold its length. <text:s/>The <text:span text:style-name="T4">garage_width</text:span> variable has been set or <text:span text:style-name="T4">initialized</text:span> to <text:span text:style-name="T4">9</text:span> decimal and the address it has been bound to is 0211h. <text:s/>The <text:span text:style-name="T4">garage_length</text:span> variable has been initialized to <text:span text:style-name="T4">8</text:span> decimal and the address it has been bound to is 0212h. <text:s/>The measurement units that each of these variables are working with is meters. <text:s/>The <text:span text:style-name="T4">dbt</text:span> directive ( which stands for <text:span text:style-name="T4">Define Byte</text:span> ) is used to create byte-sized variables with this assembler."</text:p>
      <text:p text:style-name="Standard"/>
      <text:p text:style-name="Standard">"I see that the name <text:span text:style-name="T4">garage_width</text:span> and <text:span text:style-name="T4">garage_length</text:span> have been associated with the addresses 0211h and 0212h," said Pat "but why are these names called variables?"</text:p>
      <text:p text:style-name="Standard"/>
      <text:p text:style-name="Standard">"Look at the 3 assembly language instructions that have been placed into memory starting at address 0205h and tell me what you think they will do when they are executed." I replied.</text:p>
      <text:p text:style-name="Standard"/>
      <text:p text:style-name="Standard">Pat studied the instructions then said "The LDA instruction at address 0205h looks like it is copying the <text:span text:style-name="T4">9</text:span> that the variable <text:span text:style-name="T4">garage_width</text:span> refers to <text:s/>into register 'A' . <text:s/>The ADC instruction is adding <text:span text:style-name="T4">1</text:span> to the <text:span text:style-name="T4">9</text:span> and this should result in a <text:span text:style-name="T4">10</text:span> decimal being placed into the 'A' register. <text:s/>The STA <text:soft-page-break/>instruction is then copying the <text:span text:style-name="T4">10</text:span> decimal which is in the 'A' register back into memory at the address that <text:span text:style-name="T4">garage_width</text:span> refers to. <text:s/></text:p>
      <text:p text:style-name="Standard"/>
      <text:p text:style-name="Standard">Overall, it looks like the result of executing these 3 instructions is to increase the contents of the <text:span text:style-name="T4">garage_width</text:span> variable from <text:span text:style-name="T4">9</text:span> to <text:span text:style-name="T4">10</text:span>. <text:s/>I am only guessing, though, so I am not completely sure about this."</text:p>
      <text:p text:style-name="Standard"/>
      <text:p text:style-name="Standard">"How can you test your guess?" I asked.</text:p>
      <text:p text:style-name="Standard"/>
      <text:p text:style-name="Standard">"I suppose I could load this program into the emulator and trace through these 3 instructions to see what happens." replied Pat.</text:p>
      <text:p text:style-name="Standard"/>
      <text:p text:style-name="Standard">"That sounds like a good idea Pat." I said. <text:s/>"Load the program into the emulator and then execute a <text:span text:style-name="T4">d 0200 021f </text:span>command followed by a <text:span text:style-name="T4">u 0200</text:span> command then I will help you step through the program."</text:p>
      <text:p text:style-name="Standard"/>
      <text:p text:style-name="Standard">Pat loaded the program and executed the two commands. <text:s/>This is what was displayed on the screen:</text:p>
      <text:p text:style-name="Standard"/>
      <text:p text:style-name="Preformatted_20_Text">-d 0200 021f</text:p>
      <text:p text:style-name="Preformatted_20_Text"/>
      <text:p text:style-name="Preformatted_20_Text">0200 <text:s/>AD 11 02 69 01 8D 11 02 - AD 12 02 69 01 8D 12 02 <text:s/>...i.......i.... </text:p>
      <text:p text:style-name="Preformatted_20_Text">0210 <text:s/>00 <text:span text:style-name="T13">09</text:span> <text:span text:style-name="T13">08</text:span> 00 00 00 00 00 - 00 00 00 00 00 00 00 00 <text:s/>................ <text:s/></text:p>
      <text:p text:style-name="Preformatted_20_Text"/>
      <text:p text:style-name="Preformatted_20_Text">-u 0200</text:p>
      <text:p text:style-name="Preformatted_20_Text"/>
      <text:p text:style-name="Preformatted_20_Text">0200 <text:s/>AD 11 02 <text:s/>LDA 0211h</text:p>
      <text:p text:style-name="Preformatted_20_Text">0203 <text:s/>69 01 <text:s text:c="4"/>ADC #01h</text:p>
      <text:p text:style-name="Preformatted_20_Text">0205 <text:s/>8D 11 02 <text:s/>STA 0211h</text:p>
      <text:p text:style-name="Preformatted_20_Text">0208 <text:s/>AD 12 02 <text:s/>LDA 0212h</text:p>
      <text:p text:style-name="Preformatted_20_Text">020B <text:s/>69 01 <text:s text:c="4"/>ADC #01h</text:p>
      <text:p text:style-name="Preformatted_20_Text">020D <text:s/>8D 12 02 <text:s/>STA 0212h</text:p>
      <text:p text:style-name="Preformatted_20_Text">0210 <text:s/>00 <text:s text:c="7"/>BRK </text:p>
      <text:p text:style-name="Preformatted_20_Text">0211 <text:s/><text:span text:style-name="T13">09 08</text:span> <text:s text:c="4"/><text:span text:style-name="T13">ORA #08h</text:span></text:p>
      <text:p text:style-name="Preformatted_20_Text">0213 <text:s/>00 <text:s text:c="7"/>BRK </text:p>
      <text:p text:style-name="Preformatted_20_Text">0214 <text:s/>00 <text:s text:c="7"/>BRK </text:p>
      <text:p text:style-name="Standard"/>
      <text:p text:style-name="Standard">I said "Look at the contents of memory locations 0211h and 0212h, Pat, and tell me what they contain."</text:p>
      <text:p text:style-name="Standard"/>
      <text:p text:style-name="Standard">Pat looked at the contents of these locations then replied "Memory location 0211h contains a <text:span text:style-name="T4">9</text:span> and memory location 0212h contains an <text:span text:style-name="T4">8</text:span>! <text:s/>These numbers are what we put into the <text:span text:style-name="T4">garage_width</text:span> and the <text:span text:style-name="T4">garage_length</text:span> variables!"</text:p>
      <text:p text:style-name="Standard"/>
      <text:p text:style-name="Standard">"That is right," I said "now I want you to look at address 0211h in the output <text:soft-page-break/>from the Unassemble command and tell me what you see."</text:p>
      <text:p text:style-name="Standard"/>
      <text:p text:style-name="Standard">"The <text:span text:style-name="T4">9</text:span> and <text:span text:style-name="T4">8</text:span> are still in memory locations 0211h and 0212h," said Pat "but why is the ORA instruction there?"</text:p>
      <text:p text:style-name="Standard"/>
      <text:p text:style-name="Standard">"Think about it and see if you can figure it out." I replied.</text:p>
      <text:p text:style-name="Standard"/>
      <text:p text:style-name="Standard">Pat quietly looked at the screen for a while then said "Oh, I get it! <text:s/>The Unassemble command doesn't know that the <text:span text:style-name="T4">9</text:span> and the <text:span text:style-name="T4">8</text:span> are variables and so it interpreted them as an ORA instruction."</text:p>
      <text:p text:style-name="Standard"/>
      <text:p text:style-name="Standard">"Correct!" I said. <text:s/>"The Unassemble command can only interpret numbers in memory as assembly language instructions because this is the only <text:span text:style-name="T4">context</text:span> it knows. <text:s/>What do you think is providing the <text:span text:style-name="T4">context</text:span> for these two memory locations, Pat?"</text:p>
      <text:p text:style-name="Standard"/>
      <text:p text:style-name="Standard">"The <text:span text:style-name="T4">garage floor</text:span> that is being modeled by the <text:span text:style-name="T4">garage_width</text:span> and <text:span text:style-name="T4">garage_length</text:span> variables." replied Pat after a few moments of thought.</text:p>
      <text:p text:style-name="Standard"/>
      <text:p text:style-name="Standard">"Now Pat, you are going to see for yourself why variables are called variables." I said. <text:s/>"Execute a Register command and then trace the LDA instruction that is at address 0200h."</text:p>
      <text:p text:style-name="Standard"/>
      <text:p text:style-name="Standard">Pat did this and here is what was display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3">00</text:span>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0203 <text:s text:c="8"/><text:span text:style-name="T13">09</text:span> <text:s text:c="8"/>FC <text:s text:c="7"/>00 <text:s text:c="7"/>FD <text:s text:c="6"/>00010100</text:p>
      <text:p text:style-name="Preformatted_20_Text"/>
      <text:p text:style-name="Preformatted_20_Text">0203 <text:s/>69 01 <text:s text:c="4"/>ADC #01h</text:p>
      <text:p text:style-name="Standard"/>
      <text:p text:style-name="Standard">"Was the <text:span text:style-name="T4">9</text:span> from the <text:span text:style-name="T4">garage_width</text:span> variable loaded into the 'A' register?" I asked.</text:p>
      <text:p text:style-name="Standard"/>
      <text:p text:style-name="Standard">"Yes." replied Pat.</text:p>
      <text:p text:style-name="Standard"/>
      <text:p text:style-name="Standard">"Then execute another Trace command," I said "and verify that the ADC instruction increases the <text:span text:style-name="T4">9</text:span> by <text:span text:style-name="T4">1</text:span> then places the resulting <text:span text:style-name="T4">0A</text:span> hex into the 'A' <text:soft-page-break/>register."</text:p>
      <text:p text:style-name="Standard"/>
      <text:p text:style-name="Standard">Pat executed the Trace command and verified that <text:span text:style-name="T4">0A</text:span> hex was placed into the 'A' register:</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5 <text:s text:c="8"/><text:span text:style-name="T13">0A</text:span> <text:s text:c="8"/>FC <text:s text:c="7"/>00 <text:s text:c="7"/>FD <text:s text:c="6"/>00010100</text:p>
      <text:p text:style-name="Preformatted_20_Text"/>
      <text:p text:style-name="Preformatted_20_Text">0205 <text:s/>8D 00 02 <text:s/>STA 0200h</text:p>
      <text:p text:style-name="Preformatted_20_Text"/>
      <text:p text:style-name="Standard"/>
      <text:p text:style-name="Standard">"Dump address 0211h to verify that the <text:span text:style-name="T4">9</text:span> that we placed into the <text:span text:style-name="T4">garage_width</text:span> variable is still there." I said. <text:s/>Pat executed the Dump command and here was the result:</text:p>
      <text:p text:style-name="Preformatted_20_Text"/>
      <text:p text:style-name="Preformatted_20_Text">-d 0211</text:p>
      <text:p text:style-name="Preformatted_20_Text"/>
      <text:p text:style-name="Preformatted_20_Text">0211 <text:s/><text:span text:style-name="T13">09</text:span> 08 00 00 00 00 00 00 - 00 00 00 00 00 00 00 00 <text:s/>................ </text:p>
      <text:p text:style-name="Preformatted_20_Text"/>
      <text:p text:style-name="Preformatted_20_Text"/>
      <text:p text:style-name="Standard">"Finally," I said "execute the STA instruction with the Trace command then verify that the <text:span text:style-name="T4">garage_width</text:span> variable was changed from <text:span text:style-name="T4">9</text:span> to <text:span text:style-name="T4">0A</text:span> hex." Pat executed a Trace command followed by a Dump command and here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text:span text:style-name="T13">0A</text:span> <text:s text:c="8"/>FC <text:s text:c="7"/>00 <text:s text:c="7"/>FD <text:s text:c="6"/>00010100</text:p>
      <text:p text:style-name="Preformatted_20_Text"/>
      <text:p text:style-name="Preformatted_20_Text">0208 <text:s/>AD 01 02 <text:s/>LDA 0201h</text:p>
      <text:p text:style-name="Preformatted_20_Text"/>
      <text:p text:style-name="Preformatted_20_Text">-d 0211</text:p>
      <text:p text:style-name="Preformatted_20_Text"/>
      <text:p text:style-name="Preformatted_20_Text">0211 <text:s/><text:span text:style-name="T13">0A</text:span> 08 00 00 00 00 00 00 - 00 00 00 00 00 00 00 00 <text:s/>................</text:p>
      <text:p text:style-name="Preformatted_20_Text"/>
      <text:p text:style-name="Standard"/>
      <text:p text:style-name="Standard">"The <text:span text:style-name="T4">garage_width</text:span> variable was changed from a <text:span text:style-name="T4">9</text:span> to a <text:span text:style-name="T4">0A</text:span> hex!" exclaimed Pat "My guess was right!"</text:p>
      <text:p text:style-name="Standard"/>
      <text:p text:style-name="Standard">"Yes, your guess was correct Pat," I said "and why are variables called variables?"</text:p>
      <text:p text:style-name="Standard"/>
      <text:p text:style-name="Standard">"Because the information they refer to can change!" replied Pat.</text:p>
      <text:p text:style-name="Standard"/>
      <text:p text:style-name="Standard">"Very good, Pat!" I said. <text:s/>"Variables need to change because the models that <text:soft-page-break/>they are a part of need to change in order to be of maximum use. <text:s/></text:p>
      <text:p text:style-name="Standard"/>
      <text:p text:style-name="Standard">Here are some final thoughts on variables. <text:s/>Their names need to consist of ASCII characters from 33 decimal through 122 decimal. <text:s/>The one exception to this is that variable names cannot contain a semi-colon with is an ASCII 59 decimal. <text:s/><text:span text:style-name="T4">Variables also need to be placed up against the left side of the editor window with no spaces or tabs to the left of them</text:span>.</text:p>
      <text:p text:style-name="Plain_5f_heading_5f_1">The Status Register</text:p>
      <text:p text:style-name="Standard">Pat studied the output from the trace command for a while then said "I think I understand what variables are now, and I understand what most of the registers do, but what does the SR register do?" <text:s/>Pat pointed to the part of the Trace command's output that contained the letters NV-BDIZC(SR).</text:p>
      <text:p text:style-name="Standard"/>
      <text:p text:style-name="Standard">"I was wondering when you would ask about those letters." I replied. <text:s/>"<text:span text:style-name="T4">SR</text:span> stands for <text:span text:style-name="T4">Status Register</text:span> and the bits in this register indicate the current state or status of the CPU. <text:s/>These bits are called status flags or <text:span text:style-name="T4">flags</text:span> for short and, as instructions are executed, certain instructions <text:span text:style-name="T4">set</text:span> or <text:span text:style-name="T4">clear</text:span> these flags. <text:s/><text:span text:style-name="T4">Setting</text:span> a flag turns it into a <text:span text:style-name="T4">1</text:span> and <text:span text:style-name="T4">clearing</text:span> a flag turns it into a <text:span text:style-name="T4">0</text:span>. <text:s/>When the contents of the status register are displayed, the string of bits which are shown directly beneath the letters NV-BDIZC indicate the current state of each flag.</text:p>
      <text:p text:style-name="Standard"/>
      <text:p text:style-name="Standard">Perhaps the easiest flag to understand is the <text:span text:style-name="T4">zero flag</text:span> and therefore we will begin with it. <text:s/>The zero flag is represented by a capital letter Z and it is affected by about half of the 6502's instructions. <text:s/>When any of these instructions results in a 0 being calculated after it is executed, then the Z flag is <text:span text:style-name="T4">set</text:span>. <text:s/>If these instructions result in a nonzero value being calculated after execution, then the Z flag is <text:span text:style-name="T4">cleared</text:span>. <text:s/>The complete list of which instructions affect which flags is shown in the instruction set reference for the 6502." <text:s/></text:p>
      <text:p text:style-name="Standard"/>
      <text:p text:style-name="Standard">I then brought up a web page that contained a 6502 instruction set reference and Pat looked at it. <text:s/>A 6502 instruction set reference can also be found in Appendix A in this document.</text:p>
      <text:p text:style-name="Standard"/>
      <text:p text:style-name="Standard">"One of the instructions that affects the Z flag is the DEX instruction. <text:s/>DEX stands for DEcrement X and it takes the contents of the X register and subtracts 1 from it. <text:s/>If the X register contained a 3, the DEX instruction would change it to a 2, and if it contained a 2, it would change it to a 1. <text:s/>In both cases, the Z flag would be set to 0 to indicate that the execution of the <text:soft-page-break/>instruction did not result in a 0.</text:p>
      <text:p text:style-name="Standard"/>
      <text:p text:style-name="Standard">If we executed the DEX instruction one more time, however, the contents of the X register would go from 01 hex to 00 hex and the Z flag would be set to a 1 to indicate this. <text:s/>I will now enter a short program into the emulator that demonstrates what happens to the Z flag as the X register is decremented from 3 to 0 using the DEX instruction and you can trace it." <text:s/>I then entered the following short program into the emulator using the Assemble command and Pat traced through it:</text:p>
      <text:p text:style-name="Standard"/>
      <text:p text:style-name="Preformatted_20_Text">0200 <text:s/>A2 03 <text:s text:c="4"/>LDX #03h</text:p>
      <text:p text:style-name="Preformatted_20_Text">0202 <text:s/>CA <text:s text:c="7"/>DEX </text:p>
      <text:p text:style-name="Preformatted_20_Text">0203 <text:s/>CA <text:s text:c="7"/>DEX </text:p>
      <text:p text:style-name="Preformatted_20_Text">0204 <text:s/>CA <text:s text:c="7"/>DEX </text:p>
      <text:p text:style-name="Preformatted_20_Text">0205 <text:s/>00 <text:s text:c="7"/>BRK </text:p>
      <text:p text:style-name="Standard"/>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text:span text:style-name="T10">Z</text:span>C(SR)</text:p>
      <text:p text:style-name="Preformatted_20_Text"><text:s text:c="3"/>0202 <text:s text:c="8"/>00 <text:s text:c="8"/><text:span text:style-name="T10">03</text:span> <text:s text:c="7"/>00 <text:s text:c="7"/>FD <text:s text:c="6"/>000101<text:span text:style-name="T10">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3 <text:s text:c="8"/>00 <text:s text:c="8"/><text:span text:style-name="T10">02</text:span> <text:s text:c="7"/>00 <text:s text:c="7"/>FD <text:s text:c="6"/>000101<text:span text:style-name="T10">0</text:span>0</text:p>
      <text:p text:style-name="Preformatted_20_Text"/>
      <text:p text:style-name="Preformatted_20_Text">0203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4 <text:s text:c="8"/>00 <text:s text:c="8"/><text:span text:style-name="T10">01</text:span> <text:s text:c="7"/>00 <text:s text:c="7"/>FD <text:s text:c="6"/>000101<text:span text:style-name="T10">0</text:span>0</text:p>
      <text:p text:style-name="Preformatted_20_Text"/>
      <text:p text:style-name="Preformatted_20_Text">0204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5 <text:s text:c="8"/>00 <text:s text:c="8"/><text:span text:style-name="T13">00</text:span> <text:s text:c="7"/>00 <text:s text:c="7"/>FD <text:s text:c="6"/>000101<text:span text:style-name="T13">1</text:span>0</text:p>
      <text:p text:style-name="Preformatted_20_Text"/>
      <text:p text:style-name="Preformatted_20_Text">0205 <text:s/>00 <text:s text:c="7"/>BRK </text:p>
      <text:p text:style-name="Standard"/>
      <text:p text:style-name="Standard">"Notice how the Z flag was set to 0 after the execution of each DEX <text:soft-page-break/>instruction that resulted in a nonzero value," I said "but it was set to 1 as soon as the X register was decremented to 0."</text:p>
      <text:p text:style-name="Standard"/>
      <text:p text:style-name="Standard">"I see!" said Pat. <text:s/>"You know, those status register flags must have been changing all the time we have been tracing through programs in the emulator, but I never noticed it. <text:s/>Its funny how you can be looking at something, even for a long time, but not actually see it."</text:p>
      <text:p text:style-name="Standard"/>
      <text:p text:style-name="Standard">"Much of life is like that, Pat." I said. <text:s/>"Amazing and wonderful things lay spread before us in open sight, but we are blind to them for want of awareness. <text:s/>Some say that striving for awareness is one of the noblest goals that a person can pursue".</text:p>
      <text:p text:style-name="Standard"/>
      <text:p text:style-name="Standard">"The goal may be noble," said Pat "but it is definitely not easy to achieve! <text:s/>Anyway, I can see how the zero flag works now, but I don't understand what it is used for."</text:p>
      <text:p text:style-name="Plain_5f_heading_5f_1">How A Computer Makes Decisions</text:p>
      <text:p text:style-name="Standard">"A CPU's status flags are very subtle but absolutely critical, Pat." I said. <text:s/>"Without its status flags, a CPU would be unable to make decisions, and a computer that can not make decisions is virtually useless."</text:p>
      <text:p text:style-name="Standard"/>
      <text:p text:style-name="Standard">"If computers can't actually think," said Pat "how can they make decisions?"</text:p>
      <text:p text:style-name="Standard"/>
      <text:p text:style-name="Standard">"The way that a CPU makes decisions," I replied "is by deciding to either execute a section of code or skip it and execute another section of code instead."</text:p>
      <text:p text:style-name="Standard"/>
      <text:p text:style-name="Standard">"How can a CPU skip a section of code?" asked Pat.</text:p>
      <text:p text:style-name="Standard"/>
      <text:p text:style-name="Standard">I replied "As we discussed earlier, a CPU determines where in memory to find the next instruction it is going to execute by looking at the contents of the Program Counter register. <text:s/>Normally, after the current instruction is finished executing, the Program Counter is set to the address of the instruction that immediately follows it in memory. <text:s/>However, if the Program Counter was not set to the address of the next instruction in memory, but rather to the address of an instruction in a different part of memory, then the code that was going to be run would be skipped."</text:p>
      <text:p text:style-name="Standard"/>
      <text:p text:style-name="Standard">"Can this be done?" asked Pat. <text:s/>"Can the Program Counter be set to a different address than that of the next instruction which would normally <text:soft-page-break/>have been executed?"</text:p>
      <text:p text:style-name="Standard"/>
      <text:p text:style-name="Standard">"Yes." I said.</text:p>
      <text:p text:style-name="Standard"/>
      <text:p text:style-name="Standard">"How?" asked Pat.</text:p>
      <text:p text:style-name="Standard"/>
      <text:p text:style-name="Standard">"With the JMP instruction, the Branch instructions, and with a few other instructions." I replied. <text:s/>"I will show you some examples of how the JMP and the Branch instructions work and the first example will show how the JMP instruction can be used to skip over another instruction."</text:p>
      <text:p text:style-name="Plain_5f_heading_5f_1">The JMP Instruction</text:p>
      <text:p text:style-name="Standard">I brought up the emulator, entered the following program using the Assemble command, and then had Pat trace through it:</text:p>
      <text:p text:style-name="Standard"/>
      <text:p text:style-name="Preformatted_20_Text">0200 <text:s/>A9 01 <text:s text:c="4"/>LDA #01h</text:p>
      <text:p text:style-name="Preformatted_20_Text">0202 <text:s/>4C <text:span text:style-name="T13">07 02</text:span> <text:s/><text:span text:style-name="T10">JMP</text:span> <text:span text:style-name="T13">0207h</text:span></text:p>
      <text:p text:style-name="Preformatted_20_Text">0205 <text:s/>A2 02 <text:s text:c="4"/>LDX #02h</text:p>
      <text:p text:style-name="Preformatted_20_Text"><text:span text:style-name="T13">0207</text:span> <text:s/>A0 03 <text:s text:c="4"/>LDY #03h</text:p>
      <text:p text:style-name="Preformatted_20_Text">0209 <text:s/>EA <text:s text:c="7"/>NOP </text:p>
      <text:p text:style-name="Preformatted_20_Text">020A <text:s/>00 <text:s text:c="7"/>BRK </text:p>
      <text:p text:style-name="Preformatted_20_Text">...</text:p>
      <text:p text:style-name="Preformatted_20_Text"/>
      <text:p text:style-name="Standard">"As you trace through this program Pat," I said "pay close attention to the value of the Program Counter. <text:s/>Tell me what happens to the Program Counter when the JMP instruction is executed." <text:s/></text:p>
      <text:p text:style-name="Preformatted_20_Text"/>
      <text:p text:style-name="P19">-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text:span text:style-name="T13">0202</text:span> <text:s text:c="8"/>01 <text:s text:c="8"/>FC <text:s text:c="7"/>00 <text:s text:c="7"/>FD <text:s text:c="6"/>00010100</text:p>
      <text:p text:style-name="Preformatted_20_Text"/>
      <text:p text:style-name="Preformatted_20_Text">0202 <text:s/>4C 07 02 <text:s/><text:span text:style-name="T10">JMP</text:span> <text:span text:style-name="T13">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3">0207</text:span> <text:s text:c="8"/>01 <text:s text:c="8"/>FC <text:s text:c="7"/>00 <text:s text:c="7"/>FD <text:s text:c="6"/>00010100</text:p>
      <text:p text:style-name="Preformatted_20_Text"/>
      <text:p text:style-name="Preformatted_20_Text">0207 <text:s/>A0 03 <text:s text:c="4"/>LDY #03h</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oft-page-break/><text:s text:c="3"/>0209 <text:s text:c="8"/>01 <text:s text:c="8"/>FC <text:s text:c="7"/>03 <text:s text:c="7"/>FD <text:s text:c="6"/>00010100</text:p>
      <text:p text:style-name="Preformatted_20_Text"/>
      <text:p text:style-name="Preformatted_20_Text">0209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A <text:s text:c="8"/>01 <text:s text:c="8"/>FC <text:s text:c="7"/>03 <text:s text:c="7"/>FD <text:s text:c="6"/>00010100</text:p>
      <text:p text:style-name="Preformatted_20_Text"/>
      <text:p text:style-name="Preformatted_20_Text">020A <text:s/>00 <text:s text:c="7"/>BRK </text:p>
      <text:p text:style-name="Standard"/>
      <text:p text:style-name="Standard">"The Program Counter jumps from 0202h all the way to 0207h. <text:s/>When it did this, it skipped the LDX instruction." Pat said. <text:s/>"But how did you know that address 0207h was the address of the instruction that you wanted to jump to?"</text:p>
      <text:p text:style-name="Standard"/>
      <text:p text:style-name="Standard">"I knew that 0207h was the address I needed to pass to the JMP instruction because the JMP instruction is 3 bytes long and the next instruction after the JMP instruction is 2 bytes long. <text:s/>The JMP instruction was placed in memory starting at 0202h and 0202h + 3 + 2 = 0207h."</text:p>
      <text:p text:style-name="Standard"/>
      <text:p text:style-name="Standard">"But what if you wanted to jump over a bunch of instructions?" asked Pat. <text:s/>"It would be tough to determine the lengths of all of these instructions, especially if you have not assembled them yet."</text:p>
      <text:p text:style-name="Standard"/>
      <text:p text:style-name="Standard">"You are right, Pat, and this is why assemblers allow a person to use something called <text:span text:style-name="T4">Labels</text:span> instead of addresses." I replied.</text:p>
      <text:p text:style-name="Plain_5f_heading_5f_1">Labels</text:p>
      <text:p text:style-name="Standard">"<text:span text:style-name="T4">Labels</text:span> are names that can be used in the source code of an assembly language program to represent an address of an instruction. <text:s/>Labels, just like variables, are replaced with the addresses they represent during the assembly process. <text:s/>They make coding the program much easier for the programmer, however, because they remove the need for the programmer to keep track of the instruction's addresses. <text:s/>I will now create an assembly language program that uses labels and jump instructions so you can see how they work together." <text:s/>I then created and assembled the following program:</text:p>
      <text:p text:style-name="Standard"/>
      <text:p text:style-name="Preformatted_20_Text">0200 <text:s text:c="11"/>000001 | <text:s text:c="7"/>org 0200h</text:p>
      <text:p text:style-name="Preformatted_20_Text"><text:s text:c="16"/>000002 |</text:p>
      <text:p text:style-name="Preformatted_20_Text">0200 A9 01 <text:s text:c="5"/>000003 | <text:s text:c="7"/>lda #01d</text:p>
      <text:p text:style-name="Preformatted_20_Text">0202 4C <text:span text:style-name="T10">07 02</text:span> <text:s text:c="2"/>000004 | <text:s text:c="7"/><text:span text:style-name="T10">jmp skip1</text:span></text:p>
      <text:p text:style-name="Preformatted_20_Text"><text:s text:c="16"/>000005 |</text:p>
      <text:p text:style-name="Preformatted_20_Text">0205 A9 02 <text:s text:c="5"/>000006 | <text:s text:c="7"/>lda #02d</text:p>
      <text:p text:style-name="Preformatted_20_Text"><text:soft-page-break/><text:s text:c="16"/>000007 |</text:p>
      <text:p text:style-name="Preformatted_20_Text"><text:span text:style-name="T10">0207</text:span> A9 03 <text:s text:c="5"/>000008 |<text:span text:style-name="T10">skip1</text:span> <text:s text:c="2"/>lda #03d</text:p>
      <text:p text:style-name="Preformatted_20_Text">0209 4C <text:span text:style-name="T11">0E 02</text:span> <text:s text:c="2"/>000009 | <text:s text:c="7"/><text:span text:style-name="T11">jmp skip2</text:span></text:p>
      <text:p text:style-name="Preformatted_20_Text"><text:s text:c="16"/>000010 |</text:p>
      <text:p text:style-name="Preformatted_20_Text">020C A9 04 <text:s text:c="5"/>000011 | <text:s text:c="7"/>lda #04d</text:p>
      <text:p text:style-name="Preformatted_20_Text"><text:s text:c="16"/>000012 |</text:p>
      <text:p text:style-name="Preformatted_20_Text"><text:span text:style-name="T11">020E</text:span> 00 <text:s text:c="8"/>000013 |<text:span text:style-name="T11">skip2</text:span> <text:s text:c="2"/>brk</text:p>
      <text:p text:style-name="Preformatted_20_Text"><text:s text:c="16"/>000014 |</text:p>
      <text:p text:style-name="Preformatted_20_Text"><text:s text:c="16"/>000015 | <text:s text:c="7"/>end</text:p>
      <text:p text:style-name="Preformatted_20_Text"><text:s text:c="16"/>000016 |</text:p>
      <text:p text:style-name="Preformatted_20_Text"/>
      <text:p text:style-name="Standard">"In this listing, you can see how the label <text:span text:style-name="T4">skip1</text:span> is bound to address 0207h and the label <text:span text:style-name="T4">skip2</text:span> is bound to address 020Eh. <text:s/>A programmer is free to place labels on any instruction they want to, but the characters in each each label's name must be taken from the same range of ASCII characters that variable names do. <text:s/><text:span text:style-name="T4">Labels must also be placed against the left side of the editor windows with no spaces or tabs on their left sides</text:span>."</text:p>
      <text:p text:style-name="Plain_5f_heading_5f_1">Forward Branches And The Zero Flag</text:p>
      <text:p text:style-name="Standard">"I understand now how JMP is able to skip over instructions," said Pat "but since it always jumps when it is executed, then it can't be used for making a decision, can it?"</text:p>
      <text:p text:style-name="Standard"/>
      <text:p text:style-name="Standard">"No Pat," I replied "the JMP instruction will always jump to another location in memory without exception so it can not be used to make a decision. <text:s/>The assembly language instructions that are designed to make decisions are the <text:span text:style-name="T4">branch</text:span> instructions." <text:s/>I then wrote all of the 6502's branch instructions on the whiteboard:</text:p>
      <text:p text:style-name="Standard"/>
      <text:p text:style-name="Preformatted_20_Text">BCC - Branch on Carry Clear.</text:p>
      <text:p text:style-name="Preformatted_20_Text">BCS - Branch on Carry Set.</text:p>
      <text:p text:style-name="Preformatted_20_Text"/>
      <text:p text:style-name="Preformatted_20_Text">BEQ - Branch on result EQual.</text:p>
      <text:p text:style-name="Preformatted_20_Text">BNE - Branch on result Not Equal.</text:p>
      <text:p text:style-name="Preformatted_20_Text"/>
      <text:p text:style-name="Preformatted_20_Text">BMI - Branch on result MInus.</text:p>
      <text:p text:style-name="Preformatted_20_Text">BPL - Branch on result PLus.</text:p>
      <text:p text:style-name="Preformatted_20_Text"/>
      <text:p text:style-name="Preformatted_20_Text">BVC - Branch on oVerflow Clear.</text:p>
      <text:p text:style-name="Preformatted_20_Text">BVS - Branch on oVerflow Set.</text:p>
      <text:p text:style-name="Standard"/>
      <text:p text:style-name="Standard">"Hey!" cried Pat "Some of these instructions are related to flags in the Status Register."</text:p>
      <text:p text:style-name="Standard"/>
      <text:p text:style-name="Standard">"Actually, all of them are." I said. <text:s/>BCC and BCS are related to the <text:span text:style-name="T4">Carry</text:span> flag, BEQ and BNE are related to the <text:span text:style-name="T4">Zero</text:span> flag, BMI and BPL are related to <text:soft-page-break/>the Negative flag, and BVC and BVS are related to the <text:span text:style-name="T4">oVerflow</text:span> flag."</text:p>
      <text:p text:style-name="Standard"/>
      <text:p text:style-name="Standard">"How are they related?" asked Pat.</text:p>
      <text:p text:style-name="Standard"/>
      <text:p text:style-name="Standard">"Each of these 4 flags determines whether or not the 2 instructions they are associated with will take the branch or not." I replied.</text:p>
      <text:p text:style-name="Standard"/>
      <text:p text:style-name="Standard">"I still don't quite understand." said Pat.</text:p>
      <text:p text:style-name="Standard"/>
      <text:p text:style-name="Standard">"I think an example will make it clear." I said. <text:s/>"Lets start with the two branch instructions which are associated with the Zero flag, which are BEQ and BNE. <text:s/>BEQ can be thought of in 2 ways. <text:s/>The first way means 'branch if the result equaled zero'. <text:s/>For example, if a BEQ instruction were placed directly beneath a DEX instruction, and the DEX instruction just decremented register X to zero, then the BEQ instruction would take the branch. <text:s/>If the DEX instruction resulted in register X containing a non-zero value, then the BEQ instruction would not branch and execution would continue with the instruction directly beneath BEQ.</text:p>
      <text:p text:style-name="Standard"/>
      <text:p text:style-name="Standard">The second way to think about the BEQ instruction is that it can be used to determine if 2 values are equal when used in cooperation with another instruction like CMP. <text:s/>The CMP instruction compares a value in the 'A' register with a value in memory by <text:span text:style-name="T4">internally</text:span> <text:span text:style-name="T4">subtracting</text:span> the value in memory from the value in the 'A' register. <text:s/>Internal subtraction means that the result is discarded and not placed into a register. <text:s/>If the result of the subtraction was 0 ( meaning the values were equal ) the Zero flag will be <text:span text:style-name="T4">set</text:span> and if the result was non-zero ( meaning the values were not equal ), the Zero flag will be <text:span text:style-name="T4">cleared</text:span>."</text:p>
      <text:p text:style-name="Standard"/>
      <text:p text:style-name="Standard">"Do the branch instructions usually need to work in cooperation with other instructions?" asked Pat.</text:p>
      <text:p text:style-name="Standard"/>
      <text:p text:style-name="Standard">"Yes they do." I replied. <text:s/>"Certain instructions set or clear flags in the Status register, and the branch instructions that look at the flags in question must be placed near the instructions that affect the flags. <text:s/>There is not much use in setting flags if nothing is going to look at them and conversely, there is not much use in looking at flags if nothing purposefully set or cleared them.</text:p>
      <text:p text:style-name="Standard"/>
      <text:p text:style-name="Standard">I will now create a small assembly language program that will compare 2 numbers and branch if they are equal or not branch if they are not equal. <text:s/>You can then load it into the emulator and trace through it to see what it does." <text:s/></text:p>
      <text:p text:style-name="Standard"><text:soft-page-break/></text:p>
      <text:p text:style-name="Standard">First, I created the following program:</text:p>
      <text:p text:style-name="Standard"/>
      <text:p text:style-name="Preformatted_20_Text"/>
      <text:p text:style-name="Preformatted_20_Text"/>
      <text:p text:style-name="Preformatted_20_Text">0200 <text:s text:c="11"/>000001 |<text:tab/>org 0200h</text:p>
      <text:p text:style-name="Preformatted_20_Text"><text:s text:c="16"/>000002 |</text:p>
      <text:p text:style-name="Preformatted_20_Text">0200 A9 02 <text:s text:c="5"/>000003 |<text:tab/>lda #02d</text:p>
      <text:p text:style-name="Preformatted_20_Text">0202 C9 02 <text:s text:c="5"/>000004 |<text:tab/>cmp #02d</text:p>
      <text:p text:style-name="Preformatted_20_Text">0204 F0 01 <text:s text:c="5"/>000005 |<text:tab/>beq Equal1</text:p>
      <text:p text:style-name="Preformatted_20_Text"><text:s text:c="16"/>000006 |<text:tab/></text:p>
      <text:p text:style-name="Preformatted_20_Text">0206 <text:s text:c="11"/>000007 |NotEqual1 *</text:p>
      <text:p text:style-name="Preformatted_20_Text">0206 EA <text:s text:c="8"/>000008 |<text:tab/>nop</text:p>
      <text:p text:style-name="Preformatted_20_Text"><text:s text:c="16"/>000009 |<text:tab/></text:p>
      <text:p text:style-name="Preformatted_20_Text">0207 <text:s text:c="11"/>000010 |Equal1 *</text:p>
      <text:p text:style-name="Preformatted_20_Text">0207 EA <text:s text:c="8"/>000011 |<text:tab/>nop</text:p>
      <text:p text:style-name="Preformatted_20_Text">0208 A9 05 <text:s text:c="5"/>000012 |<text:tab/>lda #05d</text:p>
      <text:p text:style-name="Preformatted_20_Text">020A C9 06 <text:s text:c="5"/>000013 |<text:tab/>cmp #06d</text:p>
      <text:p text:style-name="Preformatted_20_Text">020C F0 02 <text:s text:c="5"/>000014 |<text:tab/>beq Equal2</text:p>
      <text:p text:style-name="Preformatted_20_Text">020E EA <text:s text:c="8"/>000015 |<text:tab/>nop</text:p>
      <text:p text:style-name="Preformatted_20_Text"><text:s text:c="16"/>000016 |<text:tab/></text:p>
      <text:p text:style-name="Preformatted_20_Text">020F <text:s text:c="11"/>000017 |NotEqual2 *</text:p>
      <text:p text:style-name="Preformatted_20_Text">020F EA <text:s text:c="8"/>000018 |<text:tab/>nop</text:p>
      <text:p text:style-name="Preformatted_20_Text"><text:s text:c="16"/>000019 |<text:tab/></text:p>
      <text:p text:style-name="Preformatted_20_Text">0210 <text:s text:c="11"/>000020 |Equal2 *</text:p>
      <text:p text:style-name="Preformatted_20_Text"><text:s text:c="16"/>000021 |</text:p>
      <text:p text:style-name="Preformatted_20_Text">0210 00 <text:s text:c="8"/>000022 |<text:tab/>brk</text:p>
      <text:p text:style-name="Preformatted_20_Text"><text:s text:c="16"/>000023 |<text:tab/>end</text:p>
      <text:p text:style-name="Preformatted_20_Text"><text:s text:c="16"/>000024 |<text:tab/><text:tab/><text:tab/></text:p>
      <text:p text:style-name="Standard"/>
      <text:p text:style-name="Standard">"Why are the labels on lines by themselves with asterisks instead on lines that have instructions?" asked Pat.</text:p>
      <text:p text:style-name="Standard"/>
      <text:p text:style-name="Standard">"This is an alternative way to put labels in a program." I replied <text:s/>"The asterisk is a symbol which means 'the address that the following instruction will be placed at'. <text:s/>This technique allows the label names to be long without pushing the instruction they are associated with too far to the right and out of line with the other instructions. <text:s/>It also allows code to be inserted immediately after the label easier."</text:p>
      <text:p text:style-name="Standard"/>
      <text:p text:style-name="Standard">"Okay." said Pat.</text:p>
      <text:p text:style-name="Standard"/>
      <text:p text:style-name="Standard">Pat then loaded the program into the emulator, unassembled it to make sure it was loaded correctly, and then traced through it:</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text:soft-page-break/>0204 <text:s/>F0 01 <text:s text:c="4"/>BEQ 0207h</text:p>
      <text:p text:style-name="Preformatted_20_Text">0206 <text:s/>EA <text:s text:c="7"/>NOP </text:p>
      <text:p text:style-name="Preformatted_20_Text">0207 <text:s/>EA <text:s text:c="7"/>NOP </text:p>
      <text:p text:style-name="Preformatted_20_Text">0208 <text:s/>A9 05 <text:s text:c="4"/>LDA #05h</text:p>
      <text:p text:style-name="Preformatted_20_Text">020A <text:s/>C9 06 <text:s text:c="4"/>CMP #06h</text:p>
      <text:p text:style-name="Preformatted_20_Text">020C <text:s/>F0 02 <text:s text:c="4"/>BEQ 0210h</text:p>
      <text:p text:style-name="Preformatted_20_Text">020E <text:s/>EA <text:s text:c="7"/>NOP </text:p>
      <text:p text:style-name="Preformatted_20_Text">020F <text:s/>EA <text:s text:c="7"/>NOP </text:p>
      <text:p text:style-name="Preformatted_20_Text">0210 <text:s/>00 <text:s text:c="7"/>BRK </text:p>
      <text:p text:style-name="Preformatted_20_Text">... </text:p>
      <text:p text:style-name="Preformatted_20_Text"/>
      <text:p text:style-name="Preformatted_20_Text"/>
      <text:p text:style-name="Preformatted_20_Text">-t 0200</text:p>
      <text:p text:style-name="Preformatted_20_Text"/>
      <text:p text:style-name="Preformatted_20_Text">PgmCntr(PC) <text:s/>Accum(AC) <text:s/>XReg(XR) <text:s/>YReg(YR) <text:s/>StkPtr(SP) <text:s/>NV-BDI<text:span text:style-name="T13">Z</text:span>C(SR)</text:p>
      <text:p text:style-name="Preformatted_20_Text"><text:s text:c="3"/>0202 <text:s text:c="8"/><text:span text:style-name="T10">02</text:span> <text:s text:c="8"/>FC <text:s text:c="7"/>00 <text:s text:c="7"/>FD <text:s text:c="6"/>000101<text:span text:style-name="T13">0</text:span>0</text:p>
      <text:p text:style-name="Preformatted_20_Text"/>
      <text:p text:style-name="Preformatted_20_Text">0202 <text:s/>C9 02 <text:s text:c="4"/><text:span text:style-name="T10">CMP #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4 <text:s text:c="8"/>02 <text:s text:c="8"/>FC <text:s text:c="7"/>00 <text:s text:c="7"/>FD <text:s text:c="6"/>000101<text:span text:style-name="T13">1</text:span>1</text:p>
      <text:p text:style-name="Preformatted_20_Text"/>
      <text:p text:style-name="Preformatted_20_Text"><text:span text:style-name="T11">0204</text:span> <text:s/>F0 01 <text:s text:c="4"/><text:span text:style-name="T11">BEQ</text:span> <text:span text:style-name="T11">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7 <text:s text:c="8"/>02 <text:s text:c="8"/>FC <text:s text:c="7"/>00 <text:s text:c="7"/>FD <text:s text:c="6"/>00010111</text:p>
      <text:p text:style-name="Preformatted_20_Text"/>
      <text:p text:style-name="Preformatted_20_Text"><text:span text:style-name="T11">0207</text:span>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02 <text:s text:c="8"/>FC <text:s text:c="7"/>00 <text:s text:c="7"/>FD <text:s text:c="6"/>00010111</text:p>
      <text:p text:style-name="Preformatted_20_Text"/>
      <text:p text:style-name="Preformatted_20_Text">0208 <text:s/>A9 05 <text:s text:c="4"/>LDA #05h</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A <text:s text:c="8"/><text:span text:style-name="T10">05</text:span> <text:s text:c="8"/>FC <text:s text:c="7"/>00 <text:s text:c="7"/>FD <text:s text:c="6"/>000101<text:span text:style-name="T13">0</text:span>1</text:p>
      <text:p text:style-name="Preformatted_20_Text"/>
      <text:p text:style-name="Preformatted_20_Text">020A <text:s/>C9 06 <text:s text:c="4"/><text:span text:style-name="T10">CMP #06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C <text:s text:c="8"/>05 <text:s text:c="8"/>FC <text:s text:c="7"/>00 <text:s text:c="7"/>FD <text:s text:c="6"/>100101<text:span text:style-name="T13">0</text:span>0</text:p>
      <text:p text:style-name="Preformatted_20_Text"/>
      <text:p text:style-name="Preformatted_20_Text"><text:span text:style-name="T11">020C</text:span> <text:s/>F0 02 <text:s text:c="4"/><text:span text:style-name="T11">BEQ 0210h</text:span></text:p>
      <text:p text:style-name="Preformatted_20_Text"/>
      <text:p text:style-name="Preformatted_20_Text">-t</text:p>
      <text:p text:style-name="Preformatted_20_Text"><text:soft-page-break/></text:p>
      <text:p text:style-name="Preformatted_20_Text"/>
      <text:p text:style-name="Preformatted_20_Text">PgmCntr(PC) <text:s/>Accum(AC) <text:s/>XReg(XR) <text:s/>YReg(YR) <text:s/>StkPtr(SP) <text:s/>NV-BDIZC(SR)</text:p>
      <text:p text:style-name="Preformatted_20_Text"><text:s text:c="3"/><text:span text:style-name="T11">020E</text:span> <text:s text:c="8"/>05 <text:s text:c="8"/>FC <text:s text:c="7"/>00 <text:s text:c="7"/>FD <text:s text:c="6"/>10010100</text:p>
      <text:p text:style-name="Preformatted_20_Text"/>
      <text:p text:style-name="Preformatted_20_Text">020E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F <text:s text:c="8"/>05 <text:s text:c="8"/>FC <text:s text:c="7"/>00 <text:s text:c="7"/>FD <text:s text:c="6"/>10010100</text:p>
      <text:p text:style-name="Preformatted_20_Text"/>
      <text:p text:style-name="Preformatted_20_Text">020F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0 <text:s text:c="8"/>05 <text:s text:c="8"/>FC <text:s text:c="7"/>00 <text:s text:c="7"/>FD <text:s text:c="6"/>10010100</text:p>
      <text:p text:style-name="Preformatted_20_Text"/>
      <text:p text:style-name="Preformatted_20_Text">0210 <text:s/>00 <text:s text:c="7"/>BRK </text:p>
      <text:p text:style-name="Standard"/>
      <text:p text:style-name="Standard">"The first BEQ instruction made the decision to branch and the second BEQ instruction made the decision not to branch!" said Pat.</text:p>
      <text:p text:style-name="Standard"/>
      <text:p text:style-name="Standard">"That is correct." I said. "Computers perform simple decisions using simple branch instructions like this and complex decisions are built up by having 2 or more branch instructions work together as a team."</text:p>
      <text:p text:style-name="Standard"/>
      <text:p text:style-name="Standard">"That's kind of hard to believe." said Pat.</text:p>
      <text:p text:style-name="Standard"/>
      <text:p text:style-name="Standard">"It is indeed hard to believe Pat," I said "yet it is true. <text:s/>It takes a while, but as you program more you will become comfortable with this concept."</text:p>
      <text:p text:style-name="Standard"/>
      <text:p text:style-name="Standard">"What about the BNE instruction?" asked Pat. <text:s/>"What does it do?"</text:p>
      <text:p text:style-name="Standard"/>
      <text:p text:style-name="Standard">"The BNE instruction is simply the opposite of the BEQ instruction," I said "and it will branch when a result is non-zero and not branch when it is zero. <text:s/>There are situations where BEQ is best to use and situations where BNE is best and you will learn how to decide when to use each over time."</text:p>
      <text:p text:style-name="Standard"/>
      <text:p text:style-name="Standard">"I will have to take your word for it Professor," said Pat "because this all still seems fuzzy to me."</text:p>
      <text:p text:style-name="Standard"/>
      <text:p text:style-name="Standard">"The more you work with it, the easier it will become." I replied. <text:s/>But now, lets look at the program again to see how branch instruction know how far ahead in memory to branch." <text:s/></text:p>
      <text:p text:style-name="Standard">I then unassembled the program again:</text:p>
      <text:p text:style-name="Standard"><text:soft-page-break/></text:p>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text:span text:style-name="T13">01</text:span> <text:s text:c="4"/><text:span text:style-name="T10">BEQ</text:span> <text:span text:style-name="T13">0207h</text:span></text:p>
      <text:p text:style-name="Preformatted_20_Text">0206 <text:s/>EA <text:s text:c="7"/>NOP </text:p>
      <text:p text:style-name="Preformatted_20_Text"><text:span text:style-name="T13">0207</text:span> <text:s/>EA <text:s text:c="7"/>NOP </text:p>
      <text:p text:style-name="Preformatted_20_Text">0208 <text:s/>A9 05 <text:s text:c="4"/>LDA #05h</text:p>
      <text:p text:style-name="Preformatted_20_Text">020A <text:s/>C9 06 <text:s text:c="4"/>CMP #06h</text:p>
      <text:p text:style-name="Preformatted_20_Text">020C <text:s/>F0 <text:span text:style-name="T11">02</text:span> <text:s text:c="4"/><text:span text:style-name="T10">BEQ</text:span> <text:span text:style-name="T11">0210h</text:span></text:p>
      <text:p text:style-name="Preformatted_20_Text">020E <text:s/>EA <text:s text:c="7"/>NOP </text:p>
      <text:p text:style-name="Preformatted_20_Text">020F <text:s/>EA <text:s text:c="7"/>NOP </text:p>
      <text:p text:style-name="Preformatted_20_Text"><text:span text:style-name="T11">0210</text:span> <text:s/>00 <text:s text:c="7"/>BRK </text:p>
      <text:p text:style-name="Preformatted_20_Text"/>
      <text:p text:style-name="Standard">"What address is the first BEQ instruction set to branch to?" I asked.</text:p>
      <text:p text:style-name="Standard"/>
      <text:p text:style-name="Standard">"Address 207 hex." replied Pat.</text:p>
      <text:p text:style-name="Standard"/>
      <text:p text:style-name="Standard">"And what operand does the first BEQ instruction have?" I asked.</text:p>
      <text:p text:style-name="Standard"/>
      <text:p text:style-name="Standard">"01." Said Pat. "Hmmm, the address of the next instruction after the branch is 206 hex and address 207 hex is <text:span text:style-name="T4">1</text:span> memory location away from it. <text:s/></text:p>
      <text:p text:style-name="Standard"/>
      <text:p text:style-name="Standard">The second BEQ instruction has an operand of <text:span text:style-name="T4">02</text:span> and it is branching to address 210 hex. <text:s/>The address of the next instruction after the second BEQ is 20E and address 210 is <text:span text:style-name="T4">2</text:span> locations away from it. <text:s/>Does this mean that a branch command's operand byte tells it how many locations to move ahead in memory from the address of the next instruction after it?"</text:p>
      <text:p text:style-name="Standard"/>
      <text:p text:style-name="Standard">"Yes, Pat, and that was very good reasoning on your part." I said.</text:p>
      <text:p text:style-name="Standard"/>
      <text:p text:style-name="Standard">"How about branching backwards in memory to previous instructions?" asked Pat "Can this be done too?"</text:p>
      <text:p text:style-name="Standard"/>
      <text:p text:style-name="Standard">"Yes, branches ( and also jumps ) can move the Program Counter to earlier instructions that are lower in memory too," I said "and in fact, a computer would be useless if it could not branch backwards in memory. <text:s/>Before we discuss branching backwards in memory, however, we must first talk about negative numbers."</text:p>
      <text:p text:style-name="Plain_5f_heading_5f_1">Negative Numbers And The Negative Flag</text:p>
      <text:p text:style-name="Standard">"How many patterns can be formed by 4 bits, Pat?" I asked.</text:p>
      <text:p text:style-name="Standard"/>
      <text:p text:style-name="Standard">Pat thought about this for a few moments then said "2 to the 4th power is <text:soft-page-break/>16 so 16 patterns."</text:p>
      <text:p text:style-name="Standard"/>
      <text:p text:style-name="Standard">"If the bit pattern 0000 represents a decimal 0," I asked "what is the highest decimal numeral that 4 bits can represent?"</text:p>
      <text:p text:style-name="Standard"/>
      <text:p text:style-name="Standard">Pat said "Since the first of the 16 <text:s/>4-bit patterns needs to represent decimal 0, then there are only 15 patterns left to represent the decimal numerals 1 through 15. <text:s/>This means that the highest decimal numeral that 4 bits can represent is 15."</text:p>
      <text:p text:style-name="Standard"/>
      <text:p text:style-name="Standard">"Very good Pat," I said "now write the binary numerals 0000 through 1111 on the whiteboard and place their decimal numeral equivalents next to them." Pat then did this. (see Fig. 2)</text:p>
      <text:p text:style-name="Standard"><draw:frame draw:style-name="fr2" draw:name="Object9" text:anchor-type="paragraph" svg:x="0.039in" svg:y="0.0528in" svg:width="2.4508in" svg:height="3.8665in" draw:z-index="2"><draw:object xlink:href="./Object 3" xlink:type="simple" xlink:show="embed" xlink:actuate="onLoad"/><draw:image xlink:href="./ObjectReplacements/Object 3" xlink:type="simple" xlink:show="embed" xlink:actuate="onLoad"/></draw:frame></text:p>
      <text:p text:style-name="Standard">"So far we have been working with positive numbers," I said "but how do you think bit patterns can be made to represent negative numbers?" I asked?</text:p>
      <text:p text:style-name="Standard"/>
      <text:p text:style-name="Standard">Pat studied the numbers on the whiteboard then said "I'm not sure."</text:p>
      <text:p text:style-name="Standard"/>
      <text:p text:style-name="Standard">"What do you think would happen," I asked "if we took the binary numeral 0000 and subtracted 1 from it?"</text:p>
      <text:p text:style-name="Standard"/>
      <text:p text:style-name="Standard">Pat thought about this for a while. <text:s/></text:p>
      <text:p text:style-name="Standard"/>
      <text:p text:style-name="Standard">"I'll give you a hint," I said "think back to the odometer example we discussed earlier and imagine what would happen if we added 1 to the bit pattern 1111."</text:p>
      <text:p text:style-name="Standard"/>
      <text:p text:style-name="Standard"><draw:frame draw:style-name="fr2" draw:name="Object3" text:anchor-type="paragraph" svg:x="-0.011in" svg:y="0.961in" svg:width="2.4508in" svg:height="3.8091in" draw:z-index="3"><draw:object xlink:href="./Object 4" xlink:type="simple" xlink:show="embed" xlink:actuate="onLoad"/><draw:image xlink:href="./ObjectReplacements/Object 4" xlink:type="simple" xlink:show="embed" xlink:actuate="onLoad"/></draw:frame>"Well," said Pat "all the 1's in the bit pattern 1111 would roll around to 0's if you added 1 to it so I suppose that if 1 was subtracted from the bit pattern 0000, then all the 0's would roll backwards to 1111."</text:p>
      <text:p text:style-name="Standard"><text:soft-page-break/></text:p>
      <text:p text:style-name="Standard">"Very good Pat." I said. <text:s/>"Now, I am going to make a modified version of the bit pattern table you created by placing 0000 in the middle of the sequence instead of at the beginning. <text:s/>Then, instead of associating all positive decimal numerals with this sequence, I will associate the patterns after 0000 with positive decimal numerals and the patterns before it with negative decimal numerals." I then did this. (see Fig. 3)</text:p>
      <text:p text:style-name="Standard"/>
      <text:p text:style-name="Standard">After Pat had some time to study the new table I asked "Do you notice anything about the positive bit patterns and the negative bit patterns that can be used to tell them apart?"</text:p>
      <text:p text:style-name="Standard"/>
      <text:p text:style-name="Standard">"Pat studied the table further then said "Not really".</text:p>
      <text:p text:style-name="Standard"/>
      <text:p text:style-name="Standard"><draw:frame draw:style-name="fr2" draw:name="Object4" text:anchor-type="paragraph" svg:x="0.039in" svg:y="0.5862in" svg:width="2.4508in" svg:height="3.7256in" draw:z-index="4"><draw:object xlink:href="./Object 5" xlink:type="simple" xlink:show="embed" xlink:actuate="onLoad"/><draw:image xlink:href="./ObjectReplacements/Object 5" xlink:type="simple" xlink:show="embed" xlink:actuate="onLoad"/></draw:frame>I then erased the leftmost bits in the patterns before and after 0000 and redrew them with a red marker. <text:s/>"What do you notice now?" I asked.</text:p>
      <text:p text:style-name="Standard"/>
      <text:p text:style-name="Standard">"All the negative numbers have leftmost bits that are set to 1 and all of the positive numbers have leftmost bits that are set to 0!" said Pat.</text:p>
      <text:p text:style-name="Standard"/>
      <text:p text:style-name="Standard">"That is correct." I said. <text:s/>"When dealing with bit patterns of any size that represent signed numbers, the leftmost bit indicates whether a number is negative or not. <text:s/>A <text:span text:style-name="T4">1</text:span> in the leftmost bit position indicates that the number is negative and a <text:span text:style-name="T4">0</text:span> in the leftmost bit position indicates that it is positive."</text:p>
      <text:p text:style-name="Standard"/>
      <text:p text:style-name="Standard">"How does the CPU know when a program is dealing with a signed number or with an unsigned number?" asked Pat.</text:p>
      <text:p text:style-name="Standard"/>
      <text:p text:style-name="Standard">"The CPU does not really 'know' whether it is dealing with a signed number or an unsigned <text:soft-page-break/>number. <text:s/>It just executes the instructions it has been given. <text:s/>It is the programmer that decides which variables in the program contain signed numbers and which variables contain unsigned numbers. <text:s/>It is the object that the programmer is modeling with the program that is used to make this determination.</text:p>
      <text:p text:style-name="Standard"/>
      <text:p text:style-name="Standard">"Since the CPU does not 'know' which values represent signed numbers and which values represent unsigned numbers, a flag in the status register ( called the Negative flag ) assumes that all the calculations that are being performed by the CPU are with signed numbers. <text:s/>If the value that is the result of a calculation has its leftmost bit set to a 1, then the Negative flag will also be set to a 1 to indicate the value is <text:span text:style-name="T4">negative</text:span> if it represents a signed number. <text:s/>If the leftmost bit is a 0, then the Negative flag will also be set to a 0 to indicate the value is <text:span text:style-name="T4">positive</text:span> if it represents a signed number."</text:p>
      <text:p text:style-name="Standard"/>
      <text:p text:style-name="Standard">"Do you mean that the Negative flag has been indicating whether results have been negative or not the whole time we have been tracing programs?" asked Pat.</text:p>
      <text:p text:style-name="Standard"/>
      <text:p text:style-name="Standard">I smiled and said "Yes."</text:p>
      <text:p text:style-name="Standard"/>
      <text:p text:style-name="Standard">"I missed that too!" said Pat. <text:s/>"Can we enter in a short program into the emulator and trace through it so that I can see the Negative flag changing?"</text:p>
      <text:p text:style-name="Standard"/>
      <text:p text:style-name="Standard">"Okay." I said. <text:s/>"If you look at the reference information for the LDA instruction you will see that every time it loads a number into the 'A' register, the Negative flag is set or cleared depending in whether or not the number was negative. <text:s/>I will enter a short program which contains 4 LDA instructions directly into the emulator. <text:s/>I will have 2 of these these instructions load positive numbers and have 2 of them load negative numbers."</text:p>
      <text:p text:style-name="Standard"/>
      <text:p text:style-name="Standard">I then entered the following program into the emulator using the Assemble command:</text:p>
      <text:p text:style-name="Standard"/>
      <text:p text:style-name="Preformatted_20_Text">0200 <text:s/>A9 05 <text:s text:c="4"/>LDA #<text:span text:style-name="T10">05</text:span>h</text:p>
      <text:p text:style-name="Preformatted_20_Text">0202 <text:s/>A9 80 <text:s text:c="4"/>LDA #<text:span text:style-name="T13">80</text:span>h</text:p>
      <text:p text:style-name="Preformatted_20_Text">0204 <text:s/>A9 27 <text:s text:c="4"/>LDA #<text:span text:style-name="T10">27</text:span>h</text:p>
      <text:p text:style-name="Preformatted_20_Text">0206 <text:s/>A9 C2 <text:s text:c="4"/>LDA #<text:span text:style-name="T13">C2</text:span>h</text:p>
      <text:p text:style-name="Preformatted_20_Text">0208 <text:s/>00 <text:s text:c="7"/>BRK </text:p>
      <text:p text:style-name="Preformatted_20_Text">...</text:p>
      <text:p text:style-name="Preformatted_20_Text"/>
      <text:p text:style-name="Standard">"Which of these numbers are positive and which of them are negative Pat?" <text:soft-page-break/>I asked.</text:p>
      <text:p text:style-name="Standard"/>
      <text:p text:style-name="Standard">Pat looked at the numbers then picked up the whiteboard and wrote the following:</text:p>
      <text:p text:style-name="Standard"/>
      <text:p text:style-name="Standard"><text:s text:c="3"/>0 <text:s text:c="6"/>5</text:p>
      <text:p text:style-name="Standard"><text:span text:style-name="T10">0</text:span>000 0101</text:p>
      <text:p text:style-name="Standard"/>
      <text:p text:style-name="Standard"><text:s text:c="3"/>8 <text:s text:c="6"/>0</text:p>
      <text:p text:style-name="Standard"><text:span text:style-name="T13">1</text:span>000 0000</text:p>
      <text:p text:style-name="Standard"/>
      <text:p text:style-name="Standard"><text:s text:c="3"/>2 <text:s text:c="6"/>7</text:p>
      <text:p text:style-name="Standard"><text:span text:style-name="T10">0</text:span>010 0111</text:p>
      <text:p text:style-name="Standard"/>
      <text:p text:style-name="Standard"><text:s text:c="3"/>c <text:s text:c="7"/>2</text:p>
      <text:p text:style-name="Standard"><text:span text:style-name="T13">1</text:span>100 0010</text:p>
      <text:p text:style-name="Standard"/>
      <text:p text:style-name="Standard">"The 05 is positive," said Pat "the 80 hex is negative, the 27 hex is positive, and the c2 hex is negative. <text:s/>Am I right?"</text:p>
      <text:p text:style-name="Standard"/>
      <text:p text:style-name="Standard">"Yes, you are right!" I replied. <text:s/>"Now trace through the program and see if the Negative flag agrees with you."</text:p>
      <text:p text:style-name="Standard"/>
      <text:p text:style-name="Standard">Pat then traced through the program:</text:p>
      <text:p text:style-name="Preformatted_20_Text"/>
      <text:p text:style-name="Preformatted_20_Text">-t 0200</text:p>
      <text:p text:style-name="Preformatted_20_Text"/>
      <text:p text:style-name="Preformatted_20_Text">PgmCntr(PC) <text:s/>Accum(AC) <text:s/>XReg(XR) <text:s/>YReg(YR) <text:s/>StkPtr(SP) <text:s/><text:span text:style-name="T10">N</text:span>V-BDIZC(SR)</text:p>
      <text:p text:style-name="Preformatted_20_Text"><text:s text:c="3"/>0202 <text:s text:c="8"/><text:span text:style-name="T10">05</text:span> <text:s text:c="8"/>FC <text:s text:c="7"/>00 <text:s text:c="7"/>FD <text:s text:c="6"/><text:span text:style-name="T10">0</text:span>0010100</text:p>
      <text:p text:style-name="Preformatted_20_Text"/>
      <text:p text:style-name="Preformatted_20_Text">0202 <text:s/>A9 80 <text:s text:c="4"/>LDA #80h</text:p>
      <text:p text:style-name="Preformatted_20_Text"/>
      <text:p text:style-name="Preformatted_20_Text">-t</text:p>
      <text:p text:style-name="Preformatted_20_Text"/>
      <text:p text:style-name="Preformatted_20_Text">PgmCntr(PC) <text:s/>Accum(AC) <text:s/>XReg(XR) <text:s/>YReg(YR) <text:s/>StkPtr(SP) <text:s/><text:span text:style-name="T13">N</text:span>V-BDIZC(SR)</text:p>
      <text:p text:style-name="Preformatted_20_Text"><text:s text:c="3"/>0204 <text:s text:c="8"/><text:span text:style-name="T13">80</text:span> <text:s text:c="8"/>FC <text:s text:c="7"/>00 <text:s text:c="7"/>FD <text:s text:c="6"/><text:span text:style-name="T13">1</text:span>0010100</text:p>
      <text:p text:style-name="Preformatted_20_Text"/>
      <text:p text:style-name="Preformatted_20_Text">0204 <text:s/>A9 27 <text:s text:c="4"/>LDA #27h</text:p>
      <text:p text:style-name="Preformatted_20_Text"/>
      <text:p text:style-name="Preformatted_20_Text">-t</text:p>
      <text:p text:style-name="Preformatted_20_Text"/>
      <text:p text:style-name="Preformatted_20_Text">PgmCntr(PC) <text:s/>Accum(AC) <text:s/>XReg(XR) <text:s/>YReg(YR) <text:s/>StkPtr(SP) <text:s/><text:span text:style-name="T10">N</text:span>V-BDIZC(SR)</text:p>
      <text:p text:style-name="Preformatted_20_Text"><text:s text:c="3"/>0206 <text:s text:c="8"/><text:span text:style-name="T10">27</text:span> <text:s text:c="8"/>FC <text:s text:c="7"/>00 <text:s text:c="7"/>FD <text:s text:c="6"/><text:span text:style-name="T10">0</text:span>0010100</text:p>
      <text:p text:style-name="Preformatted_20_Text"/>
      <text:p text:style-name="Preformatted_20_Text">0206 <text:s/>A9 C2 <text:s text:c="4"/>LDA #C2h</text:p>
      <text:p text:style-name="Preformatted_20_Text"/>
      <text:p text:style-name="Preformatted_20_Text">-t</text:p>
      <text:p text:style-name="Preformatted_20_Text"><text:soft-page-break/></text:p>
      <text:p text:style-name="Preformatted_20_Text">PgmCntr(PC) <text:s/>Accum(AC) <text:s/>XReg(XR) <text:s/>YReg(YR) <text:s/>StkPtr(SP) <text:s/><text:span text:style-name="T13">N</text:span>V-BDIZC(SR)</text:p>
      <text:p text:style-name="Preformatted_20_Text"><text:s text:c="3"/>0208 <text:s text:c="8"/><text:span text:style-name="T13">C2</text:span> <text:s text:c="8"/>FC <text:s text:c="7"/>00 <text:s text:c="7"/>FD <text:s text:c="6"/><text:span text:style-name="T13">1</text:span>0010100</text:p>
      <text:p text:style-name="Preformatted_20_Text"/>
      <text:p text:style-name="Preformatted_20_Text">0208 <text:s/>00 <text:s text:c="7"/>BRK </text:p>
      <text:p text:style-name="Standard"/>
      <text:p text:style-name="Standard">"The Negative flag agreed with me!" said Pat.</text:p>
      <text:p text:style-name="Standard"/>
      <text:p text:style-name="Standard">"Yes it did." I replied. <text:s/>"Now we can look at how a branch instruction branches backwards in memory."</text:p>
      <text:p text:style-name="Plain_5f_heading_5f_1">Backward Branches And Loops</text:p>
      <text:p text:style-name="Standard">"When I was young Pat," I said "I read a story about a man who had found a ring that would send him one minute backwards in time when he pressed it. <text:s/>The ring would not work again until the minute had passed again, so the furtherest he could ever go back in time was just one minute. <text:s/>He eventually figured out how to use the ring to win money at gambling establishments and he did this until he was very rich. <text:s/>One day he decided to spend some of his money by taking a trip to a foreign country. <text:s/>While he was on the plane traveling high above the ocean, a meteor hit the plane and ripped a large hole in the fuselage. <text:s/>He was thrown through the hole and knocked unconscious. <text:s/>When he awoke, he found himself falling towards the ocean."</text:p>
      <text:p text:style-name="Standard"/>
      <text:p text:style-name="Standard">"What did he do!? asked Pat.</text:p>
      <text:p text:style-name="Standard"/>
      <text:p text:style-name="Standard">"What do you think he did?" I said.</text:p>
      <text:p text:style-name="Standard"/>
      <text:p text:style-name="Standard">"He pressed the ring!" cried Pat "and put himself one minute back in time!"</text:p>
      <text:p text:style-name="Standard"/>
      <text:p text:style-name="Standard">"Yes, he did," I said "but after he pressed the ring, he found that he was still falling over the ocean, jut higher up than he was before."</text:p>
      <text:p text:style-name="Standard"/>
      <text:p text:style-name="Standard">"Oh no!" said Pat. <text:s text:c="2"/>"He couldn't press the ring again until a minute had passed so he was stuck repeating his fall towards the ocean over and over again! <text:s/>How awful!"</text:p>
      <text:p text:style-name="Standard"/>
      <text:p text:style-name="Standard">"I agree," I said "and to this day I can still see the man being placed at the top of his fall and then falling, over and over again, in an infinite loop. <text:s/>What brought the story to mind was that when a computer uses a branch instruction or a jump instruction to move the Program Counter backwards in memory, it is similar to the man in the story falling in an infinite loop."</text:p>
      <text:p text:style-name="Standard"/>
      <text:p text:style-name="Standard"><text:soft-page-break/>"It is?" asked Pat. <text:s/>"How?"</text:p>
      <text:p text:style-name="Standard"/>
      <text:p text:style-name="Standard">"When the Program Counter is set to an earlier part of memory, the instructions that have already been executed are executed again. <text:s/>When the branch or the jump instruction is encountered again, it acts like the man's ring and sends the Program Counter back to the earlier set of instructions. <text:s/>Sections of code that execute over and over like this are called <text:span text:style-name="T4">loops</text:span>. <text:s/>Usually, there is some logic that is placed within a loop that will allow the loop to eventually be exited. <text:s/>The word <text:span text:style-name="T4">logic</text:span> in this context means a group of instructions that work together to accomplish a given purpose. <text:s text:c="2"/>If loop exit logic does not exist, or if the logic was written incorrectly, the loop will loop forever. <text:s/>Loops that do not contain exit logic are called <text:span text:style-name="T4">infinite loops</text:span><text:span text:style-name="T16">.</text:span>"</text:p>
      <text:p text:style-name="Standard"/>
      <text:p text:style-name="Standard">"Can an infinite loop really run forever?" asked Pat.</text:p>
      <text:p text:style-name="Standard"/>
      <text:p text:style-name="Standard">"Not really." I replied. <text:s/>"An infinite loop can be forced to exit by the operating system, by pressing the computer's reset button, or by shutting the computer off. <text:s/>Even if the computer were permitted to run continuously, a part in it would eventually wear out which would cause it to crash. <text:s/>Therefore, an infinite loop is really only infinite in theory."</text:p>
      <text:p text:style-name="Standard"/>
      <text:p text:style-name="Standard">"Can you show me an infinite loop?" asked Pat. <text:s/>"I would like to see one."</text:p>
      <text:p text:style-name="Standard"/>
      <text:p text:style-name="Standard">"Yes, an infinite loop is easy to create." I said <text:s/>"I will enter a short program directly into the emulator that contains an infinite loop and then I will let you trace through it. <text:s/>Pay close attention to the contents of the program counter as you trace."</text:p>
      <text:p text:style-name="Standard"/>
      <text:p text:style-name="Standard">I then entered the following program and let Pat trace it.:</text:p>
      <text:p text:style-name="Standard"/>
      <text:p text:style-name="Preformatted_20_Text">-u 0200</text:p>
      <text:p text:style-name="Preformatted_20_Text"/>
      <text:p text:style-name="Preformatted_20_Text"><text:span text:style-name="T10">0200</text:span> <text:s/>A9 01 <text:s text:c="4"/>LDA #01h</text:p>
      <text:p text:style-name="Preformatted_20_Text">0202 <text:s/>A2 02 <text:s text:c="4"/>LDX #02h</text:p>
      <text:p text:style-name="Preformatted_20_Text">0204 <text:s/>4C 00 02 <text:s/><text:span text:style-name="T10">JMP</text:span> <text:span text:style-name="T10">0200h</text:span></text:p>
      <text:p text:style-name="Preformatted_20_Text">0207 <text:s/>00 <text:s text:c="7"/>BRK </text:p>
      <text:p text:style-name="Preformatted_20_Text">...</text:p>
      <text:p text:style-name="Preformatted_20_Text"/>
      <text:p text:style-name="Preformatted_20_Text">-t 0200 </text:p>
      <text:p text:style-name="Preformatted_20_Text"/>
      <text:p text:style-name="Preformatted_20_Text">PgmCntr(PC) <text:s/>Accum(AC) <text:s/>XReg(XR) <text:s/>YReg(YR) <text:s/>StkPtr(SP) <text:s/>NV-BDIZC(SR)</text:p>
      <text:p text:style-name="Preformatted_20_Text"><text:s text:c="3"/><text:span text:style-name="T10">0202</text:span> <text:s text:c="8"/>01 <text:s text:c="8"/>FC <text:s text:c="7"/>00 <text:s text:c="7"/>FD <text:s text:c="6"/>00010100</text:p>
      <text:p text:style-name="Preformatted_20_Text"/>
      <text:p text:style-name="Preformatted_20_Text"><text:span text:style-name="T17">0202</text:span> <text:s/>A2 02 <text:s text:c="4"/>LDX #02h</text:p>
      <text:p text:style-name="Preformatted_20_Text"/>
      <text:p text:style-name="Preformatted_20_Text">-t</text:p>
      <text:p text:style-name="Preformatted_20_Text"><text:soft-page-break/></text:p>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text:soft-page-break/></text:p>
      <text:p text:style-name="Standard">"Wow, it does run in an infinite loop!" said Pat. <text:s/>"Can you now show me a loop that will run for a while and then exit?"</text:p>
      <text:p text:style-name="Standard"/>
      <text:p text:style-name="Standard">"Yes, this is also easy to do." I said. <text:s/>"I will create a small program that will place the number 4 into the X register and then decrement the contents of the X register inside a loop until it reaches 0. <text:s/>When it reaches 0, the loop will exit. <text:s/>This time, pay close attention to the X register, the Program Counter, and the Zero flag."</text:p>
      <text:p text:style-name="Standard"/>
      <text:p text:style-name="Standard">I then created the following program and had Pat trace through it:</text:p>
      <text:p text:style-name="Standard"/>
      <text:p text:style-name="Preformatted_20_Text">-u 0200</text:p>
      <text:p text:style-name="Preformatted_20_Text"/>
      <text:p text:style-name="Preformatted_20_Text">0200 <text:s/>A2 04 <text:s text:c="4"/>LDX #04h</text:p>
      <text:p text:style-name="Preformatted_20_Text"><text:span text:style-name="T10">0202</text:span> <text:s/>CA <text:s text:c="7"/>DEX </text:p>
      <text:p text:style-name="Preformatted_20_Text">0203 <text:s/>D0 <text:span text:style-name="T13">FD</text:span> <text:s text:c="4"/>BNE <text:span text:style-name="T10">0202h</text:span></text:p>
      <text:p text:style-name="Preformatted_20_Text">0205 <text:s/>00 <text:s text:c="7"/>BRK </text:p>
      <text:p text:style-name="Preformatted_20_Text">...</text:p>
      <text:p text:style-name="Preformatted_20_Text"/>
      <text:p text:style-name="Preformatted_20_Text">-t 0200</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4</text:span> <text:s text:c="7"/>00 <text:s text:c="7"/>FD <text:s text:c="6"/>000101<text:span text:style-name="T13">0</text:span>0</text:p>
      <text:p text:style-name="Preformatted_20_Text"/>
      <text:p text:style-name="Preformatted_20_Text"><text:span text:style-name="T17">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3</text:span> <text:s text:c="7"/>00 <text:s text:c="7"/>FD <text:s text:c="6"/>000101<text:span text:style-name="T13">0</text:span>0</text:p>
      <text:p text:style-name="Preformatted_20_Text"/>
      <text:p text:style-name="Preformatted_20_Text"><text:span text:style-name="T17">0203</text:span>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3</text:span> <text:s text:c="7"/>00 <text:s text:c="7"/>FD <text:s text:c="6"/>000101<text:span text:style-name="T13">0</text:span>0</text:p>
      <text:p text:style-name="Preformatted_20_Text"/>
      <text:p text:style-name="Preformatted_20_Text"><text:span text:style-name="T17">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2</text:span> <text:s text:c="7"/>00 <text:s text:c="7"/>FD <text:s text:c="6"/>000101<text:span text:style-name="T13">0</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oft-page-break/><text:s text:c="3"/><text:span text:style-name="T10">0202</text:span> <text:s text:c="8"/>00 <text:s text:c="8"/><text:span text:style-name="T11">02</text:span> <text:s text:c="7"/>00 <text:s text:c="7"/>FD <text:s text:c="6"/>000101<text:span text:style-name="T13">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1</text:span> <text:s text:c="7"/>00 <text:s text:c="7"/>FD <text:s text:c="6"/>000101<text:span text:style-name="T13">0</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1</text:span> <text:s text:c="7"/>00 <text:s text:c="7"/>FD <text:s text:c="6"/>000101<text:span text:style-name="T13">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0</text:span> <text:s text:c="7"/>00 <text:s text:c="7"/>FD <text:s text:c="6"/>000101<text:span text:style-name="T13">1</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0">0205</text:span> <text:s text:c="8"/>00 <text:s text:c="8"/>00 <text:s text:c="7"/>00 <text:s text:c="7"/>FD <text:s text:c="6"/>00010110</text:p>
      <text:p text:style-name="Preformatted_20_Text"/>
      <text:p text:style-name="Preformatted_20_Text">0205 <text:s/>00 <text:s text:c="7"/>BRK </text:p>
      <text:p text:style-name="Preformatted_20_Text"/>
      <text:p text:style-name="Standard">"What did the program do?" I asked.</text:p>
      <text:p text:style-name="Standard"/>
      <text:p text:style-name="Standard">"The loop kept looping until the X register was decremented to 0, then the Zero flag was set and the BNE instruction fell through to the next instruction instead of taking the branch." said Pat.</text:p>
      <text:p text:style-name="Standard"/>
      <text:p text:style-name="Standard">"Correct." <text:s/>I said. <text:s/>"Now, look at the program again and tell me what the operand is for the BNE instruction."</text:p>
      <text:p text:style-name="Standard"/>
      <text:p text:style-name="Standard">Pat looked at the program and then said "FD hex? <text:s/>That seems like too large of a number... wait, the BNE is branching <text:span text:style-name="T4">backwards</text:span> in memory so it must be a <text:span text:style-name="T4">negative</text:span> number!"</text:p>
      <text:p text:style-name="Standard"/>
      <text:p text:style-name="Standard">"It is indeed a negative number, Pat." I said. <text:s/>"Can you determine what the number is in decimal?"</text:p>
      <text:p text:style-name="Standard"/>
      <text:p text:style-name="Standard">"Hmmm," said Pat "FD hex is equal to 11111101 in binary. <text:s/>Just a bit ago <text:soft-page-break/>we created a table which showed 4-bit binary numerals and their positive and negative decimal equivalents. <text:s/>I am guessing that if we just extend this table to 8 bits and added a column for hex numerals, we can figure out what FD hex is equivalent to in decimal."</text:p>
      <text:p text:style-name="Standard"/>
      <text:p text:style-name="Standard">"Go ahead and extend the table then." I said. <text:s/>Pat then modified the table. (see Fig. 5)</text:p>
      <text:p text:style-name="Standard"><draw:frame draw:style-name="fr2" draw:name="Object5" text:anchor-type="paragraph" svg:x="-0.011in" svg:y="0.0307in" svg:width="4.2339in" svg:height="3.8339in" draw:z-index="7"><draw:object xlink:href="./Object 8" xlink:type="simple" xlink:show="embed" xlink:actuate="onLoad"/><draw:image xlink:href="./ObjectReplacements/Object 8" xlink:type="simple" xlink:show="embed" xlink:actuate="onLoad"/></draw:frame>"FD hex is equal to -3 decimal!" said Pat.</text:p>
      <text:p text:style-name="Standard"/>
      <text:p text:style-name="Standard">"Look at the program again and tell me how many locations backwards in memory the address is that the BNE is branching to from the address of the instruction that is underneath it."</text:p>
      <text:p text:style-name="Standard"/>
      <text:p text:style-name="Standard">Pat counted the addresses then said "3 memory locations, that's cool!"</text:p>
      <text:p text:style-name="Standard"/>
      <text:p text:style-name="Standard">"I agree," I said "the way loops work is strange, simple, and exciting!"</text:p>
      <text:p text:style-name="Standard"/>
      <text:p text:style-name="Standard">"What else can loops do?" asked Pat.</text:p>
      <text:p text:style-name="Standard"/>
      <text:p text:style-name="Standard">"The ability to execute a group of instructions over and over again by looping," I replied "is one of the fundamental capabilities that give a computer its enormous power. <text:s/>In fact, machines of all types derive much of their power from the principle of <text:span text:style-name="T4">repeated cycling</text:span>. <text:s/></text:p>
      <text:p text:style-name="Standard"/>
      <text:p text:style-name="Standard">A simple example of this is a car tire. <text:s/>A tire would not be very useful if it could only be rolled through one revolution. <text:s/>This brings to mind the image of a person who just purchased a brand new car at a dealership. <text:s/>The papers have been signed, the whole family ( including the dog ) has just been loaded into the car, and they are ready to drive home. <text:s/>The person starts the car, puts it into drive, moves forward one full revolution of the tires, and stops. <text:s/>The person then jacks up the car, removes the tires, discards them, puts on a set of new ones, lowers the car, then drives <text:soft-page-break/>forward one more revolution of the tires. <text:s/>This process is continued all the way home!"</text:p>
      <text:p text:style-name="Standard"/>
      <text:p text:style-name="Standard">Pat burst out laughing and I did too!</text:p>
      <text:p text:style-name="Standard"/>
      <text:p text:style-name="Standard">I then continued "Other examples of machines that make use of the repeated cycles principle include internal combustion engines, sewing machines, hammers, screws, drills, and pumps. <text:s/>Many more examples exist, but they are too numerous to list."</text:p>
      <text:p text:style-name="Standard"/>
      <text:p text:style-name="Standard">"I hadn't thought about it before," said Pat "but you're right, lots of machines repeat their cycles. <text:s/>I also never would have guessed that computers repeat cycles too because, from the outside, it looks like they just sit there."</text:p>
      <text:p text:style-name="Standard"/>
      <text:p text:style-name="Standard">"In a program," I said "loops are used for all kinds of purposes like adding series of numbers together, repeatedly checking to see if an event ( like the pressing of a keyboard key ) has occurred, moving graphics across a screen, searching files, generating sounds, and spell checking documents."</text:p>
      <text:p text:style-name="Standard"/>
      <text:p text:style-name="Standard">"Can we create a program that uses a loop to do something useful?" asked Pat. "Maybe something simple like adding a series of numbers together."</text:p>
      <text:p text:style-name="Standard"/>
      <text:p text:style-name="Standard">"Yes, we can do this." I said. <text:s/>"But first we need to talk about the Carry flag, indexed addressing modes, and commenting programs.</text:p>
      <text:p text:style-name="Plain_5f_heading_5f_1">The Carry Flag</text:p>
      <text:p text:style-name="Standard">"What I would like you to do now Pat," I said "is to add 1 to 99 decimal on the whiteboard and explain how carrying works when an addition in a given column results in a number that is too large to fit in that column."</text:p>
      <text:p text:style-name="Standard"/>
      <text:p text:style-name="Standard">Pat added 1 to 99 decimal on the whiteboard then said "Starting in the ones column, 1 is added to 9 and the result is 1 ten and 0 ones. <text:s/>The 10 will not fit into the one's column, so it is carried over to the tens column. <text:s/>The 90 that is in the tens column is then added to the 10 that was carried over there and the result is 1 hundred and 0 tens. <text:s/>The 1 hundred is too large to fit into the tens column, so it is carried over to the hundreds column." (see Fig. 5)</text:p>
      <text:p text:style-name="Standard"/>
      <text:p text:style-name="Standard"><draw:frame draw:style-name="fr2" draw:name="Object8" text:anchor-type="paragraph" svg:x="0.1138in" svg:y="0.1083in" svg:width="6.0339in" svg:height="1.7091in" draw:z-index="5"><draw:object xlink:href="./Object 6" xlink:type="simple" xlink:show="embed" xlink:actuate="onLoad"/><draw:image xlink:href="./ObjectReplacements/Object 6" xlink:type="simple" xlink:show="embed" xlink:actuate="onLoad"/></draw:frame></text:p>
      <text:p text:style-name="Standard"><text:soft-page-break/>"Very good Pat." I said "Now I am going to do another addition on the whiteboard except I will be adding 1 to 11111111 binary." (see Fig. 6)</text:p>
      <text:p text:style-name="Standard"/>
      <text:p text:style-name="Standard"><draw:frame draw:style-name="fr2" draw:name="Object10" text:anchor-type="paragraph" svg:x="0.3055in" svg:y="0.0827in" svg:width="5.9083in" svg:height="1.8335in" draw:z-index="6"><draw:object xlink:href="./Object 7" xlink:type="simple" xlink:show="embed" xlink:actuate="onLoad"/><draw:image xlink:href="./ObjectReplacements/Object 7" xlink:type="simple" xlink:show="embed" xlink:actuate="onLoad"/></draw:frame></text:p>
      <text:p text:style-name="Standard">"1 + 1 binary equals 10 binary." I said. <text:s/>"Notice how the bits from each addition in each column are carried over to the column to the left of it. <text:s/>Also notice that the result is a 9 bit number, not an 8 bit number."</text:p>
      <text:p text:style-name="Standard"/>
      <text:p text:style-name="Standard">"Uh Oh," said Pat "we have a problem."</text:p>
      <text:p text:style-name="Standard"/>
      <text:p text:style-name="Standard">"What is the problem?" I asked.</text:p>
      <text:p text:style-name="Standard"/>
      <text:p text:style-name="Standard">"Our registers are only 8 bits wide so where is the 9th bit going?" replied Pat.</text:p>
      <text:p text:style-name="Standard"/>
      <text:p text:style-name="Standard">"You are very observant." I said. <text:s/>"Our registers are only 8 bits wide and so are our memory locations. <text:s/>Even if our registers were wider, we would still run into a problem like this eventually when we started using larger numbers. <text:s/>This is the problem that the <text:span text:style-name="T4">Carry flag</text:span> has been designed to solve and the way it does it is like this." I then added information about the carry flag to the diagram on the whiteboard (see Fig. 7)</text:p>
      <text:p text:style-name="Standard"><draw:frame draw:style-name="fr2" draw:name="Object6" text:anchor-type="paragraph" svg:x="0.3055in" svg:y="0.0827in" svg:width="5.9083in" svg:height="1.8335in" draw:z-index="8"><draw:object xlink:href="./Object 9" xlink:type="simple" xlink:show="embed" xlink:actuate="onLoad"/><draw:image xlink:href="./ObjectReplacements/Object 9" xlink:type="simple" xlink:show="embed" xlink:actuate="onLoad"/></draw:frame></text:p>
      <text:p text:style-name="Standard"><text:soft-page-break/>Pat studied the diagram then said "But what happens to the bit after it has been placed into the Carry flag?"</text:p>
      <text:p text:style-name="Standard"/>
      <text:p text:style-name="Standard">"Have you ever wondered what the 'C' means in the ADC instruction's name?" I asked.</text:p>
      <text:p text:style-name="Standard"/>
      <text:p text:style-name="Standard">"Yes, I've wondered about it because it always seemed to me that this instruction should have been called ADD instead of ADC." replied Pat.</text:p>
      <text:p text:style-name="Standard"/>
      <text:p text:style-name="Standard">"The 'C' stands for Carry," I said "and what this means is that the ADC instruction will add the value in the 'A' register with a value in memory <text:span text:style-name="T4">and to this sum it will add the contents of the Carry flag</text:span>. <text:s/>Therefore, the correct name of the ADC instruction is ADd with Carry."</text:p>
      <text:p text:style-name="Standard"/>
      <text:p text:style-name="Standard">"Wait a minute!" said Pat. <text:s/>"If the ADC instruction always includes the value of the Carry flag in its calculations, what happens if the Carry flag just happens to be set to 1 when a calculation is performed? <text:s/>Wouldn't it result in the answer being one more than it should be?"</text:p>
      <text:p text:style-name="Standard"/>
      <text:p text:style-name="Standard">"Yes," I replied "and this is why a CLC or CLear Carry instruction is always placed just before an ADC instruction unless a multi-byte addition is being performed."</text:p>
      <text:p text:style-name="Standard"/>
      <text:p text:style-name="Standard">"But we haven't been placing a CLC instruction before our ADC instructions," said Pat "so why have our answers have been coming out okay?"</text:p>
      <text:p text:style-name="Standard"/>
      <text:p text:style-name="Standard">"The reason that our answers have been correct so far," I said "is because the emulator and the monitor have been programmed to launch with the Carry flag set to 0. <text:s/>I have not been placing a CLC instruction ahead of the ADC instructions we have been using because I was not ready yet to tell you about how the Status register's flags worked." <text:s/></text:p>
      <text:p text:style-name="Standard"><text:soft-page-break/></text:p>
      <text:p text:style-name="Standard">"That was probably a good idea," said Pat "because I don't think I would have been able to understand what the flags did if you had told me about them earlier than you did. <text:s/>Now that I know about the Carry flag, though, can you show me how it is used to add together 2 bytes that have a result that is larger than 8 bits?"</text:p>
      <text:p text:style-name="Standard"/>
      <text:p text:style-name="Standard">"Yes." I said "I will create a small program that performs the addition from the example on the whiteboard and you then can trace it." <text:s/></text:p>
      <text:p text:style-name="Standard"/>
      <text:p text:style-name="Standard">I created the following program:</text:p>
      <text:p text:style-name="Standard"/>
      <text:p text:style-name="Preformatted_20_Text"><text:bookmark-start text:name="DDE_LINK2"/>0200 <text:s text:c="11"/>000001 |<text:tab/>org 0200h</text:p>
      <text:p text:style-name="Preformatted_20_Text"><text:s text:c="16"/>000002 |<text:tab/></text:p>
      <text:p text:style-name="Preformatted_20_Text">0200 <text:span text:style-name="T10">FF</text:span> <text:s text:c="8"/>000003 |number1 dbt <text:span text:style-name="T10">11111111</text:span>b</text:p>
      <text:p text:style-name="Preformatted_20_Text">0201 <text:span text:style-name="T10">01</text:span> <text:s text:c="8"/>000004 |number2 dbt <text:span text:style-name="T10">00000001</text:span>b</text:p>
      <text:p text:style-name="Preformatted_20_Text"><text:s text:c="16"/>000005 |</text:p>
      <text:p text:style-name="Preformatted_20_Text">0205 <text:s text:c="11"/>000006 |<text:tab/>org 0205h</text:p>
      <text:p text:style-name="Preformatted_20_Text"><text:s text:c="16"/>000007 |<text:tab/></text:p>
      <text:p text:style-name="Preformatted_20_Text">0205 AD 00 02 <text:s text:c="2"/>000008 |<text:tab/>lda number1</text:p>
      <text:p text:style-name="Preformatted_20_Text">0208 18 <text:s text:c="8"/>000009 |<text:tab/>clc</text:p>
      <text:p text:style-name="Preformatted_20_Text">0209 6D 01 02 <text:s text:c="2"/>000010 |<text:tab/>adc number2</text:p>
      <text:p text:style-name="Preformatted_20_Text"><text:s text:c="16"/>000011 |<text:tab/></text:p>
      <text:p text:style-name="Preformatted_20_Text">020C 00 <text:s text:c="8"/>000012 |<text:tab/>brk</text:p>
      <text:p text:style-name="Preformatted_20_Text"><text:s text:c="16"/>000013 |<text:tab/></text:p>
      <text:p text:style-name="Preformatted_20_Text"><text:s text:c="16"/>000014 |<text:tab/>end</text:p>
      <text:p text:style-name="Preformatted_20_Text"><text:s text:c="16"/>000015 |<text:tab/><text:bookmark-end text:name="DDE_LINK2"/><text:tab/></text:p>
      <text:p text:style-name="Preformatted_20_Text"/>
      <text:p text:style-name="Standard">And then Pat dumped it, unassembled it, and traced through it:</text:p>
      <text:p text:style-name="Standard"/>
      <text:p text:style-name="Preformatted_20_Text">-d 0200</text:p>
      <text:p text:style-name="Preformatted_20_Text"/>
      <text:p text:style-name="Preformatted_20_Text">0200 <text:s/><text:span text:style-name="T10">FF 01</text:span> 00 00 00 AD 00 02 - 18 6D 01 02 00 00 00 00 <text:s/>.........m...... </text:p>
      <text:p text:style-name="Preformatted_20_Text"/>
      <text:p text:style-name="Preformatted_20_Text">-u 0205</text:p>
      <text:p text:style-name="Preformatted_20_Text"/>
      <text:p text:style-name="Preformatted_20_Text">0205 <text:s/>AD 00 02 <text:s/>LDA 0200h</text:p>
      <text:p text:style-name="Preformatted_20_Text">0208 <text:s/>18 <text:s text:c="7"/>CLC </text:p>
      <text:p text:style-name="Preformatted_20_Text">0209 <text:s/>6D 01 02 <text:s/>ADC 0201h</text:p>
      <text:p text:style-name="Preformatted_20_Text">020C <text:s/>00 <text:s text:c="7"/>BRK </text:p>
      <text:p text:style-name="Preformatted_20_Text">...</text:p>
      <text:p text:style-name="Preformatted_20_Text"/>
      <text:p text:style-name="Preformatted_20_Text">-t 0205</text:p>
      <text:p text:style-name="Preformatted_20_Text"/>
      <text:p text:style-name="Preformatted_20_Text">PgmCntr(PC) <text:s/>Accum(AC) <text:s/>XReg(XR) <text:s/>YReg(YR) <text:s/>StkPtr(SP) <text:s/>NV-BDIZC(SR)</text:p>
      <text:p text:style-name="Preformatted_20_Text"><text:s text:c="3"/>0208 <text:s text:c="8"/><text:span text:style-name="T10">FF</text:span> <text:s text:c="8"/>FC <text:s text:c="7"/>00 <text:s text:c="7"/>FD <text:s text:c="6"/>10010100</text:p>
      <text:p text:style-name="Preformatted_20_Text"/>
      <text:p text:style-name="Preformatted_20_Text">0208 <text:s/>18 <text:s text:c="7"/>CLC </text:p>
      <text:p text:style-name="Preformatted_20_Text"/>
      <text:p text:style-name="Preformatted_20_Text">-t</text:p>
      <text:p text:style-name="Preformatted_20_Text"/>
      <text:p text:style-name="Preformatted_20_Text"><text:soft-page-break/></text:p>
      <text:p text:style-name="Preformatted_20_Text">PgmCntr(PC) <text:s/>Accum(AC) <text:s/>XReg(XR) <text:s/>YReg(YR) <text:s/>StkPtr(SP) <text:s/>NV-BDIZ<text:span text:style-name="T13">C</text:span>(SR)</text:p>
      <text:p text:style-name="Preformatted_20_Text"><text:s text:c="3"/>0209 <text:s text:c="8"/>FF <text:s text:c="8"/>FC <text:s text:c="7"/>00 <text:s text:c="7"/>FD <text:s text:c="6"/>1001010<text:span text:style-name="T13">0</text:span></text:p>
      <text:p text:style-name="Preformatted_20_Text"/>
      <text:p text:style-name="Preformatted_20_Text">0209 <text:s/>6D 01 02 <text:s/>ADC 0201h</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C <text:s text:c="8"/><text:span text:style-name="T10">00</text:span> <text:s text:c="8"/>FC <text:s text:c="7"/>00 <text:s text:c="7"/>FD <text:s text:c="6"/>000101<text:span text:style-name="T13">1</text:span>1</text:p>
      <text:p text:style-name="Preformatted_20_Text"/>
      <text:p text:style-name="Preformatted_20_Text">020C <text:s/>00 <text:s text:c="7"/>BRK </text:p>
      <text:p text:style-name="Standard"/>
      <text:p text:style-name="Standard">"Notice that after the ADC instruction was executed," I said "it resulted in 00 being placed in the 'A' register and the Carry flag being set to 1. <text:s/>This matches the calculation we made on the whiteboard." ( again, see Fig. 7 ).</text:p>
      <text:p text:style-name="Plain_5f_heading_5f_1">Indexed Addressing Modes And Commenting Programs</text:p>
      <text:p text:style-name="Standard">"Now that you know how the Carry flag works Pat," I said "we can create a program that adds a series of numbers together in a loop. <text:s/>In order to do this, however, we will need to use one of the indexed addressing modes."</text:p>
      <text:p text:style-name="Standard"/>
      <text:p text:style-name="Standard">"What does an indexed addressing mode do?" asked Pat.</text:p>
      <text:p text:style-name="Standard"/>
      <text:p text:style-name="Standard">I replied "An indexed addressing mode uses the contents of either the X register or the Y register as an offset from some <text:span text:style-name="T4">base</text:span> <text:span text:style-name="T4">address</text:span> to determine what is called the <text:span text:style-name="T4">effective</text:span> <text:span text:style-name="T4">address</text:span>. <text:s/></text:p>
      <text:p text:style-name="Standard"/>
      <text:p text:style-name="Standard">For example, with the <text:span text:style-name="T4">Absolute,X</text:span> addressing mode, the programmer specifies an <text:span text:style-name="T4">absolute</text:span> <text:span text:style-name="T4">address</text:span> to use as the <text:span text:style-name="T4">base</text:span> <text:span text:style-name="T4">address</text:span> and then the contents of the X register are added to this <text:span text:style-name="T4">base</text:span> <text:span text:style-name="T4">address</text:span> to determine the <text:span text:style-name="T4">effective address</text:span> that will be accessed by the instruction."</text:p>
      <text:p text:style-name="Standard"/>
      <text:p text:style-name="Standard">"I don't get it." said Pat, with a confused look.</text:p>
      <text:p text:style-name="Standard"/>
      <text:p text:style-name="Standard">"Then I will create a program that shows how Absolute,X addressing works, trace through it, and then we will discuss it."</text:p>
      <text:p text:style-name="Standard"/>
      <text:p text:style-name="Standard">I then created the following program and traced it:</text:p>
      <text:p text:style-name="Standard"/>
      <text:p text:style-name="Preformatted_20_Text">0200 <text:s text:c="11"/>000001 |<text:tab/>org 0200h</text:p>
      <text:p text:style-name="Preformatted_20_Text"><text:s text:c="16"/>000002 |<text:tab/></text:p>
      <text:p text:style-name="Preformatted_20_Text">0200 41 <text:s text:c="8"/>000003 |nums<text:tab/>dbt 41h,42h,<text:span text:style-name="T13">43h</text:span>,44h,45h</text:p>
      <text:p text:style-name="Preformatted_20_Text">0201 42 <text:s text:c="14"/></text:p>
      <text:p text:style-name="Preformatted_20_Text"><text:span text:style-name="T13">0202 43</text:span> <text:s text:c="14"/></text:p>
      <text:p text:style-name="Preformatted_20_Text"><text:soft-page-break/>0203 44 <text:s text:c="14"/></text:p>
      <text:p text:style-name="Preformatted_20_Text">0204 45 <text:s text:c="14"/></text:p>
      <text:p text:style-name="Preformatted_20_Text">0205 46 <text:s text:c="14"/></text:p>
      <text:p text:style-name="Preformatted_20_Text"><text:s text:c="16"/>000004 |</text:p>
      <text:p text:style-name="Preformatted_20_Text">0210 <text:s text:c="11"/>000005 |<text:tab/>org 0210h</text:p>
      <text:p text:style-name="Preformatted_20_Text"><text:s text:c="16"/>000006 |<text:tab/></text:p>
      <text:p text:style-name="Preformatted_20_Text">0210 A2 02 <text:s text:c="5"/>000007 |<text:tab/>ldx #02d</text:p>
      <text:p text:style-name="Preformatted_20_Text">0212 BD 00 02 <text:s text:c="2"/>000008 |<text:tab/>lda nums,x</text:p>
      <text:p text:style-name="Preformatted_20_Text"><text:s text:c="16"/>000009 |<text:tab/></text:p>
      <text:p text:style-name="Preformatted_20_Text">0215 00 <text:s text:c="8"/>000010 |<text:tab/>brk</text:p>
      <text:p text:style-name="Preformatted_20_Text"><text:s text:c="16"/>000011 |<text:tab/></text:p>
      <text:p text:style-name="Preformatted_20_Text"><text:s text:c="16"/>000012 |<text:tab/>end</text:p>
      <text:p text:style-name="Preformatted_20_Text"><text:s text:c="16"/>000013 |<text:tab/><text:tab/></text:p>
      <text:p text:style-name="Standard"/>
      <text:p text:style-name="Preformatted_20_Text">-d 0200</text:p>
      <text:p text:style-name="Preformatted_20_Text"/>
      <text:p text:style-name="Preformatted_20_Text">0200 <text:s/>41 42 <text:span text:style-name="T13">43</text:span> 44 45 46 00 00 - 00 00 00 00 00 00 00 00 <text:s/>ABCDEF.......... </text:p>
      <text:p text:style-name="Preformatted_20_Text"/>
      <text:p text:style-name="Preformatted_20_Text"/>
      <text:p text:style-name="Preformatted_20_Text">-u 0210</text:p>
      <text:p text:style-name="Preformatted_20_Text"/>
      <text:p text:style-name="Preformatted_20_Text">0210 <text:s/>A2 02 <text:s text:c="4"/>LDX #02h</text:p>
      <text:p text:style-name="Preformatted_20_Text">0212 <text:s/>BD 00 02 <text:s/>LDA 0200h,X</text:p>
      <text:p text:style-name="Preformatted_20_Text">0215 <text:s/>00 <text:s text:c="7"/>BRK </text:p>
      <text:p text:style-name="Preformatted_20_Text">...</text:p>
      <text:p text:style-name="Preformatted_20_Text"/>
      <text:p text:style-name="Preformatted_20_Text">-t 0210</text:p>
      <text:p text:style-name="Preformatted_20_Text"/>
      <text:p text:style-name="Preformatted_20_Text">PgmCntr(PC) <text:s/>Accum(AC) <text:s/>XReg(XR) <text:s/>YReg(YR) <text:s/>StkPtr(SP) <text:s/>NV-BDIZC(SR)</text:p>
      <text:p text:style-name="Preformatted_20_Text"><text:s text:c="3"/>0212 <text:s text:c="8"/>00 <text:s text:c="8"/><text:span text:style-name="T13">02</text:span> <text:s text:c="7"/>00 <text:s text:c="7"/>FD <text:s text:c="6"/>00010100</text:p>
      <text:p text:style-name="Preformatted_20_Text"/>
      <text:p text:style-name="Preformatted_20_Text">0212 <text:s/>BD 00 02 <text:s/><text:span text:style-name="T10">LDA 0200h,X</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5 <text:s text:c="8"/><text:span text:style-name="T13">43</text:span> <text:s text:c="8"/>02 <text:s text:c="7"/>00 <text:s text:c="7"/>FD <text:s text:c="6"/>00010100</text:p>
      <text:p text:style-name="Preformatted_20_Text"/>
      <text:p text:style-name="Preformatted_20_Text">0215 <text:s/>00 <text:s text:c="7"/>BRK </text:p>
      <text:p text:style-name="Preformatted_20_Text"/>
      <text:p text:style-name="Standard">"The LDA instruction in this program uses the <text:span text:style-name="T4">Absolute,X</text:span> addressing mode to determine the memory location which it will copy the value from." I said <text:s/>"This memory location is called the <text:span text:style-name="T4">effective address</text:span>. <text:s/>The <text:span text:style-name="T4">base address</text:span> is <text:span text:style-name="T4">0200</text:span> hex and <text:span text:style-name="T4">02</text:span> has already been loaded into the X register. <text:s/>The <text:span text:style-name="T4">effective address</text:span> is calculated by adding the base address to the contents of the X register which, in this case, is 0200 hex + 02 which equals 0202 hex."</text:p>
      <text:p text:style-name="Standard"/>
      <text:p text:style-name="Standard">"What did I place into memory starting at location 0200h, Pat?" I asked.</text:p>
      <text:p text:style-name="Standard"/>
      <text:p text:style-name="Standard">Pat looked at the program and said "You placed a variable there called <text:soft-page-break/><text:span text:style-name="T4">nums</text:span>, but instead of defining a single byte at address 0200 hex, you placed a series of 5 bytes in this area of memory with the first byte being located at address 0200 hex. <text:s/>I didn't know that the <text:span text:style-name="T4">dbt</text:span> directive could be used to place a series of bytes into memory, thats interesting."</text:p>
      <text:p text:style-name="Standard"/>
      <text:p text:style-name="Standard">"When a group of values that are related to each other are placed into consecutive memory locations like this," I said "they are referred to as a <text:span text:style-name="T4">table</text:span><text:span text:style-name="T16">, an </text:span><text:span text:style-name="T4">array</text:span><text:span text:style-name="T16">,</text:span><text:span text:style-name="T4"> or a list</text:span>. <text:s/>This array consists of 5 bytes and these bytes just happen to contain the first 5 capital ASCII letters.</text:p>
      <text:p text:style-name="Standard"/>
      <text:p text:style-name="Standard">When the instruction <text:span text:style-name="T4">lda nums,x</text:span> was executed, it took the address of <text:span text:style-name="T4">nums</text:span> ( which is 0200 hex ) and added to it the contents of the X register ( which is 02 ). <text:s text:c="2"/>It then used the resulting sum ( 0202 hex ) to determine which memory location to copy the value from. <text:s/>What number is at address 0202 hex, Pat?"</text:p>
      <text:p text:style-name="Standard"/>
      <text:p text:style-name="Standard">Pat looked at the program and said "43 hex."</text:p>
      <text:p text:style-name="Standard"/>
      <text:p text:style-name="Standard">"And what number was loaded into the 'A' register when it was traced?" I asked.</text:p>
      <text:p text:style-name="Standard"/>
      <text:p text:style-name="Standard">"43 hex!" Pat replied. <text:s/>"The Absolute,X addressing mode worked!"</text:p>
      <text:p text:style-name="Standard"/>
      <text:p text:style-name="Standard">"Yes it did," I replied "now I will create a program that determines the sum of an array of numbers."</text:p>
      <text:p text:style-name="Standard"/>
      <text:p text:style-name="Standard">Here is the program I created:</text:p>
      <text:p text:style-name="Standard"/>
      <text:p text:style-name="Preformatted_20_Text"/>
      <text:p text:style-name="Preformatted_20_Text"><text:bookmark-start text:name="DDE_LINK1"/><text:s text:c="16"/>000001 |;The purpose of this program is to calculate the</text:p>
      <text:p text:style-name="Preformatted_20_Text"><text:s text:c="16"/>000002 |;sum of the array nums and then to place the</text:p>
      <text:p text:style-name="Preformatted_20_Text"><text:s text:c="16"/>000003 |;result into the variable sum.</text:p>
      <text:p text:style-name="Preformatted_20_Text"><text:s text:c="16"/>000004 |</text:p>
      <text:p text:style-name="Preformatted_20_Text">0200 <text:s text:c="11"/>000005 |<text:tab/>org 0200h</text:p>
      <text:p text:style-name="Preformatted_20_Text"><text:s text:c="16"/>000006 |<text:tab/></text:p>
      <text:p text:style-name="Preformatted_20_Text"><text:s text:c="16"/>000007 |;An array of 10 bytes.</text:p>
      <text:p text:style-name="Preformatted_20_Text">0200 01 <text:s text:c="8"/>000008 |nums<text:tab/>dbt 1d,2d,3d,4d,5d,6d,7d,8d,9d,10d</text:p>
      <text:p text:style-name="Preformatted_20_Text">0201 02 <text:s text:c="14"/></text:p>
      <text:p text:style-name="Preformatted_20_Text">0202 03 <text:s text:c="14"/></text:p>
      <text:p text:style-name="Preformatted_20_Text">0203 04 <text:s text:c="14"/></text:p>
      <text:p text:style-name="Preformatted_20_Text">0204 05 <text:s text:c="14"/></text:p>
      <text:p text:style-name="Preformatted_20_Text">0205 06 <text:s text:c="14"/></text:p>
      <text:p text:style-name="Preformatted_20_Text">0206 07 <text:s text:c="14"/></text:p>
      <text:p text:style-name="Preformatted_20_Text">0207 08 <text:s text:c="14"/></text:p>
      <text:p text:style-name="Preformatted_20_Text">0208 09 <text:s text:c="14"/></text:p>
      <text:p text:style-name="Preformatted_20_Text">0209 0A <text:s text:c="14"/></text:p>
      <text:p text:style-name="Preformatted_20_Text"><text:soft-page-break/><text:s text:c="16"/>000009 |</text:p>
      <text:p text:style-name="Preformatted_20_Text"><text:s text:c="16"/>000010 |;Holds the sum of array at nums.</text:p>
      <text:p text:style-name="Preformatted_20_Text">020A 00 <text:s text:c="8"/>000011 |sum<text:tab/>dbt 0d</text:p>
      <text:p text:style-name="Preformatted_20_Text"><text:s text:c="16"/>000012 |<text:tab/></text:p>
      <text:p text:style-name="Preformatted_20_Text">0250 <text:s text:c="11"/>000013 |<text:tab/>org 0250h</text:p>
      <text:p text:style-name="Preformatted_20_Text"><text:s text:c="16"/>000014 |<text:tab/></text:p>
      <text:p text:style-name="Preformatted_20_Text"><text:s text:c="16"/>000015 |;Initialize the X register so that it offsets 0 </text:p>
      <text:p text:style-name="Preformatted_20_Text"><text:s text:c="16"/>000016 |;positions into the array nums.</text:p>
      <text:p text:style-name="Preformatted_20_Text">0250 A2 00 <text:s text:c="5"/>000017 |<text:tab/>ldx #0d</text:p>
      <text:p text:style-name="Preformatted_20_Text"><text:s text:c="16"/>000018 |<text:tab/></text:p>
      <text:p text:style-name="Preformatted_20_Text"><text:s text:c="16"/>000019 |;Initialize register 'A' to 0. <text:s/>This needs to be done </text:p>
      <text:p text:style-name="Preformatted_20_Text"><text:s text:c="16"/>000020 |;so that an old value in 'A' does not produce a wrong </text:p>
      <text:p text:style-name="Preformatted_20_Text"><text:s text:c="16"/>000021 |;sum during the first loop iteration.</text:p>
      <text:p text:style-name="Preformatted_20_Text">0252 A9 00 <text:s text:c="5"/>000022 |<text:tab/>lda #0d</text:p>
      <text:p text:style-name="Preformatted_20_Text"><text:s text:c="16"/>000023 |<text:tab/></text:p>
      <text:p text:style-name="Preformatted_20_Text"><text:s text:c="16"/>000024 |;Clear the carry flag so that it does not cause a</text:p>
      <text:p text:style-name="Preformatted_20_Text"><text:s text:c="16"/>000025 |;wrong sum to be calculated by the ADC instruction.</text:p>
      <text:p text:style-name="Preformatted_20_Text">0254 18 <text:s text:c="8"/>000026 |<text:tab/>clc</text:p>
      <text:p text:style-name="Preformatted_20_Text"><text:s text:c="16"/>000027 |<text:tab/></text:p>
      <text:p text:style-name="Preformatted_20_Text"><text:s text:c="16"/>000028 |;This label is the top of the calculation loop.</text:p>
      <text:p text:style-name="Preformatted_20_Text">0255 <text:s text:c="11"/>000029 |AddMore <text:s/>*</text:p>
      <text:p text:style-name="Preformatted_20_Text"><text:s text:c="16"/>000030 |</text:p>
      <text:p text:style-name="Preformatted_20_Text"><text:s text:c="16"/>000031 |;Obtain a value from the array at offset X positions </text:p>
      <text:p text:style-name="Preformatted_20_Text"><text:s text:c="16"/>000032 |;into the array and add this value to the contents </text:p>
      <text:p text:style-name="Preformatted_20_Text"><text:s text:c="16"/>000033 |;of the 'A' register.</text:p>
      <text:p text:style-name="Preformatted_20_Text">0255 7D 00 02 <text:s text:c="2"/>000034 |<text:tab/>adc nums,x</text:p>
      <text:p text:style-name="Preformatted_20_Text"><text:s text:c="16"/>000035 |<text:tab/></text:p>
      <text:p text:style-name="Preformatted_20_Text"><text:s text:c="16"/>000036 |;Increment X to the next offset position.</text:p>
      <text:p text:style-name="Preformatted_20_Text">0258 E8 <text:s text:c="8"/>000037 |<text:tab/>inx</text:p>
      <text:p text:style-name="Preformatted_20_Text"><text:s text:c="16"/>000038 |<text:tab/></text:p>
      <text:p text:style-name="Preformatted_20_Text"><text:s text:c="16"/>000039 |;If X has been incremented to 10, fall through the </text:p>
      <text:p text:style-name="Preformatted_20_Text"><text:s text:c="16"/>000040 |;bottom of the loop. <text:s/>If X is less than 10 then loop </text:p>
      <text:p text:style-name="Preformatted_20_Text"><text:s text:c="16"/>000041 |;back to AddMore and add another value from the array.</text:p>
      <text:p text:style-name="Preformatted_20_Text">0259 E0 0A <text:s text:c="5"/>000042 |<text:tab/>cpx #10d</text:p>
      <text:p text:style-name="Preformatted_20_Text">025B D0 F8 <text:s text:c="5"/>000043 |<text:tab/>bne AddMore</text:p>
      <text:p text:style-name="Preformatted_20_Text"><text:s text:c="16"/>000044 |<text:tab/></text:p>
      <text:p text:style-name="Preformatted_20_Text"><text:s text:c="16"/>000045 |;After the loop has finished calculating the sum of </text:p>
      <text:p text:style-name="Preformatted_20_Text"><text:s text:c="16"/>000046 |;the array, store this sum into the variable called </text:p>
      <text:p text:style-name="Preformatted_20_Text"><text:s text:c="16"/>000047 |;'sum'.</text:p>
      <text:p text:style-name="Preformatted_20_Text">025D 8D 0A 02 <text:s text:c="2"/>000048 |<text:tab/>sta sum</text:p>
      <text:p text:style-name="Preformatted_20_Text"><text:s text:c="16"/>000049 |<text:tab/></text:p>
      <text:p text:style-name="Preformatted_20_Text"><text:s text:c="16"/>000050 |;Return program control back to the monitor.</text:p>
      <text:p text:style-name="Preformatted_20_Text">0260 00 <text:s text:c="8"/>000051 |<text:tab/>brk</text:p>
      <text:p text:style-name="Preformatted_20_Text"><text:s text:c="16"/>000052 |<text:tab/></text:p>
      <text:p text:style-name="Preformatted_20_Text"><text:s text:c="16"/>000053 |;The end command must have at least 1 blank line</text:p>
      <text:p text:style-name="Preformatted_20_Text"><text:s text:c="16"/>000054 |;underneath it.</text:p>
      <text:p text:style-name="Preformatted_20_Text"><text:s text:c="16"/>000055 |</text:p>
      <text:p text:style-name="Preformatted_20_Text"><text:s text:c="16"/>000056 |<text:tab/>end</text:p>
      <text:p text:style-name="Preformatted_20_Text"><text:s text:c="16"/>000057 |<text:bookmark-end text:name="DDE_LINK1"/></text:p>
      <text:p text:style-name="Standard"/>
      <text:p text:style-name="Standard">"What are all those lines that begin with semicolons for?" asked Pat</text:p>
      <text:p text:style-name="Standard"/>
      <text:p text:style-name="Standard">"Those are called <text:span text:style-name="T4">comments</text:span>, I replied "and their purpose is to explain what the various parts of a program do. <text:s/>The semicolon tells the assembler</text:p>
      <text:p text:style-name="Standard"><text:soft-page-break/>to ignore everything after them on the line. <text:s/>Comment lines are</text:p>
      <text:p text:style-name="Standard">ignored by the assembler and none of their content makes it into the program. <text:s/>Up to this point our programs have been small enough that they did not need commenting, but from here on the programs will be more sophisticated. <text:s/>If sophisticated programs are not commented, it is very difficult to keep track of what they are doing."</text:p>
      <text:p text:style-name="Standard"/>
      <text:p text:style-name="Standard">"I can believe that," said Pat "because I was even having trouble keeping track of what the smaller programs were doing."</text:p>
      <text:p text:style-name="Standard"/>
      <text:p text:style-name="Standard">After Pat had finished studying the program and reading the comments it contained, I loaded it into the emulator and executed it with a Go command:</text:p>
      <text:p text:style-name="Standard"/>
      <text:p text:style-name="Preformatted_20_Text">-d 0200</text:p>
      <text:p text:style-name="Preformatted_20_Text"/>
      <text:p text:style-name="Preformatted_20_Text">0200 <text:s/><text:span text:style-name="T10">01 02 03 04 05 06 07 08 - 09 0A</text:span> <text:span text:style-name="T13">00</text:span> 00 00 00 00 00 <text:s/>................</text:p>
      <text:p text:style-name="Preformatted_20_Text"><text:s/></text:p>
      <text:p text:style-name="Preformatted_20_Text">-u 0250</text:p>
      <text:p text:style-name="Preformatted_20_Text"/>
      <text:p text:style-name="Preformatted_20_Text">0250 <text:s/>A2 00 <text:s text:c="4"/>LDX #00h</text:p>
      <text:p text:style-name="Preformatted_20_Text">0252 <text:s/>A9 00 <text:s text:c="4"/>LDA #00h</text:p>
      <text:p text:style-name="Preformatted_20_Text">0254 <text:s/>18 <text:s text:c="7"/>CLC </text:p>
      <text:p text:style-name="Preformatted_20_Text">0255 <text:s/>7D 00 02 <text:s/>ADC 0200h,X</text:p>
      <text:p text:style-name="Preformatted_20_Text">0258 <text:s/>E8 <text:s text:c="7"/>INX </text:p>
      <text:p text:style-name="Preformatted_20_Text">0259 <text:s/>E0 0A <text:s text:c="4"/>CPX #0Ah</text:p>
      <text:p text:style-name="Preformatted_20_Text">025B <text:s/>D0 F8 <text:s text:c="4"/>BNE 0255h</text:p>
      <text:p text:style-name="Preformatted_20_Text">025D <text:s/>8D 0A 02 <text:s/>STA 020Ah</text:p>
      <text:p text:style-name="Preformatted_20_Text">0260 <text:s/>00 <text:s text:c="7"/>BRK </text:p>
      <text:p text:style-name="Preformatted_20_Text">...</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3">00</text:span> <text:s text:c="8"/>FC <text:s text:c="7"/>00 <text:s text:c="7"/>FD <text:s text:c="6"/>00010110</text:p>
      <text:p text:style-name="Preformatted_20_Text"/>
      <text:p text:style-name="Preformatted_20_Text">-g 0250</text:p>
      <text:p text:style-name="Preformatted_20_Text"/>
      <text:p text:style-name="Preformatted_20_Text">PgmCntr(PC) <text:s/>Accum(AC) <text:s/>XReg(XR) <text:s/>YReg(YR) <text:s/>StkPtr(SP) <text:s/>NV-BDIZC(SR)</text:p>
      <text:p text:style-name="Preformatted_20_Text"><text:s text:c="3"/>0260 <text:s text:c="8"/><text:span text:style-name="T13">37</text:span> <text:s text:c="8"/>0A <text:s text:c="7"/>FF <text:s text:c="7"/>FD <text:s text:c="6"/>00010111</text:p>
      <text:p text:style-name="Preformatted_20_Text"/>
      <text:p text:style-name="Preformatted_20_Text">-d 0200</text:p>
      <text:p text:style-name="Preformatted_20_Text"/>
      <text:p text:style-name="Preformatted_20_Text">0200 <text:s/>01 02 03 04 05 06 07 08 - 09 0A <text:span text:style-name="T13">37</text:span> 00 00 00 00 00 <text:s/>..........7..... </text:p>
      <text:p text:style-name="Standard"/>
      <text:p text:style-name="Standard">"What values were in the 'A' register and in the variable 'sum' before the program was executed?" I asked.</text:p>
      <text:p text:style-name="Standard"/>
      <text:p text:style-name="Standard">"0 and 0." replied Pat.</text:p>
      <text:p text:style-name="Standard"/>
      <text:p text:style-name="Standard"><text:soft-page-break/>"And what values were in the 'A' register and in the variable 'sum' after the program was executed?" I asked.</text:p>
      <text:p text:style-name="Standard"/>
      <text:p text:style-name="Standard">"37 hex and 37 hex." replied Pat.</text:p>
      <text:p text:style-name="Standard"/>
      <text:p text:style-name="Standard">"What is 37 hex in decimal?" I asked.</text:p>
      <text:p text:style-name="Standard"/>
      <text:p text:style-name="Standard">Pat picked up the calculator that was on the table, pressed some of its buttons then said "55."</text:p>
      <text:p text:style-name="Standard"/>
      <text:p text:style-name="Standard">"Finally," I asked "what is the sum of 1+2+3+4+5+6+7+8+9+10?"</text:p>
      <text:p text:style-name="Standard"/>
      <text:p text:style-name="Standard">Pat calculated the sum on the calculator then said "55! <text:s/>It worked! <text:s/>But now I want to trace through the program so I can see it work step-by-step."</text:p>
      <text:p text:style-name="Standard"/>
      <text:p text:style-name="Standard">Pat then did this and so should you.</text:p>
      <text:p text:style-name="Standard"/>
      <text:p text:style-name="Plain_5f_heading_5f_1">Exercises</text:p>
      <text:p text:style-name="Standard">1) The source code for the umon65 monitor is in the umon65 directory in the download file that contained the emulator. <text:s/>Open this file and study it.</text:p>
      <text:p text:style-name="Standard"/>
      <text:p text:style-name="Standard">2) Write an assembly language program that adds the numbers 1,2,3,4,5, and 6 together and places the sum into location 0280h. <text:s/>Assemble the program, load it into the emulator, run it, and verify that it works correctly.</text:p>
      <text:p text:style-name="Standard"/>
      <text:p text:style-name="Standard"/>
      <text:p text:style-name="P15">Appendix A - 6502 Instruction Set Reference ( minus zero page addressing )</text:p>
      <text:p text:style-name="Standard"/>
      <text:p text:style-name="P20">Registers:</text:p>
      <text:p text:style-name="Preformatted_20_Text">PC<text:tab/>....<text:tab/>program counter<text:tab/><text:tab/><text:tab/>(16 bit)</text:p>
      <text:p text:style-name="Preformatted_20_Text">AC<text:tab/>....<text:tab/>accumulator<text:tab/><text:tab/><text:tab/><text:tab/>(8 bit)</text:p>
      <text:p text:style-name="Preformatted_20_Text">X<text:tab/>....<text:tab/>X register<text:tab/><text:tab/><text:tab/><text:tab/>(8 bit)</text:p>
      <text:p text:style-name="Preformatted_20_Text">Y<text:tab/>....<text:tab/>Y register<text:tab/><text:tab/><text:tab/><text:tab/>(8 bit)</text:p>
      <text:p text:style-name="Preformatted_20_Text">SR<text:tab/>....<text:tab/>status register [NV-BDIZC]<text:tab/>(8 bit)</text:p>
      <text:p text:style-name="Preformatted_20_Text">SP<text:tab/>....<text:tab/>stack pointer<text:tab/><text:tab/><text:tab/>(8 bit)</text:p>
      <text:p text:style-name="Preformatted_20_Text"/>
      <text:p text:style-name="Preformatted_20_Text"><text:s/></text:p>
      <text:p text:style-name="P20">Status Register (SR) Flags (bit 7 to bit 0):</text:p>
      <text:p text:style-name="Preformatted_20_Text">N<text:tab/>....<text:tab/>Negative</text:p>
      <text:p text:style-name="Preformatted_20_Text">V<text:tab/>....<text:tab/>Overflow</text:p>
      <text:p text:style-name="Preformatted_20_Text">-<text:tab/>....<text:tab/>ignored</text:p>
      <text:p text:style-name="Preformatted_20_Text">B<text:tab/>....<text:tab/>Break</text:p>
      <text:p text:style-name="Preformatted_20_Text">D<text:tab/>....<text:tab/>Decimal (use BCD for arithmetics)</text:p>
      <text:p text:style-name="Preformatted_20_Text">I<text:tab/>....<text:tab/>Interrupt (IRQ disable)</text:p>
      <text:p text:style-name="Preformatted_20_Text">Z<text:tab/>....<text:tab/>Zero</text:p>
      <text:p text:style-name="Preformatted_20_Text">C<text:tab/>....<text:tab/>Carry</text:p>
      <text:p text:style-name="Preformatted_20_Text"/>
      <text:p text:style-name="Preformatted_20_Text"/>
      <text:p text:style-name="P20">Processor Stack:</text:p>
      <text:p text:style-name="Preformatted_20_Text">Top down, 0x0100 - 0x01FF</text:p>
      <text:p text:style-name="Preformatted_20_Text"><text:s/></text:p>
      <text:p text:style-name="Preformatted_20_Text"/>
      <text:p text:style-name="P20">Words:</text:p>
      <text:p text:style-name="Preformatted_20_Text">16 bit words in lowbyte-highbyte representation (Little-Endian).</text:p>
      <text:p text:style-name="Preformatted_20_Text"/>
      <text:p text:style-name="Preformatted_20_Text"/>
      <text:p text:style-name="P20">Addressing Modes:</text:p>
      <text:p text:style-name="P21">#<text:tab/>Immediate / OPC #$BB / Operand is byte (BB).</text:p>
      <text:p text:style-name="P21">A<text:tab/>Accumulator / OPC A / Operand is AC.</text:p>
      <text:p text:style-name="P21">abs<text:tab/>Absolute / OPC $HHLL / Operand is address $HHLL.</text:p>
      <text:p text:style-name="P21">abs,X<text:tab/>Absolute,X-indexed / OPC $HHLL,X / Operand is address incremented by X with carry.</text:p>
      <text:p text:style-name="P21">abs,Y<text:tab/>Absolute,Y-indexed / OPC $HHLL,Y / Operand is address incremented by Y with carry.</text:p>
      <text:p text:style-name="P21">impl<text:tab/>Implied / OPC / Operand implied.</text:p>
      <text:p text:style-name="P21">ind<text:tab/>Indirect / OPC ($HHLL) / Operand is effective address, effective address is value of address.</text:p>
      <text:p text:style-name="P21">X,ind<text:tab/>X-indexed,indirect / OPC ($BB,X) / Operand is effective zeropage address, effective address is byte (BB) incremented by X without carry.</text:p>
      <text:p text:style-name="P21">ind,Y<text:tab/>Indirect,Y-indexed / OPC ($LL),Y / Operand is effective address incremented by Y with carry, effective address is word at zeropage address.</text:p>
      <text:p text:style-name="P21">rel<text:tab/>Relative / OPC $BB / Branch target is PC + offset (BB), bit 7 signifies negative offset.</text:p>
      <text:p text:style-name="Preformatted_20_Text"/>
      <text:p text:style-name="Preformatted_20_Text"/>
      <text:p text:style-name="Preformatted_20_Text"/>
      <text:p text:style-name="P20">Instructions:</text:p>
      <text:p text:style-name="Preformatted_20_Text"><text:soft-page-break/></text:p>
      <text:p text:style-name="Preformatted_20_Text"><text:span text:style-name="T4">Legend to Flags:</text:span> <text:s/></text:p>
      <text:p text:style-name="Preformatted_20_Text">+ .... modified</text:p>
      <text:p text:style-name="Preformatted_20_Text">- .... not modified</text:p>
      <text:p text:style-name="Preformatted_20_Text">1 .... set</text:p>
      <text:p text:style-name="Preformatted_20_Text">0 .... cleared</text:p>
      <text:p text:style-name="Preformatted_20_Text">M6 .... memory bit 6</text:p>
      <text:p text:style-name="Preformatted_20_Text">M7 .... memory bit 7</text:p>
      <text:p text:style-name="Preformatted_20_Text"/>
      <text:p text:style-name="Preformatted_20_Text"/>
      <text:p text:style-name="P20">ADC <text:s/>Add Memory to Accumulator with Carry</text:p>
      <text:p text:style-name="Preformatted_20_Text"/>
      <text:p text:style-name="Preformatted_20_Text"><text:s text:c="4"/>A + M + C -&gt; A, C <text:s text:c="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DC #oper <text:s text:c="4"/>69 <text:s text:c="3"/>2</text:p>
      <text:p text:style-name="Preformatted_20_Text"><text:s text:c="4"/>absolute <text:s text:c="5"/>ADC oper <text:s text:c="5"/>6D <text:s text:c="3"/>3</text:p>
      <text:p text:style-name="Preformatted_20_Text"><text:s text:c="4"/>absolute,X <text:s text:c="3"/>ADC oper,X <text:s text:c="3"/>7D <text:s text:c="3"/>3</text:p>
      <text:p text:style-name="Preformatted_20_Text"><text:s text:c="4"/>absolute,Y <text:s text:c="3"/>ADC oper,Y <text:s text:c="3"/>79 <text:s text:c="3"/>3</text:p>
      <text:p text:style-name="Preformatted_20_Text"><text:s text:c="4"/>(indirect,X) <text:s/>ADC (oper,X) <text:s/>61 <text:s text:c="3"/>2</text:p>
      <text:p text:style-name="Preformatted_20_Text"><text:s text:c="4"/>(indirect),Y <text:s/>ADC (oper),Y <text:s/>71 <text:s text:c="3"/>2</text:p>
      <text:p text:style-name="Preformatted_20_Text"/>
      <text:p text:style-name="Preformatted_20_Text"/>
      <text:p text:style-name="P20">AND <text:s/>AND Memory with Accumulator</text:p>
      <text:p text:style-name="Preformatted_20_Text"/>
      <text:p text:style-name="Preformatted_20_Text"><text:s text:c="4"/>A AND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ND #oper <text:s text:c="4"/>29 <text:s text:c="3"/>2</text:p>
      <text:p text:style-name="Preformatted_20_Text"><text:s text:c="4"/>absolute <text:s text:c="5"/>AND oper <text:s text:c="5"/>2D <text:s text:c="3"/>3</text:p>
      <text:p text:style-name="Preformatted_20_Text"><text:s text:c="4"/>absolute,X <text:s text:c="3"/>AND oper,X <text:s text:c="3"/>3D <text:s text:c="3"/>3</text:p>
      <text:p text:style-name="Preformatted_20_Text"><text:s text:c="4"/>absolute,Y <text:s text:c="3"/>AND oper,Y <text:s text:c="3"/>39 <text:s text:c="3"/>3</text:p>
      <text:p text:style-name="Preformatted_20_Text"><text:s text:c="4"/>(indirect,X) <text:s/>AND (oper,X) <text:s/>21 <text:s text:c="3"/>2</text:p>
      <text:p text:style-name="Preformatted_20_Text"><text:s text:c="4"/>(indirect),Y <text:s/>AND (oper),Y <text:s/>31 <text:s text:c="3"/>2</text:p>
      <text:p text:style-name="Preformatted_20_Text"/>
      <text:p text:style-name="Preformatted_20_Text"/>
      <text:p text:style-name="P20">ASL <text:s/>Shift Left One Bit (Memory or Accumulator)</text:p>
      <text:p text:style-name="Preformatted_20_Text"/>
      <text:p text:style-name="Preformatted_20_Text"><text:s text:c="4"/>C &lt;- [76543210] &lt;- 0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ASL A <text:s text:c="8"/>0A <text:s text:c="3"/>1</text:p>
      <text:p text:style-name="Preformatted_20_Text"><text:s text:c="4"/>absolute <text:s text:c="5"/>ASL oper <text:s text:c="5"/>0E <text:s text:c="3"/>3</text:p>
      <text:p text:style-name="Preformatted_20_Text"><text:s text:c="4"/>absolute,X <text:s text:c="3"/>ASL oper,X <text:s text:c="3"/>1E <text:s text:c="3"/>3</text:p>
      <text:p text:style-name="Preformatted_20_Text"/>
      <text:p text:style-name="Preformatted_20_Text"/>
      <text:p text:style-name="P20">BCC <text:s/>Branch on Carry Clear</text:p>
      <text:p text:style-name="Preformatted_20_Text"/>
      <text:p text:style-name="Preformatted_20_Text"><text:s text:c="4"/>branch on C = 0 <text:s text:c="10"/>N Z C I D V</text:p>
      <text:p text:style-name="Preformatted_20_Text"><text:s text:c="30"/>- - - - - -</text:p>
      <text:p text:style-name="Preformatted_20_Text"><text:soft-page-break/></text:p>
      <text:p text:style-name="Preformatted_20_Text"><text:s text:c="4"/>addressing <text:s text:c="3"/>assembler <text:s text:c="3"/>opc <text:s/>bytes <text:s/></text:p>
      <text:p text:style-name="Preformatted_20_Text"><text:s text:c="4"/>-------------------------------------</text:p>
      <text:p text:style-name="Preformatted_20_Text"><text:s text:c="4"/>relative <text:s text:c="5"/>BCC oper <text:s text:c="5"/>90 <text:s text:c="3"/>2</text:p>
      <text:p text:style-name="Preformatted_20_Text"/>
      <text:p text:style-name="Preformatted_20_Text"/>
      <text:p text:style-name="P20">BCS <text:s/>Branch on Carry Set</text:p>
      <text:p text:style-name="Preformatted_20_Text"/>
      <text:p text:style-name="Preformatted_20_Text"><text:s text:c="4"/>branch on C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S oper <text:s text:c="5"/>B0 <text:s text:c="3"/>2</text:p>
      <text:p text:style-name="Preformatted_20_Text"/>
      <text:p text:style-name="Preformatted_20_Text"/>
      <text:p text:style-name="P20">BEQ <text:s/>Branch on Result Zero</text:p>
      <text:p text:style-name="Preformatted_20_Text"/>
      <text:p text:style-name="Preformatted_20_Text"><text:s text:c="4"/>branch on Z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EQ oper <text:s text:c="5"/>F0 <text:s text:c="3"/>2</text:p>
      <text:p text:style-name="Preformatted_20_Text"/>
      <text:p text:style-name="Preformatted_20_Text"/>
      <text:p text:style-name="P20">BIT <text:s/>Test Bits in Memory with Accumulator</text:p>
      <text:p text:style-name="Preformatted_20_Text"/>
      <text:p text:style-name="Preformatted_20_Text"><text:s text:c="4"/>bits 7 and 6 of operand are transfered to bit 7 and 6 of SR (N,V);</text:p>
      <text:p text:style-name="Preformatted_20_Text"><text:s text:c="4"/>the zeroflag is set to the result of operand AND accumulator.</text:p>
      <text:p text:style-name="Preformatted_20_Text"/>
      <text:p text:style-name="Preformatted_20_Text"><text:s text:c="4"/>A AND M, M7 -&gt; N, M6 -&gt; V <text:s text:c="2"/>N Z C I D V</text:p>
      <text:p text:style-name="Preformatted_20_Text"><text:s text:c="31"/>M7 + - - - M6</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BIT oper <text:s text:c="5"/>2C <text:s text:c="3"/>3</text:p>
      <text:p text:style-name="Preformatted_20_Text"/>
      <text:p text:style-name="Preformatted_20_Text"/>
      <text:p text:style-name="P20">BMI <text:s/>Branch on Result Minus</text:p>
      <text:p text:style-name="Preformatted_20_Text"/>
      <text:p text:style-name="Preformatted_20_Text"><text:s text:c="4"/>branch on N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MI oper <text:s text:c="5"/>30 <text:s text:c="3"/>2</text:p>
      <text:p text:style-name="Preformatted_20_Text"/>
      <text:p text:style-name="Preformatted_20_Text"/>
      <text:p text:style-name="P20">BNE <text:s/>Branch on Result not Zero</text:p>
      <text:p text:style-name="Preformatted_20_Text"/>
      <text:p text:style-name="Preformatted_20_Text"><text:s text:c="4"/>branch on Z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oft-page-break/><text:s text:c="4"/>relative <text:s text:c="5"/>BNE oper <text:s text:c="5"/>D0 <text:s text:c="3"/>2</text:p>
      <text:p text:style-name="Preformatted_20_Text"/>
      <text:p text:style-name="Preformatted_20_Text"/>
      <text:p text:style-name="P20">BPL <text:s/>Branch on Result Plus</text:p>
      <text:p text:style-name="Preformatted_20_Text"/>
      <text:p text:style-name="Preformatted_20_Text"><text:s text:c="4"/>branch on N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PL oper <text:s text:c="5"/>10 <text:s text:c="3"/>2</text:p>
      <text:p text:style-name="Preformatted_20_Text"/>
      <text:p text:style-name="Preformatted_20_Text"/>
      <text:p text:style-name="P20">BRK <text:s/>Force Break</text:p>
      <text:p text:style-name="Preformatted_20_Text"/>
      <text:p text:style-name="Preformatted_20_Text"><text:s text:c="4"/>interrupt, <text:s text:c="15"/>N Z C I D V</text:p>
      <text:p text:style-name="Preformatted_20_Text"><text:s text:c="4"/>push PC+2, push SR <text:s text:c="7"/>-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BRK <text:s text:c="10"/>00 <text:s text:c="3"/>1</text:p>
      <text:p text:style-name="Preformatted_20_Text"/>
      <text:p text:style-name="Preformatted_20_Text"/>
      <text:p text:style-name="P20">BVC <text:s/>Branch on Overflow Clear</text:p>
      <text:p text:style-name="Preformatted_20_Text"/>
      <text:p text:style-name="Preformatted_20_Text"><text:s text:c="4"/>branch on V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50 <text:s text:c="3"/>2</text:p>
      <text:p text:style-name="Preformatted_20_Text"/>
      <text:p text:style-name="Preformatted_20_Text"/>
      <text:p text:style-name="P20">BVS <text:s/>Branch on Overflow Set</text:p>
      <text:p text:style-name="Preformatted_20_Text"/>
      <text:p text:style-name="Preformatted_20_Text"><text:s text:c="4"/>branch on V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70 <text:s text:c="3"/>2</text:p>
      <text:p text:style-name="Preformatted_20_Text"/>
      <text:p text:style-name="Preformatted_20_Text"/>
      <text:p text:style-name="P20">CLC <text:s/>Clear Carry Flag</text:p>
      <text:p text:style-name="Preformatted_20_Text"/>
      <text:p text:style-name="Preformatted_20_Text"><text:s text:c="4"/>0 -&gt; C <text:s text:c="19"/>N Z C I D V</text:p>
      <text:p text:style-name="Preformatted_20_Text"><text:s text:c="30"/>- - 0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C <text:s text:c="10"/>18 <text:s text:c="3"/>1</text:p>
      <text:p text:style-name="Preformatted_20_Text"/>
      <text:p text:style-name="Preformatted_20_Text"/>
      <text:p text:style-name="P20">CLD <text:s/>Clear Decimal Mode</text:p>
      <text:p text:style-name="Preformatted_20_Text"/>
      <text:p text:style-name="Preformatted_20_Text"><text:soft-page-break/><text:s text:c="4"/>0 -&gt; D <text:s text:c="19"/>N Z C I D V</text:p>
      <text:p text:style-name="Preformatted_20_Text"><text:s text:c="30"/>- - - - 0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D <text:s text:c="10"/>D8 <text:s text:c="3"/>1</text:p>
      <text:p text:style-name="Preformatted_20_Text"/>
      <text:p text:style-name="Preformatted_20_Text"/>
      <text:p text:style-name="P20">CLI <text:s/>Clear Interrupt Disable Bit</text:p>
      <text:p text:style-name="Preformatted_20_Text"/>
      <text:p text:style-name="Preformatted_20_Text"><text:s text:c="4"/>0 -&gt; I <text:s text:c="19"/>N Z C I D V</text:p>
      <text:p text:style-name="Preformatted_20_Text"><text:s text:c="30"/>- - - 0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I <text:s text:c="10"/>58 <text:s text:c="3"/>1</text:p>
      <text:p text:style-name="Preformatted_20_Text"/>
      <text:p text:style-name="Preformatted_20_Text"/>
      <text:p text:style-name="P20">CLV <text:s/>Clear Overflow Flag</text:p>
      <text:p text:style-name="Preformatted_20_Text"/>
      <text:p text:style-name="Preformatted_20_Text"><text:s text:c="4"/>0 -&gt; V <text:s text:c="19"/>N Z C I D V</text:p>
      <text:p text:style-name="Preformatted_20_Text"><text:s text:c="30"/>- - - - - 0</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V <text:s text:c="10"/>B8 <text:s text:c="3"/>1</text:p>
      <text:p text:style-name="Preformatted_20_Text"/>
      <text:p text:style-name="Preformatted_20_Text"/>
      <text:p text:style-name="P20">CMP <text:s/>Compare Memory with Accumulator</text:p>
      <text:p text:style-name="Preformatted_20_Text"/>
      <text:p text:style-name="Preformatted_20_Text"><text:s text:c="4"/>A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MP #oper <text:s text:c="4"/>C9 <text:s text:c="3"/>2</text:p>
      <text:p text:style-name="Preformatted_20_Text"><text:s text:c="4"/>absolute <text:s text:c="5"/>CMP oper <text:s text:c="5"/>CD <text:s text:c="3"/>3</text:p>
      <text:p text:style-name="Preformatted_20_Text"><text:s text:c="4"/>absolute,X <text:s text:c="3"/>CMP oper,X <text:s text:c="3"/>DD <text:s text:c="3"/>3</text:p>
      <text:p text:style-name="Preformatted_20_Text"><text:s text:c="4"/>absolute,Y <text:s text:c="3"/>CMP oper,Y <text:s text:c="3"/>D9 <text:s text:c="3"/>3</text:p>
      <text:p text:style-name="Preformatted_20_Text"><text:s text:c="4"/>(indirect,X) <text:s/>CMP (oper,X) <text:s/>C1 <text:s text:c="3"/>2</text:p>
      <text:p text:style-name="Preformatted_20_Text"><text:s text:c="4"/>(indirect),Y <text:s/>CMP (oper),Y <text:s/>D1 <text:s text:c="3"/>2</text:p>
      <text:p text:style-name="Preformatted_20_Text"/>
      <text:p text:style-name="Preformatted_20_Text"/>
      <text:p text:style-name="P20">CPX <text:s/>Compare Memory and Index X</text:p>
      <text:p text:style-name="Preformatted_20_Text"/>
      <text:p text:style-name="Preformatted_20_Text"><text:s text:c="4"/>X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X #oper <text:s text:c="4"/>E0 <text:s text:c="3"/>2</text:p>
      <text:p text:style-name="Preformatted_20_Text"><text:s text:c="4"/>absolute <text:s text:c="5"/>CPX oper <text:s text:c="5"/>EC <text:s text:c="3"/>3</text:p>
      <text:p text:style-name="Preformatted_20_Text"/>
      <text:p text:style-name="Preformatted_20_Text"/>
      <text:p text:style-name="P20">CPY <text:s/>Compare Memory and Index Y</text:p>
      <text:p text:style-name="Preformatted_20_Text"/>
      <text:p text:style-name="Preformatted_20_Text"><text:soft-page-break/><text:s text:c="4"/>Y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Y #oper <text:s text:c="4"/>C0 <text:s text:c="3"/>2</text:p>
      <text:p text:style-name="Preformatted_20_Text"><text:s text:c="4"/>absolute <text:s text:c="5"/>CPY oper <text:s text:c="5"/>CC <text:s text:c="3"/>3</text:p>
      <text:p text:style-name="Preformatted_20_Text"/>
      <text:p text:style-name="Preformatted_20_Text"/>
      <text:p text:style-name="P20">DEC <text:s/>De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DEC oper <text:s text:c="5"/>CE <text:s text:c="3"/>3</text:p>
      <text:p text:style-name="Preformatted_20_Text"><text:s text:c="4"/>absolute,X <text:s text:c="3"/>DEC oper,X <text:s text:c="3"/>DE <text:s text:c="3"/>3</text:p>
      <text:p text:style-name="Preformatted_20_Text"/>
      <text:p text:style-name="Preformatted_20_Text"/>
      <text:p text:style-name="P20">DEX <text:s/>De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CA <text:s text:c="3"/>1</text:p>
      <text:p text:style-name="Preformatted_20_Text"/>
      <text:p text:style-name="Preformatted_20_Text"/>
      <text:p text:style-name="P20">DEY <text:s/>De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88 <text:s text:c="3"/>1</text:p>
      <text:p text:style-name="Preformatted_20_Text"/>
      <text:p text:style-name="Preformatted_20_Text"/>
      <text:p text:style-name="P20">EOR <text:s/>Exclusive-OR Memory with Accumulator</text:p>
      <text:p text:style-name="Preformatted_20_Text"/>
      <text:p text:style-name="Preformatted_20_Text"><text:s text:c="4"/>A EOR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EOR #oper <text:s text:c="4"/>49 <text:s text:c="3"/>2</text:p>
      <text:p text:style-name="Preformatted_20_Text"><text:s text:c="4"/>absolute <text:s text:c="5"/>EOR oper <text:s text:c="5"/>4D <text:s text:c="3"/>3</text:p>
      <text:p text:style-name="Preformatted_20_Text"><text:s text:c="4"/>absolute,X <text:s text:c="3"/>EOR oper,X <text:s text:c="3"/>5D <text:s text:c="3"/>3</text:p>
      <text:p text:style-name="Preformatted_20_Text"><text:s text:c="4"/>absolute,Y <text:s text:c="3"/>EOR oper,Y <text:s text:c="3"/>59 <text:s text:c="3"/>3</text:p>
      <text:p text:style-name="Preformatted_20_Text"><text:s text:c="4"/>(indirect,X) <text:s/>EOR (oper,X) <text:s/>41 <text:s text:c="3"/>2</text:p>
      <text:p text:style-name="Preformatted_20_Text"><text:s text:c="4"/>(indirect),Y <text:s/>EOR (oper),Y <text:s/>51 <text:s text:c="3"/>2</text:p>
      <text:p text:style-name="Preformatted_20_Text"/>
      <text:p text:style-name="Preformatted_20_Text"/>
      <text:p text:style-name="P20">INC <text:s/>Increment Memory by One</text:p>
      <text:p text:style-name="Preformatted_20_Text"><text:soft-page-break/></text:p>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INC oper <text:s text:c="5"/>EE <text:s text:c="3"/>3</text:p>
      <text:p text:style-name="Preformatted_20_Text"><text:s text:c="4"/>absolute,X <text:s text:c="3"/>INC oper,X <text:s text:c="3"/>FE <text:s text:c="3"/>3</text:p>
      <text:p text:style-name="Preformatted_20_Text"/>
      <text:p text:style-name="Preformatted_20_Text"/>
      <text:p text:style-name="P20">INX <text:s/>In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X <text:s text:c="10"/>E8 <text:s text:c="3"/>1</text:p>
      <text:p text:style-name="Preformatted_20_Text"/>
      <text:p text:style-name="Preformatted_20_Text"/>
      <text:p text:style-name="P20">INY <text:s/>In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Y <text:s text:c="10"/>C8 <text:s text:c="3"/>1</text:p>
      <text:p text:style-name="Preformatted_20_Text"/>
      <text:p text:style-name="Preformatted_20_Text"/>
      <text:p text:style-name="P20">JMP <text:s/>Jump to New Location</text:p>
      <text:p text:style-name="Preformatted_20_Text"/>
      <text:p text:style-name="Preformatted_20_Text"><text:s text:c="4"/>(PC+1) -&gt; PCL <text:s text:c="12"/>N Z C I D V</text:p>
      <text:p text:style-name="Preformatted_20_Text"><text:s text:c="4"/>(PC+2) -&gt; PCH <text:s text:c="12"/>-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MP oper <text:s text:c="5"/>4C <text:s text:c="3"/>3</text:p>
      <text:p text:style-name="Preformatted_20_Text"><text:s text:c="4"/>indirect <text:s text:c="5"/>JMP (oper) <text:s text:c="3"/>6C <text:s text:c="3"/>3</text:p>
      <text:p text:style-name="Preformatted_20_Text"/>
      <text:p text:style-name="Preformatted_20_Text"/>
      <text:p text:style-name="P20">JSR <text:s/>Jump to New Location Saving Return Address</text:p>
      <text:p text:style-name="Preformatted_20_Text"/>
      <text:p text:style-name="Preformatted_20_Text"><text:s text:c="4"/>push (PC+2), <text:s text:c="13"/>N Z C I D V</text:p>
      <text:p text:style-name="Preformatted_20_Text"><text:s text:c="4"/>(PC+1) -&gt; PCL <text:s text:c="12"/>- - - - - -</text:p>
      <text:p text:style-name="Preformatted_20_Text"><text:s text:c="4"/>(PC+2) -&gt; PCH</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SR oper <text:s text:c="5"/>20 <text:s text:c="3"/>3</text:p>
      <text:p text:style-name="Preformatted_20_Text"/>
      <text:p text:style-name="Preformatted_20_Text"/>
      <text:p text:style-name="P20">LDA <text:s/>Load Accumulator with Memory</text:p>
      <text:p text:style-name="Preformatted_20_Text"/>
      <text:p text:style-name="Preformatted_20_Text"><text:s text:c="4"/>M -&gt; A <text:s text:c="19"/>N Z C I D V</text:p>
      <text:p text:style-name="Preformatted_20_Text"><text:s text:c="30"/>+ + - - - -</text:p>
      <text:p text:style-name="Preformatted_20_Text"><text:soft-page-break/></text:p>
      <text:p text:style-name="Preformatted_20_Text"><text:s text:c="4"/>addressing <text:s text:c="3"/>assembler <text:s text:c="3"/>opc <text:s/>bytes <text:s/></text:p>
      <text:p text:style-name="Preformatted_20_Text"><text:s text:c="4"/>-------------------------------------</text:p>
      <text:p text:style-name="Preformatted_20_Text"><text:s text:c="4"/>immediate <text:s text:c="4"/>LDA #oper <text:s text:c="4"/>A9 <text:s text:c="3"/>2</text:p>
      <text:p text:style-name="Preformatted_20_Text"><text:s text:c="4"/>absolute <text:s text:c="5"/>LDA oper <text:s text:c="5"/>AD <text:s text:c="3"/>3</text:p>
      <text:p text:style-name="Preformatted_20_Text"><text:s text:c="4"/>absolute,X <text:s text:c="3"/>LDA oper,X <text:s text:c="3"/>BD <text:s text:c="3"/>3</text:p>
      <text:p text:style-name="Preformatted_20_Text"><text:s text:c="4"/>absolute,Y <text:s text:c="3"/>LDA oper,Y <text:s text:c="3"/>B9 <text:s text:c="3"/>3</text:p>
      <text:p text:style-name="Preformatted_20_Text"><text:s text:c="4"/>(indirect,X) <text:s/>LDA (oper,X) <text:s/>A1 <text:s text:c="3"/>2</text:p>
      <text:p text:style-name="Preformatted_20_Text"><text:s text:c="4"/>(indirect),Y <text:s/>LDA (oper),Y <text:s/>B1 <text:s text:c="3"/>2</text:p>
      <text:p text:style-name="Preformatted_20_Text"/>
      <text:p text:style-name="Preformatted_20_Text"/>
      <text:p text:style-name="P20">LDX <text:s/>Load Index X with Memory</text:p>
      <text:p text:style-name="Preformatted_20_Text"/>
      <text:p text:style-name="Preformatted_20_Text"><text:s text:c="4"/>M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X #oper <text:s text:c="4"/>A2 <text:s text:c="3"/>2</text:p>
      <text:p text:style-name="Preformatted_20_Text"><text:s text:c="4"/>absolute <text:s text:c="5"/>LDX oper <text:s text:c="5"/>AE <text:s text:c="3"/>3</text:p>
      <text:p text:style-name="Preformatted_20_Text"><text:s text:c="4"/>absolute,Y <text:s text:c="3"/>LDX oper,Y <text:s text:c="3"/>BE <text:s text:c="3"/>3</text:p>
      <text:p text:style-name="Preformatted_20_Text"/>
      <text:p text:style-name="Preformatted_20_Text"/>
      <text:p text:style-name="P20">LDY <text:s/>Load Index Y with Memory</text:p>
      <text:p text:style-name="Preformatted_20_Text"/>
      <text:p text:style-name="Preformatted_20_Text"><text:s text:c="4"/>M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Y #oper <text:s text:c="4"/>A0 <text:s text:c="3"/>2</text:p>
      <text:p text:style-name="Preformatted_20_Text"><text:s text:c="4"/>absolute <text:s text:c="5"/>LDY oper <text:s text:c="5"/>AC <text:s text:c="3"/>3</text:p>
      <text:p text:style-name="Preformatted_20_Text"><text:s text:c="4"/>absolute,X <text:s text:c="3"/>LDY oper,X <text:s text:c="3"/>BC <text:s text:c="3"/>3</text:p>
      <text:p text:style-name="Preformatted_20_Text"/>
      <text:p text:style-name="Preformatted_20_Text"/>
      <text:p text:style-name="P20">LSR <text:s/>Shift One Bit Right (Memory or Accumulator)</text:p>
      <text:p text:style-name="Preformatted_20_Text"/>
      <text:p text:style-name="Preformatted_20_Text"><text:s text:c="4"/>0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LSR A <text:s text:c="8"/>4A <text:s text:c="3"/>1</text:p>
      <text:p text:style-name="Preformatted_20_Text"><text:s text:c="4"/>absolute <text:s text:c="5"/>LSR oper <text:s text:c="5"/>4E <text:s text:c="3"/>3</text:p>
      <text:p text:style-name="Preformatted_20_Text"><text:s text:c="4"/>absolute,X <text:s text:c="3"/>LSR oper,X <text:s text:c="3"/>5E <text:s text:c="3"/>3</text:p>
      <text:p text:style-name="Preformatted_20_Text"/>
      <text:p text:style-name="Preformatted_20_Text"/>
      <text:p text:style-name="P20">NOP <text:s/>No Operation</text:p>
      <text:p text:style-name="Preformatted_20_Text"/>
      <text:p text:style-name="Preformatted_20_Text"><text:s text:c="4"/>--- <text:s text:c="22"/>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NOP <text:s text:c="10"/>EA <text:s text:c="3"/>1</text:p>
      <text:p text:style-name="Preformatted_20_Text"/>
      <text:p text:style-name="Preformatted_20_Text"><text:soft-page-break/></text:p>
      <text:p text:style-name="P20">ORA <text:s/>OR Memory with Accumulator</text:p>
      <text:p text:style-name="Preformatted_20_Text"/>
      <text:p text:style-name="Preformatted_20_Text"><text:s text:c="4"/>A OR M -&gt; A <text:s text:c="14"/>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ORA #oper <text:s text:c="4"/>09 <text:s text:c="3"/>2</text:p>
      <text:p text:style-name="Preformatted_20_Text"><text:s text:c="4"/>absolute <text:s text:c="5"/>ORA oper <text:s text:c="5"/>0D <text:s text:c="3"/>3</text:p>
      <text:p text:style-name="Preformatted_20_Text"><text:s text:c="4"/>absolute,X <text:s text:c="3"/>ORA oper,X <text:s text:c="3"/>1D <text:s text:c="3"/>3</text:p>
      <text:p text:style-name="Preformatted_20_Text"><text:s text:c="4"/>absolute,Y <text:s text:c="3"/>ORA oper,Y <text:s text:c="3"/>19 <text:s text:c="3"/>3</text:p>
      <text:p text:style-name="Preformatted_20_Text"><text:s text:c="4"/>(indirect,X) <text:s/>ORA (oper,X) <text:s/>01 <text:s text:c="3"/>2</text:p>
      <text:p text:style-name="Preformatted_20_Text"><text:s text:c="4"/>(indirect),Y <text:s/>ORA (oper),Y <text:s/>11 <text:s text:c="3"/>2</text:p>
      <text:p text:style-name="Preformatted_20_Text"/>
      <text:p text:style-name="Preformatted_20_Text"/>
      <text:p text:style-name="P20">PHA <text:s/>Push Accumulator on Stack</text:p>
      <text:p text:style-name="Preformatted_20_Text"/>
      <text:p text:style-name="Preformatted_20_Text"><text:s text:c="4"/>push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A <text:s text:c="10"/>48 <text:s text:c="3"/>1</text:p>
      <text:p text:style-name="Preformatted_20_Text"/>
      <text:p text:style-name="Preformatted_20_Text"/>
      <text:p text:style-name="P20">PHP <text:s/>Push Processor Status on Stack</text:p>
      <text:p text:style-name="Preformatted_20_Text"/>
      <text:p text:style-name="Preformatted_20_Text"><text:s text:c="4"/>push SR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08 <text:s text:c="3"/>1</text:p>
      <text:p text:style-name="Preformatted_20_Text"/>
      <text:p text:style-name="Preformatted_20_Text"/>
      <text:p text:style-name="P20">PLA <text:s/>Pull Accumulator from Stack</text:p>
      <text:p text:style-name="Preformatted_20_Text"/>
      <text:p text:style-name="Preformatted_20_Text"><text:s text:c="4"/>pull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LA <text:s text:c="10"/>68 <text:s text:c="3"/>1</text:p>
      <text:p text:style-name="Preformatted_20_Text"/>
      <text:p text:style-name="Preformatted_20_Text"/>
      <text:p text:style-name="P20">PLP <text:s/>Pull Processor Status from Stack</text:p>
      <text:p text:style-name="Preformatted_20_Text"/>
      <text:p text:style-name="Preformatted_20_Text"><text:s text:c="4"/>pull SR <text:s text:c="18"/>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28 <text:s text:c="3"/>1 <text:s text:c="4"/>4</text:p>
      <text:p text:style-name="Preformatted_20_Text"/>
      <text:p text:style-name="Preformatted_20_Text"/>
      <text:p text:style-name="P20"><text:soft-page-break/>ROL <text:s/>Rotate One Bit Left (Memory or Accumulator)</text:p>
      <text:p text:style-name="Preformatted_20_Text"/>
      <text:p text:style-name="Preformatted_20_Text"><text:s text:c="4"/>C &lt;- [76543210] &l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L A <text:s text:c="8"/>2A <text:s text:c="3"/>1</text:p>
      <text:p text:style-name="Preformatted_20_Text"><text:s text:c="4"/>absolute <text:s text:c="5"/>ROL oper <text:s text:c="5"/>2E <text:s text:c="3"/>3</text:p>
      <text:p text:style-name="Preformatted_20_Text"><text:s text:c="4"/>absolute,X <text:s text:c="3"/>ROL oper,X <text:s text:c="3"/>3E <text:s text:c="3"/>3</text:p>
      <text:p text:style-name="Preformatted_20_Text"/>
      <text:p text:style-name="Preformatted_20_Text"/>
      <text:p text:style-name="P20">ROR <text:s/>Rotate One Bit Right (Memory or Accumulator)</text:p>
      <text:p text:style-name="Preformatted_20_Text"/>
      <text:p text:style-name="Preformatted_20_Text"><text:s text:c="4"/>C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R A <text:s text:c="8"/>6A <text:s text:c="3"/>1</text:p>
      <text:p text:style-name="Preformatted_20_Text"><text:s text:c="4"/>absolute <text:s text:c="5"/>ROR oper <text:s text:c="5"/>6E <text:s text:c="3"/>3</text:p>
      <text:p text:style-name="Preformatted_20_Text"><text:s text:c="4"/>absolute,X <text:s text:c="3"/>ROR oper,X <text:s text:c="3"/>7E <text:s text:c="3"/>3</text:p>
      <text:p text:style-name="Preformatted_20_Text"/>
      <text:p text:style-name="Preformatted_20_Text"/>
      <text:p text:style-name="P20">RTI <text:s/>Return from Interrupt</text:p>
      <text:p text:style-name="Preformatted_20_Text"/>
      <text:p text:style-name="Preformatted_20_Text"><text:s text:c="4"/>pull SR, pull PC <text:s text:c="9"/>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I <text:s text:c="10"/>40 <text:s text:c="3"/>1</text:p>
      <text:p text:style-name="Preformatted_20_Text"/>
      <text:p text:style-name="Preformatted_20_Text"/>
      <text:p text:style-name="P20">RTS <text:s/>Return from Subroutine</text:p>
      <text:p text:style-name="Preformatted_20_Text"/>
      <text:p text:style-name="Preformatted_20_Text"><text:s text:c="4"/>pull PC, PC+1 -&gt; PC <text:s text:c="6"/>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S <text:s text:c="10"/>60 <text:s text:c="3"/>1</text:p>
      <text:p text:style-name="Preformatted_20_Text"/>
      <text:p text:style-name="Preformatted_20_Text"/>
      <text:p text:style-name="P20">SBC <text:s/>Subtract Memory from Accumulator with Borrow</text:p>
      <text:p text:style-name="Preformatted_20_Text"/>
      <text:p text:style-name="Preformatted_20_Text"><text:s text:c="4"/>A - M - C -&gt; A <text:s text:c="11"/>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SBC #oper <text:s text:c="4"/>E9 <text:s text:c="3"/>2</text:p>
      <text:p text:style-name="Preformatted_20_Text"><text:s text:c="4"/>absolute <text:s text:c="5"/>SBC oper <text:s text:c="5"/>ED <text:s text:c="3"/>3</text:p>
      <text:p text:style-name="Preformatted_20_Text"><text:s text:c="4"/>absolute,X <text:s text:c="3"/>SBC oper,X <text:s text:c="3"/>FD <text:s text:c="3"/>3</text:p>
      <text:p text:style-name="Preformatted_20_Text"><text:s text:c="4"/>absolute,Y <text:s text:c="3"/>SBC oper,Y <text:s text:c="3"/>F9 <text:s text:c="3"/>3</text:p>
      <text:p text:style-name="Preformatted_20_Text"><text:s text:c="4"/>(indirect,X) <text:s/>SBC (oper,X) <text:s/>E1 <text:s text:c="3"/>2</text:p>
      <text:p text:style-name="Preformatted_20_Text"><text:soft-page-break/><text:s text:c="4"/>(indirect),Y <text:s/>SBC (oper),Y <text:s/>F1 <text:s text:c="3"/>2</text:p>
      <text:p text:style-name="Preformatted_20_Text"/>
      <text:p text:style-name="Preformatted_20_Text"/>
      <text:p text:style-name="P20">SEC <text:s/>Set Carry Flag</text:p>
      <text:p text:style-name="Preformatted_20_Text"/>
      <text:p text:style-name="Preformatted_20_Text"><text:s text:c="4"/>1 -&gt; C <text:s text:c="19"/>N Z C I D V</text:p>
      <text:p text:style-name="Preformatted_20_Text"><text:s text:c="30"/>- - 1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C <text:s text:c="10"/>38 <text:s text:c="3"/>1</text:p>
      <text:p text:style-name="Preformatted_20_Text"/>
      <text:p text:style-name="Preformatted_20_Text"/>
      <text:p text:style-name="P20">SED <text:s/>Set Decimal Flag</text:p>
      <text:p text:style-name="Preformatted_20_Text"/>
      <text:p text:style-name="Preformatted_20_Text"><text:s text:c="4"/>1 -&gt; D <text:s text:c="19"/>N Z C I D V</text:p>
      <text:p text:style-name="Preformatted_20_Text"><text:s text:c="30"/>- - - - 1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D <text:s text:c="10"/>F8 <text:s text:c="3"/>1</text:p>
      <text:p text:style-name="Preformatted_20_Text"/>
      <text:p text:style-name="Preformatted_20_Text"/>
      <text:p text:style-name="P20">SEI <text:s/>Set Interrupt Disable Status</text:p>
      <text:p text:style-name="Preformatted_20_Text"/>
      <text:p text:style-name="Preformatted_20_Text"><text:s text:c="4"/>1 -&gt; I <text:s text:c="19"/>N Z C I D V</text:p>
      <text:p text:style-name="Preformatted_20_Text"><text:s text:c="30"/>-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I <text:s text:c="10"/>78 <text:s text:c="3"/>1</text:p>
      <text:p text:style-name="Preformatted_20_Text"/>
      <text:p text:style-name="Preformatted_20_Text"/>
      <text:p text:style-name="P20">STA <text:s/>Store Accumulator in Memory</text:p>
      <text:p text:style-name="Preformatted_20_Text"/>
      <text:p text:style-name="Preformatted_20_Text"><text:s text:c="4"/>A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A oper <text:s text:c="5"/>8D <text:s text:c="3"/>3</text:p>
      <text:p text:style-name="Preformatted_20_Text"><text:s text:c="4"/>absolute,X <text:s text:c="3"/>STA oper,X <text:s text:c="3"/>9D <text:s text:c="3"/>3</text:p>
      <text:p text:style-name="Preformatted_20_Text"><text:s text:c="4"/>absolute,Y <text:s text:c="3"/>STA oper,Y <text:s text:c="3"/>99 <text:s text:c="3"/>3</text:p>
      <text:p text:style-name="Preformatted_20_Text"><text:s text:c="4"/>(indirect,X) <text:s/>STA (oper,X) <text:s/>81 <text:s text:c="3"/>2</text:p>
      <text:p text:style-name="Preformatted_20_Text"><text:s text:c="4"/>(indirect),Y <text:s/>STA (oper),Y <text:s/>91 <text:s text:c="3"/>2</text:p>
      <text:p text:style-name="Preformatted_20_Text"/>
      <text:p text:style-name="Preformatted_20_Text"/>
      <text:p text:style-name="P20">STX <text:s/>Store Index X in Memory</text:p>
      <text:p text:style-name="Preformatted_20_Text"/>
      <text:p text:style-name="Preformatted_20_Text"><text:s text:c="4"/>X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X oper <text:s text:c="5"/>8E <text:s text:c="3"/>3</text:p>
      <text:p text:style-name="Preformatted_20_Text"/>
      <text:p text:style-name="Preformatted_20_Text"><text:soft-page-break/></text:p>
      <text:p text:style-name="P20">STY <text:s/>Sore Index Y in Memory</text:p>
      <text:p text:style-name="Preformatted_20_Text"/>
      <text:p text:style-name="Preformatted_20_Text"><text:s text:c="4"/>Y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Y oper <text:s text:c="5"/>8C <text:s text:c="3"/>3</text:p>
      <text:p text:style-name="Preformatted_20_Text"/>
      <text:p text:style-name="Preformatted_20_Text"/>
      <text:p text:style-name="P20">TAX <text:s/>Transfer Accumulator to Index X</text:p>
      <text:p text:style-name="Preformatted_20_Text"/>
      <text:p text:style-name="Preformatted_20_Text"><text:s text:c="4"/>A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X <text:s text:c="10"/>AA <text:s text:c="3"/>1</text:p>
      <text:p text:style-name="Preformatted_20_Text"/>
      <text:p text:style-name="Preformatted_20_Text"/>
      <text:p text:style-name="P20">TAY <text:s/>Transfer Accumulator to Index Y</text:p>
      <text:p text:style-name="Preformatted_20_Text"/>
      <text:p text:style-name="Preformatted_20_Text"><text:s text:c="4"/>A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Y <text:s text:c="10"/>A8 <text:s text:c="3"/>1</text:p>
      <text:p text:style-name="Preformatted_20_Text"/>
      <text:p text:style-name="Preformatted_20_Text"/>
      <text:p text:style-name="P20">TSX <text:s/>Transfer Stack Pointer to Index X</text:p>
      <text:p text:style-name="Preformatted_20_Text"/>
      <text:p text:style-name="Preformatted_20_Text"><text:s text:c="4"/>SP -&gt; X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SX <text:s text:c="10"/>BA <text:s text:c="3"/>1</text:p>
      <text:p text:style-name="Preformatted_20_Text"/>
      <text:p text:style-name="Preformatted_20_Text"/>
      <text:p text:style-name="P20">TXA <text:s/>Transfer Index X to Accumulator</text:p>
      <text:p text:style-name="Preformatted_20_Text"/>
      <text:p text:style-name="Preformatted_20_Text"><text:s text:c="4"/>X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A <text:s text:c="10"/>8A <text:s text:c="3"/>1</text:p>
      <text:p text:style-name="Preformatted_20_Text"/>
      <text:p text:style-name="Preformatted_20_Text"/>
      <text:p text:style-name="P20">TXS <text:s/>Transfer Index X to Stack Register</text:p>
      <text:p text:style-name="Preformatted_20_Text"/>
      <text:p text:style-name="Preformatted_20_Text"><text:s text:c="4"/>X -&gt; SP <text:s text:c="18"/>N Z C I D V</text:p>
      <text:p text:style-name="Preformatted_20_Text"><text:s text:c="30"/>+ + - - - -</text:p>
      <text:p text:style-name="Preformatted_20_Text"><text:soft-page-break/></text:p>
      <text:p text:style-name="Preformatted_20_Text"><text:s text:c="4"/>addressing <text:s text:c="3"/>assembler <text:s text:c="3"/>opc <text:s/>bytes <text:s/></text:p>
      <text:p text:style-name="Preformatted_20_Text"><text:s text:c="4"/>-------------------------------------</text:p>
      <text:p text:style-name="Preformatted_20_Text"><text:s text:c="4"/>implied <text:s text:c="6"/>TXS <text:s text:c="10"/>9A <text:s text:c="3"/>1</text:p>
      <text:p text:style-name="Preformatted_20_Text"/>
      <text:p text:style-name="Preformatted_20_Text"/>
      <text:p text:style-name="P20">TYA <text:s/>Transfer Index Y to Accumulator</text:p>
      <text:p text:style-name="Preformatted_20_Text"/>
      <text:p text:style-name="Preformatted_20_Text"><text:s text:c="4"/>Y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YA <text:s text:c="10"/>98 <text:s text:c="3"/>1</text:p>
      <text:p text:style-name="Preformatted_20_Text"/>
      <text:p text:style-name="Preformatted_20_Text"/>
      <text:p text:style-name="Preformatted_20_Text"/>
      <text:p text:style-name="Preformatted_20_Tex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1<text:tab/><text:span text:style-name="T1">6502 Assembly Language</text:span><text:tab/><text:page-number text:select-page="current">6</text:page-number>/<text:page-count>65</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4-06-16T20:19:40</meta:creation-date>
    <dc:date>2008-09-24T00:38:56</dc:date>
    <meta:editing-cycles>573</meta:editing-cycles>
    <meta:editing-duration>P11DT19H18M4S</meta:editing-duration>
    <meta:user-defined meta:name="Info 1"/>
    <meta:user-defined meta:name="Info 2"/>
    <meta:user-defined meta:name="Info 3"/>
    <meta:user-defined meta:name="Info 4"/>
    <meta:document-statistic meta:table-count="0" meta:image-count="0" meta:object-count="9" meta:page-count="65" meta:paragraph-count="1401" meta:word-count="16342" meta:character-count="993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4.888cm"/>
    </style:style>
    <style:style style:name="gr3" style:family="graphic" style:parent-style-name="standard">
      <style:graphic-properties svg:stroke-width="0.051cm" draw:marker-start-width="0.276cm" draw:marker-end-width="0.276cm" draw:fill="none" draw:fill-color="#000000" draw:textarea-horizontal-align="center" draw:textarea-vertical-align="middle" fo:padding-top="0.15cm" fo:padding-bottom="0.15cm" fo:padding-left="0.275cm" fo:padding-right="0.275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style>
    <style:style style:name="P5" style:family="paragraph">
      <style:paragraph-properties fo:text-align="center"/>
      <style:text-properties fo:font-size="12pt"/>
    </style:style>
    <style:style style:name="P6" style:family="paragraph">
      <style:text-properties fo:font-size="10pt"/>
    </style:style>
    <style:style style:name="P7" style:family="paragraph">
      <style:paragraph-properties fo:text-align="center"/>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6cm" svg:height="0.78cm" svg:x="0.847cm" svg:y="1cm">
          <draw:text-box>
            <text:p text:style-name="P1"><text:span text:style-name="T1">Figure 1</text:span></text:p>
          </draw:text-box>
        </draw:frame>
        <draw:frame draw:style-name="gr2" draw:text-style-name="P4" draw:id="id4" draw:layer="layout" svg:width="6.479cm" svg:height="1.309cm" svg:x="1.621cm" svg:y="6.539cm">
          <draw:text-box>
            <text:p text:style-name="P3"><text:span text:style-name="T1">Machine language file</text:span></text:p>
            <text:p text:style-name="P3"><text:span text:style-name="T1">( uasm65 generates a .s19 file )</text:span></text:p>
          </draw:text-box>
        </draw:frame>
        <draw:frame draw:style-name="gr1" draw:text-style-name="P5" draw:id="id1" draw:layer="layout" svg:width="5.98cm" svg:height="1.838cm" svg:x="4.021cm" svg:y="1.482cm">
          <draw:text-box>
            <text:p text:style-name="P3"><text:span text:style-name="T1">Source code file </text:span></text:p>
            <text:p text:style-name="P3"><text:span text:style-name="T1">( Saved in plain ASCII format</text:span></text:p>
            <text:p text:style-name="P3"><text:span text:style-name="T1">and has a .uasm extension )</text:span></text:p>
          </draw:text-box>
        </draw:frame>
        <draw:g draw:id="id3">
          <draw:frame draw:style-name="gr1" draw:text-style-name="P2" draw:layer="layout" svg:width="4.202cm" svg:height="0.78cm" svg:x="4.932cm" svg:y="4.36cm">
            <draw:text-box>
              <text:p text:style-name="P1"><text:span text:style-name="T1">Assembler program</text:span></text:p>
            </draw:text-box>
          </draw:frame>
          <draw:rect draw:style-name="gr3" draw:text-style-name="P5" draw:id="id2" draw:layer="layout" svg:width="4.36cm" svg:height="0.974cm" svg:x="4.848cm" svg:y="4.255cm">
            <text:p text:style-name="P1"/>
          </draw:rect>
        </draw:g>
        <draw:frame draw:style-name="gr1" draw:text-style-name="P6" draw:layer="layout" svg:width="1.281cm" svg:height="0.692cm" svg:x="7.049cm" svg:y="3.152cm">
          <draw:text-box>
            <text:p text:style-name="P1"><text:span text:style-name="T2">Input</text:span></text:p>
          </draw:text-box>
        </draw:frame>
        <draw:frame draw:style-name="gr1" draw:text-style-name="P6" draw:layer="layout" svg:width="1.556cm" svg:height="0.692cm" svg:x="6.174cm" svg:y="5.611cm">
          <draw:text-box>
            <text:p text:style-name="P1"><text:span text:style-name="T2">Output</text:span></text:p>
          </draw:text-box>
        </draw:frame>
        <draw:frame draw:style-name="gr1" draw:text-style-name="P2" draw:id="id5" draw:layer="layout" svg:width="2.06cm" svg:height="0.78cm" svg:x="8.197cm" svg:y="6.539cm">
          <draw:text-box>
            <text:p text:style-name="P1"><text:span text:style-name="T1">.LST file</text:span></text:p>
          </draw:text-box>
        </draw:frame>
        <draw:connector draw:style-name="gr4" draw:text-style-name="P7" draw:layer="layout" draw:type="line" svg:x1="7.011cm" svg:y1="3.32cm" svg:x2="7.028cm" svg:y2="4.255cm" draw:start-shape="id1" draw:start-glue-point="2" draw:end-shape="id2" draw:end-glue-point="0" svg:d="m7011 3320 17 935">
          <text:p text:style-name="P1"/>
        </draw:connector>
        <draw:connector draw:style-name="gr4" draw:text-style-name="P7" draw:layer="layout" draw:type="line" svg:x1="7.028cm" svg:y1="5.229cm" svg:x2="4.86cm" svg:y2="6.539cm" draw:start-shape="id3" draw:start-glue-point="2" draw:end-shape="id4" draw:end-glue-point="0" svg:d="m7028 5229-2168 1310">
          <text:p text:style-name="P1"/>
        </draw:connector>
        <draw:connector draw:style-name="gr4" draw:text-style-name="P7" draw:layer="layout" draw:type="line" svg:x1="7.028cm" svg:y1="5.229cm" svg:x2="9.227cm" svg:y2="6.539cm" draw:start-shape="id3" draw:start-glue-point="2" draw:end-shape="id5" draw:end-glue-point="0" svg:d="m7028 5229 2199 1310">
          <text:p text:style-name="P1"/>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10.80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color="#ff0000"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color="#008000" draw:marker-end="Arrow" draw:marker-end-width="0.3cm" draw:textarea-horizontal-align="center" draw:textarea-vertical-align="middle"/>
    </style:style>
    <style:style style:name="gr7" style:family="graphic" style:parent-style-name="standard">
      <style:graphic-properties svg:stroke-color="#0000ff" draw:textarea-horizontal-align="center" draw:textarea-vertical-align="middle"/>
    </style:style>
    <style:style style:name="gr8"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Bitstream Vera Sans Mono'" style:font-family-generic="swiss" style:font-pitch="fixed" fo:font-size="13pt"/>
    </style:style>
    <style:style style:name="P3" style:family="paragraph">
      <style:text-properties fo:color="#0000ff" fo:font-size="12pt"/>
    </style:style>
    <style:style style:name="P4" style:family="paragraph">
      <style:text-properties fo:color="#3deb3d" fo:font-size="12pt"/>
    </style:style>
    <style:style style:name="P5" style:family="paragraph">
      <style:text-properties fo:font-size="12pt"/>
    </style:style>
    <style:style style:name="P6" style:family="paragraph">
      <style:paragraph-properties fo:text-align="center"/>
      <style:text-properties fo:font-size="12pt"/>
    </style:style>
    <style:style style:name="T1" style:family="text">
      <style:text-properties fo:font-family="'Bitstream Vera Sans Mono'" style:font-family-generic="swiss" style:font-pitch="fixed" fo:font-size="13pt"/>
    </style:style>
    <style:style style:name="T2" style:family="text">
      <style:text-properties fo:color="#008000" fo:font-family="'Bitstream Vera Sans Mono'" style:font-family-generic="swiss" style:font-pitch="fixed" fo:font-size="13pt"/>
    </style:style>
    <style:style style:name="T3" style:family="text">
      <style:text-properties fo:color="#000000" fo:font-family="'Bitstream Vera Sans Mono'" style:font-family-generic="swiss" style:font-pitch="fixed" fo:font-size="13pt"/>
    </style:style>
    <style:style style:name="T4" style:family="text">
      <style:text-properties fo:color="#0000ff" fo:font-family="'Bitstream Vera Sans Mono'" style:font-family-generic="swiss" style:font-pitch="fixed" fo:font-size="13pt"/>
    </style:style>
    <style:style style:name="T5" style:family="text">
      <style:text-properties fo:color="#0000ff" fo:font-size="12pt"/>
    </style:style>
    <style:style style:name="T6" style:family="text">
      <style:text-properties fo:color="#008000" fo:font-size="12pt"/>
    </style:style>
    <style:style style:name="T7"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1.785cm" svg:height="4.483cm" svg:x="1.922cm" svg:y="5.036cm">
          <draw:text-box>
            <text:p text:style-name="P1"><text:span text:style-name="T1">0200 <text:s text:c="11"/></text:span><text:span text:style-name="T2">000001 </text:span><text:span text:style-name="T3">| <text:s text:c="7"/></text:span><text:span text:style-name="T4">org 0200h</text:span></text:p>
            <text:p text:style-name="P1"><text:span text:style-name="T1"><text:s text:c="16"/></text:span><text:span text:style-name="T2">000002 </text:span><text:span text:style-name="T3">|</text:span><text:span text:style-name="T1"> </text:span><text:span text:style-name="T1"><text:tab/></text:span></text:p>
            <text:p text:style-name="P1"><text:span text:style-name="T1">0200 A9 0A <text:s text:c="5"/></text:span><text:span text:style-name="T2">000003 </text:span><text:span text:style-name="T3">| <text:s text:c="7"/></text:span><text:span text:style-name="T4">lda #10d</text:span></text:p>
            <text:p text:style-name="P1"><text:span text:style-name="T1">0202 69 05 <text:s text:c="5"/></text:span><text:span text:style-name="T2">000004 </text:span><text:span text:style-name="T3">| <text:s text:c="7"/></text:span><text:span text:style-name="T4">adc #5d</text:span></text:p>
            <text:p text:style-name="P1"><text:span text:style-name="T1">0204 8D 08 02 <text:s text:c="2"/></text:span><text:span text:style-name="T2">000005 </text:span><text:span text:style-name="T3">| <text:s text:c="7"/></text:span><text:span text:style-name="T4">sta 0208h</text:span></text:p>
            <text:p text:style-name="P1"><text:span text:style-name="T1">0207 00 <text:s text:c="8"/></text:span><text:span text:style-name="T2">000006 </text:span><text:span text:style-name="T3">| <text:s text:c="7"/></text:span><text:span text:style-name="T4">brk</text:span></text:p>
            <text:p text:style-name="P1"><text:span text:style-name="T1"><text:s text:c="16"/></text:span><text:span text:style-name="T2">000007 </text:span><text:span text:style-name="T3">|</text:span><text:span text:style-name="T1"> </text:span><text:span text:style-name="T1"><text:tab/></text:span></text:p>
            <text:p text:style-name="P1"><text:span text:style-name="T1"><text:s text:c="16"/></text:span><text:span text:style-name="T2">000008 </text:span><text:span text:style-name="T3">| <text:s text:c="7"/></text:span><text:span text:style-name="T4">end</text:span></text:p>
          </draw:text-box>
        </draw:frame>
        <draw:frame draw:style-name="gr2" draw:text-style-name="P3" draw:layer="layout" svg:width="3.309cm" svg:height="1.199cm" svg:x="10.38cm" svg:y="2.327cm">
          <draw:text-box>
            <text:p text:style-name="P1"><text:span text:style-name="T5">Original source</text:span></text:p>
            <text:p text:style-name="P1"><text:span text:style-name="T5">code</text:span></text:p>
          </draw:text-box>
        </draw:frame>
        <draw:frame draw:style-name="gr2" draw:text-style-name="P4" draw:layer="layout" svg:width="3.034cm" svg:height="1.199cm" svg:x="5.922cm" svg:y="2.243cm">
          <draw:text-box>
            <text:p text:style-name="P1"><text:span text:style-name="T6">Line numbers</text:span></text:p>
            <text:p text:style-name="P1"><text:span text:style-name="T6">for reference</text:span></text:p>
          </draw:text-box>
        </draw:frame>
        <draw:frame draw:style-name="gr2" draw:text-style-name="P5" draw:layer="layout" svg:width="3.148cm" svg:height="1.673cm" svg:x="1.477cm" svg:y="2.079cm">
          <draw:text-box>
            <text:p text:style-name="P1"><text:span text:style-name="T7">Start address</text:span></text:p>
            <text:p text:style-name="P1"><text:span text:style-name="T7">determined by</text:span></text:p>
            <text:p text:style-name="P1"><text:span text:style-name="T7">org command</text:span></text:p>
          </draw:text-box>
        </draw:frame>
        <draw:path draw:style-name="gr3" draw:text-style-name="P6" draw:layer="layout" svg:width="1.687cm" svg:height="0.719cm" svg:x="1.852cm" svg:y="5.006cm" svg:viewBox="0 0 1688 720" svg:d="m869 11c-219 6-445-40-656 21-278 81-296 568 21 635 222 46 451 23 677 21 219-1 481 98 657-42 167-133 198-556-149-593 0 0 0 0-232-21 0 0 0 0-212 0 0 0 0 0-169 0 0 0 0 0 63-21z">
          <text:p text:style-name="P1"/>
        </draw:path>
        <draw:line draw:style-name="gr4" draw:text-style-name="P6" draw:layer="layout" svg:x1="2.763cm" svg:y1="3.683cm" svg:x2="2.753cm" svg:y2="4.887cm">
          <text:p text:style-name="P1"/>
        </draw:line>
        <draw:frame draw:style-name="gr2" draw:text-style-name="P5" draw:layer="layout" svg:width="2.225cm" svg:height="1.673cm" svg:x="3.694cm" svg:y="3.746cm">
          <draw:text-box>
            <text:p text:style-name="P1"><text:span text:style-name="T7">Machine</text:span></text:p>
            <text:p text:style-name="P1"><text:span text:style-name="T7">language</text:span></text:p>
            <text:p text:style-name="P1"><text:span text:style-name="T7">codes</text:span></text:p>
          </draw:text-box>
        </draw:frame>
        <draw:line draw:style-name="gr5" draw:text-style-name="P6" draw:layer="layout" svg:x1="3.441cm" svg:y1="6.117cm" svg:x2="5.854cm" svg:y2="6.117cm">
          <text:p text:style-name="P1"/>
        </draw:line>
        <draw:line draw:style-name="gr5" draw:text-style-name="P6" draw:layer="layout" svg:x1="3.441cm" svg:y1="6.117cm" svg:x2="3.441cm" svg:y2="6.308cm">
          <text:p text:style-name="P1"/>
        </draw:line>
        <draw:line draw:style-name="gr4" draw:text-style-name="P6" draw:layer="layout" svg:x1="4.626cm" svg:y1="5.313cm" svg:x2="4.626cm" svg:y2="6.096cm">
          <text:p text:style-name="P1"/>
        </draw:line>
        <draw:line draw:style-name="gr6" draw:text-style-name="P6" draw:layer="layout" svg:x1="7.403cm" svg:y1="3.408cm" svg:x2="7.403cm" svg:y2="5.08cm">
          <text:p text:style-name="P1"/>
        </draw:line>
        <draw:line draw:style-name="gr7" draw:text-style-name="P6" draw:layer="layout" svg:x1="10.72cm" svg:y1="5.059cm" svg:x2="13.641cm" svg:y2="5.059cm">
          <text:p text:style-name="P1"/>
        </draw:line>
        <draw:line draw:style-name="gr7" draw:text-style-name="P6" draw:layer="layout" svg:x1="10.72cm" svg:y1="5.059cm" svg:x2="10.711cm" svg:y2="5.336cm">
          <text:p text:style-name="P1"/>
        </draw:line>
        <draw:line draw:style-name="gr7" draw:text-style-name="P6" draw:layer="layout" svg:x1="13.662cm" svg:y1="5.059cm" svg:x2="13.662cm" svg:y2="5.291cm">
          <text:p text:style-name="P1"/>
        </draw:line>
        <draw:line draw:style-name="gr8" draw:text-style-name="P6" draw:layer="layout" svg:x1="12.221cm" svg:y1="3.386cm" svg:x2="12.225cm" svg:y2="4.908cm">
          <text:p text:style-name="P1"/>
        </draw:line>
        <draw:frame draw:style-name="gr2" draw:text-style-name="P5" draw:layer="layout" svg:width="2.034cm" svg:height="0.725cm" svg:x="1cm" svg:y="1cm">
          <draw:text-box>
            <text:p text:style-name="P1"><text:span text:style-name="T7">Figure 2</text:span></text:p>
          </draw:text-box>
        </draw:frame>
        <draw:line draw:style-name="gr5" draw:text-style-name="P6" draw:layer="layout" svg:x1="5.851cm" svg:y1="6.118cm" svg:x2="5.851cm" svg:y2="6.30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margin-left="0cm" fo:margin-right="0cm" fo:text-indent="0cm"/>
    </style:style>
    <style:style style:name="P4" style:family="paragraph">
      <style:text-properties fo:font-size="14pt"/>
    </style:style>
    <style:style style:name="P5" style:family="paragraph">
      <style:paragraph-properties fo:margin-left="0cm" fo:margin-right="0cm" fo:text-align="end" fo:text-indent="0cm"/>
    </style:style>
    <style:style style:name="P6" style:family="paragraph">
      <style:paragraph-properties fo:text-align="end"/>
      <style:text-properties fo:font-size="14pt"/>
    </style:style>
    <style:style style:name="T1" style:family="text">
      <style:text-properties fo:font-size="12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2</text:span></text:p>
          </draw:text-box>
        </draw:frame>
        <draw:frame draw:style-name="gr1" draw:text-style-name="P4" draw:layer="layout" svg:width="4.113cm" svg:height="0.806cm" svg:x="2.016cm" svg:y="0cm">
          <draw:text-box>
            <text:p text:style-name="P3"><text:span text:style-name="T2">Binary <text:s text:c="2"/>Decimal</text:span></text:p>
          </draw:text-box>
        </draw:frame>
        <draw:frame draw:style-name="gr1" draw:text-style-name="P4" draw:layer="layout" svg:width="1.603cm" svg:height="9.131cm" svg:x="2.142cm" svg:y="0.717cm">
          <draw:text-box>
            <text:p text:style-name="P3"><text:span text:style-name="T2">0000</text:span></text:p>
            <text:p text:style-name="P3"><text:span text:style-name="T2">0001</text:span></text:p>
            <text:p text:style-name="P3"><text:span text:style-name="T2">0010</text:span></text:p>
            <text:p text:style-name="P3"><text:span text:style-name="T2">0011</text:span></text:p>
            <text:p text:style-name="P3"><text:span text:style-name="T2">0100</text:span></text:p>
            <text:p text:style-name="P3"><text:span text:style-name="T2">0101</text:span></text:p>
            <text:p text:style-name="P3"><text:span text:style-name="T2">0110</text:span></text:p>
            <text:p text:style-name="P3"><text:span text:style-name="T2">0111</text:span></text:p>
            <text:p text:style-name="P3"><text:span text:style-name="T2">1000</text:span></text:p>
            <text:p text:style-name="P3"><text:span text:style-name="T2">1001</text:span></text:p>
            <text:p text:style-name="P3"><text:span text:style-name="T2">1010</text:span></text:p>
            <text:p text:style-name="P3"><text:span text:style-name="T2">1011</text:span></text:p>
            <text:p text:style-name="P3"><text:span text:style-name="T2">1100</text:span></text:p>
            <text:p text:style-name="P3"><text:span text:style-name="T2">1101</text:span></text:p>
            <text:p text:style-name="P3"><text:span text:style-name="T2">1110</text:span></text:p>
            <text:p text:style-name="P3"><text:span text:style-name="T2">1111</text:span></text:p>
          </draw:text-box>
        </draw:frame>
        <draw:frame draw:style-name="gr1" draw:text-style-name="P6" draw:layer="layout" svg:width="1.052cm" svg:height="9.131cm" svg:x="4.38cm" svg:y="0.739cm">
          <draw:text-box>
            <text:p text:style-name="P5"><text:span text:style-name="T2">0</text:span></text:p>
            <text:p text:style-name="P5"><text:span text:style-name="T2">1</text:span></text:p>
            <text:p text:style-name="P5"><text:span text:style-name="T2">2</text:span></text:p>
            <text:p text:style-name="P5"><text:span text:style-name="T2">3</text:span></text:p>
            <text:p text:style-name="P5"><text:span text:style-name="T2">4</text:span></text:p>
            <text:p text:style-name="P5"><text:span text:style-name="T2">5</text:span></text:p>
            <text:p text:style-name="P5"><text:span text:style-name="T2">6</text:span></text:p>
            <text:p text:style-name="P5"><text:span text:style-name="T2">7</text:span></text:p>
            <text:p text:style-name="P5"><text:span text:style-name="T2">8</text:span></text:p>
            <text:p text:style-name="P5"><text:span text:style-name="T2">9</text:span></text:p>
            <text:p text:style-name="P5"><text:span text:style-name="T2">10</text:span></text:p>
            <text:p text:style-name="P5"><text:span text:style-name="T2">11</text:span></text:p>
            <text:p text:style-name="P5"><text:span text:style-name="T2">12</text:span></text:p>
            <text:p text:style-name="P5"><text:span text:style-name="T2">13</text:span></text:p>
            <text:p text:style-name="P5"><text:span text:style-name="T2">14</text:span></text:p>
            <text:p text:style-name="P5"><text:span text:style-name="T2">15</text:span></text:p>
          </draw:text-box>
        </draw:frame>
        <draw:frame draw:style-name="gr1" draw:text-style-name="P4" draw:layer="layout" svg:width="0.667cm" svg:height="9.131cm" svg:x="3.811cm" svg:y="0.697cm">
          <draw:text-box>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3</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717cm">
          <draw:text-box>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text:p text:style-name="P1"><text:span text:style-name="T3">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text:p>
          </draw:text-box>
        </draw:frame>
        <draw:frame draw:style-name="gr1" draw:text-style-name="P5" draw:layer="layout" svg:width="0.942cm" svg:height="9.131cm" svg:x="4.38cm" svg:y="0.739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3">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4</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61cm">
          <draw:text-box>
            <text:p text:style-name="P1"><text:span text:style-name="T3">1</text:span><text:span text:style-name="T2">000</text:span></text:p>
            <text:p text:style-name="P1"><text:span text:style-name="T3">1</text:span><text:span text:style-name="T2">001</text:span></text:p>
            <text:p text:style-name="P1"><text:span text:style-name="T3">1</text:span><text:span text:style-name="T2">010</text:span></text:p>
            <text:p text:style-name="P1"><text:span text:style-name="T3">1</text:span><text:span text:style-name="T2">011</text:span></text:p>
            <text:p text:style-name="P1"><text:span text:style-name="T3">1</text:span><text:span text:style-name="T2">100</text:span></text:p>
            <text:p text:style-name="P1"><text:span text:style-name="T3">1</text:span><text:span text:style-name="T2">101</text:span></text:p>
            <text:p text:style-name="P1"><text:span text:style-name="T3">1</text:span><text:span text:style-name="T2">110</text:span></text:p>
            <text:p text:style-name="P1"><text:span text:style-name="T3">1</text:span><text:span text:style-name="T2">111</text:span></text:p>
            <text:p text:style-name="P1"><text:span text:style-name="T4">0000</text:span></text:p>
            <text:p text:style-name="P1"><text:span text:style-name="T3">0</text:span><text:span text:style-name="T2">001</text:span></text:p>
            <text:p text:style-name="P1"><text:span text:style-name="T3">0</text:span><text:span text:style-name="T2">010</text:span></text:p>
            <text:p text:style-name="P1"><text:span text:style-name="T3">0</text:span><text:span text:style-name="T2">011</text:span></text:p>
            <text:p text:style-name="P1"><text:span text:style-name="T3">0</text:span><text:span text:style-name="T2">100</text:span></text:p>
            <text:p text:style-name="P1"><text:span text:style-name="T3">0</text:span><text:span text:style-name="T2">101</text:span></text:p>
            <text:p text:style-name="P1"><text:span text:style-name="T3">0</text:span><text:span text:style-name="T2">110</text:span></text:p>
            <text:p text:style-name="P1"><text:span text:style-name="T3">0</text:span><text:span text:style-name="T2">111</text:span></text:p>
            <text:p text:style-name="P1"><text:span text:style-name="T2"/></text:p>
          </draw:text-box>
        </draw:frame>
        <draw:frame draw:style-name="gr1" draw:text-style-name="P5" draw:layer="layout" svg:width="0.942cm" svg:height="9.131cm" svg:x="4.38cm" svg:y="0.632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59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paragraph-properties fo:margin-left="0cm" fo:margin-right="0cm" fo:text-indent="0cm"/>
      <style:text-properties fo:color="#008000" fo:font-weight="bold"/>
    </style:style>
    <style:style style:name="P5" style:family="paragraph">
      <style:text-properties fo:color="#008000" fo:font-size="12pt" fo:font-weight="bold"/>
    </style:style>
    <style:style style:name="P6" style:family="paragraph">
      <style:paragraph-properties fo:margin-left="0cm" fo:margin-right="0cm" fo:text-indent="0cm"/>
      <style:text-properties fo:color="#0000ff"/>
    </style:style>
    <style:style style:name="P7" style:family="paragraph">
      <style:text-properties fo:color="#0000ff" fo:font-size="24pt"/>
    </style:style>
    <style:style style:name="P8" style:family="paragraph">
      <style:paragraph-properties fo:text-align="center"/>
    </style:style>
    <style:style style:name="P9" style:family="paragraph">
      <style:text-properties fo:font-size="12pt"/>
    </style:style>
    <style:style style:name="P10" style:family="paragraph">
      <style:paragraph-properties fo:margin-left="0cm" fo:margin-right="0cm" fo:text-indent="0cm"/>
      <style:text-properties fo:font-size="12pt"/>
    </style:style>
    <style:style style:name="T1" style:family="text">
      <style:text-properties fo:font-size="10.5pt"/>
    </style:style>
    <style:style style:name="T2" style:family="text">
      <style:text-properties fo:color="#008000" fo:font-size="24pt"/>
    </style:style>
    <style:style style:name="T3" style:family="text">
      <style:text-properties fo:color="#0000ff" fo:font-size="24pt"/>
    </style:style>
    <style:style style:name="T4" style:family="text">
      <style:text-properties fo:color="#ff0000" fo:font-size="24pt"/>
    </style:style>
    <style:style style:name="T5" style:family="text">
      <style:text-properties fo:color="#008000" fo:font-size="12pt" fo:font-weight="bold"/>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064cm" svg:y="-0.043cm">
          <draw:text-box>
            <text:p text:style-name="P1"><text:span text:style-name="T1">Figure 5</text:span></text:p>
          </draw:text-box>
        </draw:frame>
        <draw:frame draw:style-name="gr1" draw:text-style-name="P3" draw:layer="layout" svg:width="1.442cm" svg:height="1.195cm" svg:x="6.908cm" svg:y="0.445cm">
          <draw:text-box>
            <text:p text:style-name="P1"><text:span text:style-name="T2">9</text:span><text:span text:style-name="T3">9</text:span></text:p>
          </draw:text-box>
        </draw:frame>
        <draw:frame draw:style-name="gr1" draw:text-style-name="P3" draw:layer="layout" svg:width="1.912cm" svg:height="1.195cm" svg:x="6.438cm" svg:y="2.219cm">
          <draw:text-box>
            <text:p text:style-name="P1"><text:span text:style-name="T4">1</text:span><text:span text:style-name="T2">0</text:span><text:span text:style-name="T3">0</text:span></text:p>
          </draw:text-box>
        </draw:frame>
        <draw:frame draw:style-name="gr1" draw:text-style-name="P5" draw:layer="layout" svg:width="0.739cm" svg:height="0.725cm" svg:x="7.008cm" svg:y="0.064cm">
          <draw:text-box>
            <text:p text:style-name="P4"><text:span text:style-name="T5">1</text:span></text:p>
          </draw:text-box>
        </draw:frame>
        <draw:frame draw:style-name="gr1" draw:text-style-name="P7" draw:layer="layout" svg:width="0.972cm" svg:height="1.195cm" svg:x="7.378cm" svg:y="1.3cm">
          <draw:text-box>
            <text:p text:style-name="P6"><text:span text:style-name="T3">1</text:span></text:p>
          </draw:text-box>
        </draw:frame>
        <draw:line draw:style-name="gr2" draw:text-style-name="P8" draw:layer="layout" svg:x1="6.636cm" svg:y1="2.325cm" svg:x2="8.13cm" svg:y2="2.325cm">
          <text:p text:style-name="P1"/>
        </draw:line>
        <draw:frame draw:style-name="gr1" draw:layer="layout" svg:width="0.875cm" svg:height="0.962cm" svg:x="6.379cm" svg:y="1.43cm">
          <draw:text-box>
            <text:p text:style-name="P1">+</text:p>
          </draw:text-box>
        </draw:frame>
        <draw:path draw:style-name="gr3" draw:text-style-name="P8" draw:layer="layout" svg:width="1.172cm" svg:height="2.369cm" svg:x="7.575cm" svg:y="0.362cm" svg:viewBox="0 0 1173 2370" svg:d="m597 2369c145-217 335-396 448-640 95-207 102-426 107-640 6-216 68-473-64-641-160-203-346-444-640-448h-214-213-21">
          <text:p text:style-name="P1"/>
        </draw:path>
        <draw:line draw:style-name="gr4" draw:text-style-name="P8" draw:layer="layout" svg:x1="7.895cm" svg:y1="0.362cm" svg:x2="7.575cm" svg:y2="0.362cm">
          <text:p text:style-name="P1"/>
        </draw:line>
        <draw:frame draw:style-name="gr1" draw:text-style-name="P9" draw:layer="layout" svg:width="4.824cm" svg:height="2.621cm" svg:x="8.791cm" svg:y="0.128cm">
          <draw:text-box>
            <text:p text:style-name="P1"><text:span text:style-name="T6">Adding 1 to 9 results in</text:span></text:p>
            <text:p text:style-name="P1"><text:span text:style-name="T6">10 which consists of 1 </text:span></text:p>
            <text:p text:style-name="P1"><text:span text:style-name="T6">ten and 0 ones. <text:s/>The 1</text:span></text:p>
            <text:p text:style-name="P1"><text:span text:style-name="T6">ten is then carried into</text:span></text:p>
            <text:p text:style-name="P1"><text:span text:style-name="T6">the tens column.</text:span></text:p>
          </draw:text-box>
        </draw:frame>
        <draw:frame draw:style-name="gr1" draw:text-style-name="P9" draw:layer="layout" svg:width="5.379cm" svg:height="3.095cm" svg:x="1.324cm" svg:y="0.383cm">
          <draw:text-box>
            <text:p text:style-name="P10">Adding 10 to 90 results</text:p>
            <text:p text:style-name="P10">in one hundred which </text:p>
            <text:p text:style-name="P10">consists of 1 hundred and</text:p>
            <text:p text:style-name="P10">0 tens. <text:s/>The 1 hundred is </text:p>
            <text:p text:style-name="P10">carried into the hundreds </text:p>
            <text:p text:style-name="P10">colum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objectwithoutfill">
      <style:graphic-properties svg:stroke-color="#ff0000" draw:marker-start="" draw:marker-end="Symmetric_20_Arrow" draw:fill="none" draw:textarea-horizontal-align="center" draw:textarea-vertical-align="middle"/>
    </style:style>
    <style:style style:name="gr6"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7"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T1" style:family="text">
      <style:text-properties fo:color="#ff0000" fo:font-size="24pt"/>
    </style:style>
    <style:style style:name="T2" style:family="text">
      <style:text-properties fo:font-size="24pt"/>
    </style:style>
    <style:style style:name="T3" style:family="text">
      <style:text-properties fo:font-size="10.5pt"/>
    </style:style>
    <style:style style:name="T4" style:family="text">
      <style:text-properties fo:color="#ff0000" fo:font-size="12pt"/>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6.628cm" svg:height="1.195cm" svg:x="3.324cm" svg:y="2.897cm">
          <draw:text-box>
            <text:p text:style-name="P1"><text:span text:style-name="T1">1 </text:span><text:span text:style-name="T2">0 0 0 0 0 0 0 0</text:span></text:p>
          </draw:text-box>
        </draw:frame>
        <draw:frame draw:style-name="gr1" draw:text-style-name="P3" draw:layer="layout" svg:width="1.844cm" svg:height="0.662cm" svg:x="0cm" svg:y="0cm">
          <draw:text-box>
            <text:p text:style-name="P1"><text:span text:style-name="T3">Figure 6</text:span></text:p>
          </draw:text-box>
        </draw:frame>
        <draw:frame draw:style-name="gr1" draw:text-style-name="P2" draw:layer="layout" svg:width="5.921cm" svg:height="1.195cm" svg:x="4.029cm" svg:y="1.064cm">
          <draw:text-box>
            <text:p text:style-name="P1"><text:span text:style-name="T2">1 1 1 1 1 1 1 1</text:span></text:p>
          </draw:text-box>
        </draw:frame>
        <draw:frame draw:style-name="gr1" draw:text-style-name="P2" draw:layer="layout" svg:width="5.921cm" svg:height="1.195cm" svg:x="4.028cm" svg:y="1.918cm">
          <draw:text-box>
            <text:p text:style-name="P1"><text:span text:style-name="T2">0 0 0 0 0 0 0 1</text:span></text:p>
          </draw:text-box>
        </draw:frame>
        <draw:frame draw:style-name="gr1" draw:text-style-name="P4" draw:layer="layout" svg:width="0.739cm" svg:height="0.725cm" svg:x="4.129cm" svg:y="0.598cm">
          <draw:text-box>
            <text:p text:style-name="P1"><text:span text:style-name="T4">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4">1</text:span></text:p>
          </draw:text-box>
        </draw:frame>
        <draw:frame draw:style-name="gr1" draw:text-style-name="P4" draw:layer="layout" svg:width="0.739cm" svg:height="0.725cm" svg:x="5.581cm" svg:y="0.598cm">
          <draw:text-box>
            <text:p text:style-name="P1"><text:span text:style-name="T4">1</text:span></text:p>
          </draw:text-box>
        </draw:frame>
        <draw:frame draw:style-name="gr1" draw:text-style-name="P4" draw:layer="layout" svg:width="0.739cm" svg:height="0.725cm" svg:x="6.242cm" svg:y="0.598cm">
          <draw:text-box>
            <text:p text:style-name="P1"><text:span text:style-name="T4">1</text:span></text:p>
          </draw:text-box>
        </draw:frame>
        <draw:frame draw:style-name="gr1" draw:text-style-name="P4" draw:layer="layout" svg:width="0.739cm" svg:height="0.725cm" svg:x="6.967cm" svg:y="0.598cm">
          <draw:text-box>
            <text:p text:style-name="P1"><text:span text:style-name="T4">1</text:span></text:p>
          </draw:text-box>
        </draw:frame>
        <draw:frame draw:style-name="gr3" draw:text-style-name="P6" draw:layer="layout" svg:width="0.739cm" svg:height="0.725cm" svg:x="7.705cm" svg:y="0.598cm">
          <draw:text-box>
            <text:p text:style-name="P1"><text:span text:style-name="T4">1</text:span></text:p>
          </draw:text-box>
        </draw:frame>
        <draw:frame draw:style-name="gr1" draw:text-style-name="P4" draw:layer="layout" svg:width="0.739cm" svg:height="0.725cm" svg:x="8.398cm" svg:y="0.598cm">
          <draw:text-box>
            <text:p text:style-name="P1"><text:span text:style-name="T4">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path draw:style-name="gr5" draw:text-style-name="P5" draw:layer="layout" svg:width="0.578cm" svg:height="0.343cm" svg:x="3.8cm" svg:y="2.793cm" svg:viewBox="0 0 579 344" svg:d="m576 343c32-242-305-475-491-256l-85 171">
          <text:p text:style-name="P1"/>
        </draw:path>
        <draw:frame draw:style-name="gr6" draw:text-style-name="P7" draw:layer="layout" svg:width="2.344cm" svg:height="0.725cm" svg:x="10.394cm" svg:y="1.323cm">
          <draw:text-box>
            <text:p text:style-name="P1"><text:span text:style-name="T5">One byte.</text:span></text:p>
          </draw:text-box>
        </draw:frame>
        <draw:frame draw:style-name="gr6" draw:text-style-name="P7" draw:layer="layout" svg:width="2.344cm" svg:height="0.725cm" svg:x="10.413cm" svg:y="2.175cm">
          <draw:text-box>
            <text:p text:style-name="P1"><text:span text:style-name="T5">One byte.</text:span></text:p>
          </draw:text-box>
        </draw:frame>
        <draw:frame draw:style-name="gr6" draw:text-style-name="P7" draw:layer="layout" svg:width="4.274cm" svg:height="1.199cm" svg:x="10.478cm" svg:y="2.88cm">
          <draw:text-box>
            <text:p text:style-name="P1"><text:span text:style-name="T5">Result is larger than</text:span></text:p>
            <text:p text:style-name="P1"><text:span text:style-name="T5">can fit in one byte.</text:span></text:p>
          </draw:text-box>
        </draw:frame>
        <draw:line draw:style-name="gr7" draw:text-style-name="P8" draw:layer="layout" svg:x1="10.542cm" svg:y1="1.643cm" svg:x2="9.753cm" svg:y2="1.643cm">
          <text:p text:style-name="P1"/>
        </draw:line>
        <draw:line draw:style-name="gr7" draw:text-style-name="P8" draw:layer="layout" svg:x1="10.543cm" svg:y1="2.517cm" svg:x2="9.754cm" svg:y2="2.517cm">
          <text:p text:style-name="P1"/>
        </draw:line>
        <draw:line draw:style-name="gr7" draw:text-style-name="P8" draw:layer="layout" svg:x1="1.899cm" svg:y1="3.286cm" svg:x2="3.584cm" svg:y2="3.478cm">
          <text:p text:style-name="P1"/>
        </draw:line>
        <draw:line draw:style-name="gr7" draw:text-style-name="P8" draw:layer="layout" svg:x1="10.608cm" svg:y1="3.477cm" svg:x2="9.819cm" svg:y2="3.477cm">
          <text:p text:style-name="P1"/>
        </draw:line>
        <draw:frame draw:style-name="gr6" draw:text-style-name="P7" draw:layer="layout" svg:width="3.042cm" svg:height="1.199cm" svg:x="0.362cm" svg:y="2.154cm">
          <draw:text-box>
            <text:p text:style-name="P1"><text:span text:style-name="T5">Where does</text:span></text:p>
            <text:p text:style-name="P1"><text:span text:style-name="T5">this carry go?</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5</text:span></text:p>
          </draw:text-box>
        </draw:frame>
        <draw:frame draw:style-name="gr1" draw:text-style-name="P3" draw:layer="layout" svg:width="6.314cm" svg:height="0.806cm" svg:x="2.55cm" svg:y="0cm">
          <draw:text-box>
            <text:p text:style-name="P1"><text:span text:style-name="T2">Binary <text:s text:c="10"/>Hex <text:s text:c="7"/>Dec</text:span></text:p>
          </draw:text-box>
        </draw:frame>
        <draw:frame draw:style-name="gr1" draw:text-style-name="P3" draw:layer="layout" svg:width="2.703cm" svg:height="9.686cm" svg:x="2.142cm" svg:y="0.717cm">
          <draw:text-box>
            <text:p text:style-name="P1"><text:span text:style-name="T2">11111000</text:span></text:p>
            <text:p text:style-name="P1"><text:span text:style-name="T2">11111001</text:span></text:p>
            <text:p text:style-name="P1"><text:span text:style-name="T2">11111010</text:span></text:p>
            <text:p text:style-name="P1"><text:span text:style-name="T2">11111011</text:span></text:p>
            <text:p text:style-name="P1"><text:span text:style-name="T2">11111100</text:span></text:p>
            <text:p text:style-name="P1"><text:span text:style-name="T3">11111101</text:span></text:p>
            <text:p text:style-name="P1"><text:span text:style-name="T2">11111110</text:span></text:p>
            <text:p text:style-name="P1"><text:span text:style-name="T2">11111111</text:span></text:p>
            <text:p text:style-name="P1"><text:span text:style-name="T4">00000000</text:span></text:p>
            <text:p text:style-name="P1"><text:span text:style-name="T2">00000001</text:span></text:p>
            <text:p text:style-name="P1"><text:span text:style-name="T2">00000010</text:span></text:p>
            <text:p text:style-name="P1"><text:span text:style-name="T2">00000011</text:span></text:p>
            <text:p text:style-name="P1"><text:span text:style-name="T2">00000100</text:span></text:p>
            <text:p text:style-name="P1"><text:span text:style-name="T2">00000101</text:span></text:p>
            <text:p text:style-name="P1"><text:span text:style-name="T2">00000110</text:span></text:p>
            <text:p text:style-name="P1"><text:span text:style-name="T2">00000111</text:span></text:p>
            <text:p text:style-name="P1"><text:span text:style-name="T2"/></text:p>
          </draw:text-box>
        </draw:frame>
        <draw:frame draw:style-name="gr1" draw:text-style-name="P5" draw:layer="layout" svg:width="0.942cm" svg:height="9.131cm" svg:x="7.749cm" svg:y="0.695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3">-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4.9cm" svg:y="0.63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5" draw:layer="layout" svg:width="1.162cm" svg:height="9.131cm" svg:x="5.554cm" svg:y="0.696cm">
          <draw:text-box>
            <text:p text:style-name="P4"><text:span text:style-name="T2">F8</text:span></text:p>
            <text:p text:style-name="P4"><text:span text:style-name="T2">F9</text:span></text:p>
            <text:p text:style-name="P4"><text:span text:style-name="T2">FA</text:span></text:p>
            <text:p text:style-name="P4"><text:span text:style-name="T2">FB</text:span></text:p>
            <text:p text:style-name="P4"><text:span text:style-name="T2">FC</text:span></text:p>
            <text:p text:style-name="P4"><text:span text:style-name="T3">FD</text:span></text:p>
            <text:p text:style-name="P4"><text:span text:style-name="T2">FE</text:span></text:p>
            <text:p text:style-name="P4"><text:span text:style-name="T2">FF</text:span></text:p>
            <text:p text:style-name="P4"><text:span text:style-name="T4">00</text:span></text:p>
            <text:p text:style-name="P4"><text:span text:style-name="T2">01</text:span></text:p>
            <text:p text:style-name="P4"><text:span text:style-name="T2">02</text:span></text:p>
            <text:p text:style-name="P4"><text:span text:style-name="T2">03</text:span></text:p>
            <text:p text:style-name="P4"><text:span text:style-name="T2">04</text:span></text:p>
            <text:p text:style-name="P4"><text:span text:style-name="T2">05</text:span></text:p>
            <text:p text:style-name="P4"><text:span text:style-name="T2">06</text:span></text:p>
            <text:p text:style-name="P4"><text:span text:style-name="T2">07</text:span></text:p>
          </draw:text-box>
        </draw:frame>
        <draw:frame draw:style-name="gr1" draw:text-style-name="P3" draw:layer="layout" svg:width="0.667cm" svg:height="9.131cm" svg:x="6.863cm" svg:y="0.59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6"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P9" style:family="paragraph">
      <style:text-properties fo:font-size="14pt"/>
    </style:style>
    <style:style style:name="T1" style:family="text">
      <style:text-properties fo:font-size="24pt"/>
    </style:style>
    <style:style style:name="T2" style:family="text">
      <style:text-properties fo:font-size="10.5pt"/>
    </style:style>
    <style:style style:name="T3" style:family="text">
      <style:text-properties fo:color="#ff0000" fo:font-size="12pt"/>
    </style:style>
    <style:style style:name="T4" style:family="text">
      <style:text-properties fo:font-size="12pt"/>
    </style:style>
    <style:style style:name="T5" style:family="text">
      <style:text-properties fo:color="#000000" fo:font-family="'Courier New'" style:font-family-generic="modern" style:font-pitch="fixed" fo:font-size="14pt" fo:language="en" fo:country="US" fo:font-weight="normal" style:font-family-asian="'Courier New'" style:font-family-generic-asian="modern" style:font-pitch-asian="fixed" style:language-asian="zxx" style:country-asian="none" style:font-weight-asian="bold" style:font-family-complex="'Courier New'" style:font-family-generic-complex="modern" style:font-pitch-complex="fixed" style:font-size-complex="10pt" style:font-weight-complex="bold"/>
    </style:style>
    <style:style style:name="T6" style:family="text">
      <style:text-properties style:use-window-font-color="true" fo:font-family="'Courier New'" style:font-family-generic="modern" style:font-pitch="fixed" fo:font-size="14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7" style:family="text">
      <style:text-properties fo:color="#ff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8" style:family="text">
      <style:text-properties fo:color="#00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921cm" svg:height="1.195cm" svg:x="4.007cm" svg:y="2.919cm">
          <draw:text-box>
            <text:p text:style-name="P1"><text:span text:style-name="T1">0 0 0 0 0 0 0 0</text:span></text:p>
          </draw:text-box>
        </draw:frame>
        <draw:frame draw:style-name="gr1" draw:text-style-name="P3" draw:layer="layout" svg:width="1.844cm" svg:height="0.662cm" svg:x="0cm" svg:y="0cm">
          <draw:text-box>
            <text:p text:style-name="P1"><text:span text:style-name="T2">Figure 7</text:span></text:p>
          </draw:text-box>
        </draw:frame>
        <draw:frame draw:style-name="gr1" draw:text-style-name="P2" draw:layer="layout" svg:width="5.921cm" svg:height="1.195cm" svg:x="4.029cm" svg:y="1.064cm">
          <draw:text-box>
            <text:p text:style-name="P1"><text:span text:style-name="T1">1 1 1 1 1 1 1 1</text:span></text:p>
          </draw:text-box>
        </draw:frame>
        <draw:frame draw:style-name="gr1" draw:text-style-name="P2" draw:layer="layout" svg:width="5.921cm" svg:height="1.195cm" svg:x="4.028cm" svg:y="1.918cm">
          <draw:text-box>
            <text:p text:style-name="P1"><text:span text:style-name="T1">0 0 0 0 0 0 0 1</text:span></text:p>
          </draw:text-box>
        </draw:frame>
        <draw:frame draw:style-name="gr1" draw:text-style-name="P4" draw:layer="layout" svg:width="0.739cm" svg:height="0.725cm" svg:x="4.129cm" svg:y="0.598cm">
          <draw:text-box>
            <text:p text:style-name="P1"><text:span text:style-name="T3">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3">1</text:span></text:p>
          </draw:text-box>
        </draw:frame>
        <draw:frame draw:style-name="gr1" draw:text-style-name="P4" draw:layer="layout" svg:width="0.739cm" svg:height="0.725cm" svg:x="5.581cm" svg:y="0.598cm">
          <draw:text-box>
            <text:p text:style-name="P1"><text:span text:style-name="T3">1</text:span></text:p>
          </draw:text-box>
        </draw:frame>
        <draw:frame draw:style-name="gr1" draw:text-style-name="P4" draw:layer="layout" svg:width="0.739cm" svg:height="0.725cm" svg:x="6.242cm" svg:y="0.598cm">
          <draw:text-box>
            <text:p text:style-name="P1"><text:span text:style-name="T3">1</text:span></text:p>
          </draw:text-box>
        </draw:frame>
        <draw:frame draw:style-name="gr1" draw:text-style-name="P4" draw:layer="layout" svg:width="0.739cm" svg:height="0.725cm" svg:x="6.967cm" svg:y="0.598cm">
          <draw:text-box>
            <text:p text:style-name="P1"><text:span text:style-name="T3">1</text:span></text:p>
          </draw:text-box>
        </draw:frame>
        <draw:frame draw:style-name="gr3" draw:text-style-name="P6" draw:layer="layout" svg:width="0.739cm" svg:height="0.725cm" svg:x="7.705cm" svg:y="0.598cm">
          <draw:text-box>
            <text:p text:style-name="P1"><text:span text:style-name="T3">1</text:span></text:p>
          </draw:text-box>
        </draw:frame>
        <draw:frame draw:style-name="gr1" draw:text-style-name="P4" draw:layer="layout" svg:width="0.739cm" svg:height="0.725cm" svg:x="8.398cm" svg:y="0.598cm">
          <draw:text-box>
            <text:p text:style-name="P1"><text:span text:style-name="T3">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frame draw:style-name="gr5" draw:text-style-name="P7" draw:layer="layout" svg:width="2.344cm" svg:height="0.725cm" svg:x="10.394cm" svg:y="1.323cm">
          <draw:text-box>
            <text:p text:style-name="P1"><text:span text:style-name="T4">One byte.</text:span></text:p>
          </draw:text-box>
        </draw:frame>
        <draw:frame draw:style-name="gr5" draw:text-style-name="P7" draw:layer="layout" svg:width="2.344cm" svg:height="0.725cm" svg:x="10.413cm" svg:y="2.175cm">
          <draw:text-box>
            <text:p text:style-name="P1"><text:span text:style-name="T4">One byte.</text:span></text:p>
          </draw:text-box>
        </draw:frame>
        <draw:frame draw:style-name="gr5" draw:text-style-name="P7" draw:layer="layout" svg:width="4.274cm" svg:height="1.199cm" svg:x="10.478cm" svg:y="2.88cm">
          <draw:text-box>
            <text:p text:style-name="P1"><text:span text:style-name="T4">Result is larger than</text:span></text:p>
            <text:p text:style-name="P1"><text:span text:style-name="T4">can fit in one byte.</text:span></text:p>
          </draw:text-box>
        </draw:frame>
        <draw:line draw:style-name="gr6" draw:text-style-name="P8" draw:layer="layout" svg:x1="10.542cm" svg:y1="1.643cm" svg:x2="9.753cm" svg:y2="1.643cm">
          <text:p text:style-name="P1"/>
        </draw:line>
        <draw:line draw:style-name="gr6" draw:text-style-name="P8" draw:layer="layout" svg:x1="10.543cm" svg:y1="2.517cm" svg:x2="9.754cm" svg:y2="2.517cm">
          <text:p text:style-name="P1"/>
        </draw:line>
        <draw:line draw:style-name="gr6" draw:text-style-name="P8" draw:layer="layout" svg:x1="10.608cm" svg:y1="3.477cm" svg:x2="9.819cm" svg:y2="3.477cm">
          <text:p text:style-name="P1"/>
        </draw:line>
        <draw:frame draw:style-name="gr5" draw:text-style-name="P7" draw:layer="layout" svg:width="3.969cm" svg:height="1.199cm" svg:x="0.063cm" svg:y="0.639cm">
          <draw:text-box>
            <text:p text:style-name="P1"><text:span text:style-name="T4">The 9th bit goes</text:span></text:p>
            <text:p text:style-name="P1"><text:span text:style-name="T4">into the Carry flag.</text:span></text:p>
          </draw:text-box>
        </draw:frame>
        <draw:frame draw:style-name="gr1" draw:text-style-name="P9" draw:layer="layout" svg:width="2.872cm" svg:height="1.369cm" svg:x="0.298cm" svg:y="2.047cm">
          <draw:text-box>
            <text:p text:style-name="P1"><text:span text:style-name="T5">N</text:span><text:span text:style-name="T6">V-BDIZ</text:span><text:span text:style-name="T7">C</text:span></text:p>
            <text:p text:style-name="P1"><text:span text:style-name="T8">0000000</text:span><text:span text:style-name="T7">1</text:span></text:p>
          </draw:text-box>
        </draw:frame>
        <draw:line draw:style-name="gr4" draw:text-style-name="P5" draw:layer="layout" svg:x1="4.31cm" svg:y1="3.243cm" svg:x2="2.945cm" svg:y2="3.009cm">
          <text:p text:style-name="P1"/>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0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